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2673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3.0327in"/>
    </style:style>
    <style:style style:name="co7" style:family="table-column">
      <style:table-column-properties fo:break-before="auto" style:column-width="1.1709in"/>
    </style:style>
    <style:style style:name="co8" style:family="table-column">
      <style:table-column-properties fo:break-before="auto" style:column-width="1.2252in"/>
    </style:style>
    <style:style style:name="co9" style:family="table-column">
      <style:table-column-properties fo:break-before="auto" style:column-width="1.2472in"/>
    </style:style>
    <style:style style:name="co10" style:family="table-column">
      <style:table-column-properties fo:break-before="auto" style:column-width="1.1374in"/>
    </style:style>
    <style:style style:name="co11" style:family="table-column">
      <style:table-column-properties fo:break-before="auto" style:column-width="1.4437in"/>
    </style:style>
    <style:style style:name="co12" style:family="table-column">
      <style:table-column-properties fo:break-before="auto" style:column-width="2.4925in"/>
    </style:style>
    <style:style style:name="co13" style:family="table-column">
      <style:table-column-properties fo:break-before="auto" style:column-width="2.1535in"/>
    </style:style>
    <style:style style:name="co14" style:family="table-column">
      <style:table-column-properties fo:break-before="auto" style:column-width="1.0173in"/>
    </style:style>
    <style:style style:name="co15" style:family="table-column">
      <style:table-column-properties fo:break-before="auto" style:column-width="1.5638in"/>
    </style:style>
    <style:style style:name="co16" style:family="table-column">
      <style:table-column-properties fo:break-before="auto" style:column-width="1.5417in"/>
    </style:style>
    <style:style style:name="co17" style:family="table-column">
      <style:table-column-properties fo:break-before="auto" style:column-width="2.2957in"/>
    </style:style>
    <style:style style:name="co18" style:family="table-column">
      <style:table-column-properties fo:break-before="auto" style:column-width="1.4744in"/>
    </style:style>
    <style:style style:name="co19" style:family="table-column">
      <style:table-column-properties fo:break-before="auto" style:column-width="1.5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1"/>
    <style:style style:name="ce10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tats" table:style-name="ta1" table:print="false">
        <office:forms form:automatic-focus="false" form:apply-design-mode="false"/>
        <table:table-column table:style-name="co3" table:default-cell-style-name="ce3"/>
        <table:table-column table:style-name="co2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Default" office:value-type="string">
            <text:p>Number of subjects: 2073164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Number of relations: 51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Number of objects: 3888175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Number of facts: 11666958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>
            <text:p>Relation</text:p>
          </table:table-cell>
          <table:table-cell table:style-name="ce1" office:value-type="string">
            <text:p>Triples</text:p>
          </table:table-cell>
          <table:table-cell table:style-name="ce1" office:value-type="string">
            <text:p>Functionality</text:p>
          </table:table-cell>
          <table:table-cell table:style-name="ce1" office:value-type="string">
            <text:p>Inv. Functionality</text:p>
          </table:table-cell>
        </table:table-row>
        <table:table-row table:style-name="ro1">
          <table:table-cell table:style-name="ce2" office:value-type="string">
            <text:p>ns:people.person.education..education.education.start_date</text:p>
          </table:table-cell>
          <table:table-cell table:style-name="ce4" office:value-type="float" office:value="3497">
            <text:p>3497</text:p>
          </table:table-cell>
          <table:table-cell office:value-type="float" office:value="0.65742064626823">
            <text:p>0.6574206463</text:p>
          </table:table-cell>
          <table:table-cell office:value-type="float" office:value="0.162710895052902">
            <text:p>0.1627108951</text:p>
          </table:table-cell>
        </table:table-row>
        <table:table-row table:style-name="ro1">
          <table:table-cell office:value-type="string">
            <text:p>ns:people.person.spouse_s..people.marriage.spouse</text:p>
          </table:table-cell>
          <table:table-cell office:value-type="float" office:value="223354">
            <text:p>223354</text:p>
          </table:table-cell>
          <table:table-cell table:number-columns-repeated="2" office:value-type="float" office:value="0.889672895940973">
            <text:p>0.8896728959</text:p>
          </table:table-cell>
        </table:table-row>
        <table:table-row table:style-name="ro1">
          <table:table-cell office:value-type="string">
            <text:p>ns:people.person.employment_history</text:p>
          </table:table-cell>
          <table:table-cell office:value-type="float" office:value="115884">
            <text:p>115884</text:p>
          </table:table-cell>
          <table:table-cell office:value-type="float" office:value="0.612491802146975">
            <text:p>0.6124918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s:people.person.education..education.education.minor</text:p>
          </table:table-cell>
          <table:table-cell office:value-type="float" office:value="171">
            <text:p>171</text:p>
          </table:table-cell>
          <table:table-cell office:value-type="float" office:value="0.853801169590643">
            <text:p>0.8538011696</text:p>
          </table:table-cell>
          <table:table-cell office:value-type="float" office:value="0.64327485380117">
            <text:p>0.6432748538</text:p>
          </table:table-cell>
        </table:table-row>
        <table:table-row table:style-name="ro1">
          <table:table-cell office:value-type="string">
            <text:p>ns:people.person.employment_history..business.employment_tenure.from</text:p>
          </table:table-cell>
          <table:table-cell office:value-type="float" office:value="24512">
            <text:p>24512</text:p>
          </table:table-cell>
          <table:table-cell office:value-type="float" office:value="0.403639033942559">
            <text:p>0.4036390339</text:p>
          </table:table-cell>
          <table:table-cell office:value-type="float" office:value="0.0764931462140992">
            <text:p>0.0764931462</text:p>
          </table:table-cell>
        </table:table-row>
        <table:table-row table:style-name="ro1">
          <table:table-cell office:value-type="string">
            <text:p>ns:people.person.sibling_s</text:p>
          </table:table-cell>
          <table:table-cell office:value-type="float" office:value="164075">
            <text:p>164075</text:p>
          </table:table-cell>
          <table:table-cell office:value-type="float" office:value="0.561036111534359">
            <text:p>0.5610361115</text:p>
          </table:table-cell>
          <table:table-cell office:value-type="float" office:value="0.493957031845193">
            <text:p>0.4939570318</text:p>
          </table:table-cell>
        </table:table-row>
        <table:table-row table:style-name="ro1">
          <table:table-cell office:value-type="string">
            <text:p>ns:common.topic.notable_types</text:p>
          </table:table-cell>
          <table:table-cell office:value-type="float" office:value="2724084">
            <text:p>2724084</text:p>
          </table:table-cell>
          <table:table-cell office:value-type="float" office:value="1">
            <text:p>1</text:p>
          </table:table-cell>
          <table:table-cell table:style-name="ce6" office:value-type="string">
            <text:p>3.670958751639083E-7</text:p>
          </table:table-cell>
        </table:table-row>
        <table:table-row table:style-name="ro1">
          <table:table-cell office:value-type="string">
            <text:p>ns:people.person.employment_history..business.employment_tenure.title</text:p>
          </table:table-cell>
          <table:table-cell office:value-type="float" office:value="77711">
            <text:p>77711</text:p>
          </table:table-cell>
          <table:table-cell office:value-type="float" office:value="0.615163876413893">
            <text:p>0.6151638764</text:p>
          </table:table-cell>
          <table:table-cell office:value-type="float" office:value="0.209841592567333">
            <text:p>0.2098415926</text:p>
          </table:table-cell>
        </table:table-row>
        <table:table-row table:style-name="ro1">
          <table:table-cell office:value-type="string">
            <text:p>ns:type.property.expected_type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0.0547550432276657">
            <text:p>0.0547550432</text:p>
          </table:table-cell>
        </table:table-row>
        <table:table-row table:style-name="ro1">
          <table:table-cell office:value-type="string">
            <text:p>ns:people.person.height_meters</text:p>
          </table:table-cell>
          <table:table-cell office:value-type="float" office:value="137364">
            <text:p>137364</text:p>
          </table:table-cell>
          <table:table-cell office:value-type="float" office:value="1">
            <text:p>1</text:p>
          </table:table-cell>
          <table:table-cell office:value-type="float" office:value="0.00295565067994525">
            <text:p>0.0029556507</text:p>
          </table:table-cell>
        </table:table-row>
        <table:table-row table:style-name="ro1">
          <table:table-cell office:value-type="string">
            <text:p>ns:people.person.tvrage_id</text:p>
          </table:table-cell>
          <table:table-cell office:value-type="float" office:value="51154">
            <text:p>51154</text:p>
          </table:table-cell>
          <table:table-cell office:value-type="float" office:value="0.996833092231302">
            <text:p>0.99683309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s:people.person.place_of_birth</text:p>
          </table:table-cell>
          <table:table-cell office:value-type="float" office:value="759772">
            <text:p>759772</text:p>
          </table:table-cell>
          <table:table-cell office:value-type="float" office:value="1">
            <text:p>1</text:p>
          </table:table-cell>
          <table:table-cell office:value-type="float" office:value="0.0950732588197512">
            <text:p>0.0950732588</text:p>
          </table:table-cell>
        </table:table-row>
        <table:table-row table:style-name="ro1">
          <table:table-cell office:value-type="string">
            <text:p>ns:people.person.education..education.education.institution</text:p>
          </table:table-cell>
          <table:table-cell office:value-type="float" office:value="319888">
            <text:p>319888</text:p>
          </table:table-cell>
          <table:table-cell office:value-type="float" office:value="0.69326139148702">
            <text:p>0.6932613915</text:p>
          </table:table-cell>
          <table:table-cell office:value-type="float" office:value="0.0589643875356375">
            <text:p>0.0589643875</text:p>
          </table:table-cell>
        </table:table-row>
        <table:table-row table:style-name="ro1">
          <table:table-cell office:value-type="string">
            <text:p>ns:type.object.name</text:p>
          </table:table-cell>
          <table:table-cell office:value-type="float" office:value="69">
            <text:p>69</text:p>
          </table:table-cell>
          <table:table-cell office:value-type="float" office:value="0.391304347826087">
            <text:p>0.39130434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s:people.person.education..education.education.specialization</text:p>
          </table:table-cell>
          <table:table-cell office:value-type="float" office:value="492">
            <text:p>492</text:p>
          </table:table-cell>
          <table:table-cell office:value-type="float" office:value="0.747967479674797">
            <text:p>0.7479674797</text:p>
          </table:table-cell>
          <table:table-cell office:value-type="float" office:value="0.745934959349593">
            <text:p>0.7459349593</text:p>
          </table:table-cell>
        </table:table-row>
        <table:table-row table:style-name="ro1">
          <table:table-cell office:value-type="string">
            <text:p>rdfs:domain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0416666666666667">
            <text:p>0.0416666667</text:p>
          </table:table-cell>
        </table:table-row>
        <table:table-row table:style-name="ro1">
          <table:table-cell office:value-type="string">
            <text:p>rdfs:range</text:p>
          </table:table-cell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0.0549132947976879">
            <text:p>0.0549132948</text:p>
          </table:table-cell>
        </table:table-row>
        <table:table-row table:style-name="ro1">
          <table:table-cell office:value-type="string">
            <text:p>ns:people.person.profession</text:p>
          </table:table-cell>
          <table:table-cell office:value-type="float" office:value="1142088">
            <text:p>1142088</text:p>
          </table:table-cell>
          <table:table-cell office:value-type="float" office:value="0.713763737995671">
            <text:p>0.713763738</text:p>
          </table:table-cell>
          <table:table-cell office:value-type="float" office:value="0.00289907607820063">
            <text:p>0.0028990761</text:p>
          </table:table-cell>
        </table:table-row>
        <table:table-row table:style-name="ro1">
          <table:table-cell office:value-type="string">
            <text:p>ns:people.person.education</text:p>
          </table:table-cell>
          <table:table-cell office:value-type="float" office:value="322345">
            <text:p>322345</text:p>
          </table:table-cell>
          <table:table-cell office:value-type="float" office:value="0.688346336999178">
            <text:p>0.6883463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s:people.person.spouse_s</text:p>
          </table:table-cell>
          <table:table-cell office:value-type="float" office:value="225675">
            <text:p>225675</text:p>
          </table:table-cell>
          <table:table-cell office:value-type="float" office:value="0.887280381078985">
            <text:p>0.8872803811</text:p>
          </table:table-cell>
          <table:table-cell office:value-type="float" office:value="0.502248809128171">
            <text:p>0.5022488091</text:p>
          </table:table-cell>
        </table:table-row>
        <table:table-row table:style-name="ro1">
          <table:table-cell office:value-type="string">
            <text:p>ns:people.person.spouse_s..people.marriage.to</text:p>
          </table:table-cell>
          <table:table-cell office:value-type="float" office:value="59008">
            <text:p>59008</text:p>
          </table:table-cell>
          <table:table-cell office:value-type="float" office:value="0.8425806670282">
            <text:p>0.842580667</text:p>
          </table:table-cell>
          <table:table-cell office:value-type="float" office:value="0.220461632321041">
            <text:p>0.2204616323</text:p>
          </table:table-cell>
        </table:table-row>
        <table:table-row table:style-name="ro1">
          <table:table-cell office:value-type="string">
            <text:p>ns:people.person.education..education.education.end_date</text:p>
          </table:table-cell>
          <table:table-cell office:value-type="float" office:value="13594">
            <text:p>13594</text:p>
          </table:table-cell>
          <table:table-cell office:value-type="float" office:value="0.599234956598499">
            <text:p>0.5992349566</text:p>
          </table:table-cell>
          <table:table-cell office:value-type="float" office:value="0.0488450787111961">
            <text:p>0.0488450787</text:p>
          </table:table-cell>
        </table:table-row>
        <table:table-row table:style-name="ro1">
          <table:table-cell office:value-type="string">
            <text:p>rdfs:label</text:p>
          </table:table-cell>
          <table:table-cell office:value-type="float" office:value="69">
            <text:p>69</text:p>
          </table:table-cell>
          <table:table-cell office:value-type="float" office:value="0.391304347826087">
            <text:p>0.39130434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s:type.type.instance</text:p>
          </table:table-cell>
          <table:table-cell office:value-type="float" office:value="2737368">
            <text:p>2737368</text:p>
          </table:table-cell>
          <table:table-cell table:style-name="ce6" office:value-type="string">
            <text:p>3.653144188139848E-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s:people.person.places_lived</text:p>
          </table:table-cell>
          <table:table-cell office:value-type="float" office:value="187107">
            <text:p>187107</text:p>
          </table:table-cell>
          <table:table-cell office:value-type="float" office:value="0.863121101829434">
            <text:p>0.86312110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s:people.person.languages</text:p>
          </table:table-cell>
          <table:table-cell office:value-type="float" office:value="6184">
            <text:p>6184</text:p>
          </table:table-cell>
          <table:table-cell office:value-type="float" office:value="0.703104786545925">
            <text:p>0.7031047865</text:p>
          </table:table-cell>
          <table:table-cell office:value-type="float" office:value="0.0384864165588616">
            <text:p>0.0384864166</text:p>
          </table:table-cell>
        </table:table-row>
        <table:table-row table:style-name="ro1">
          <table:table-cell office:value-type="string">
            <text:p>ns:people.person.ethnicity</text:p>
          </table:table-cell>
          <table:table-cell office:value-type="float" office:value="45446">
            <text:p>45446</text:p>
          </table:table-cell>
          <table:table-cell office:value-type="float" office:value="0.894314131056639">
            <text:p>0.8943141311</text:p>
          </table:table-cell>
          <table:table-cell office:value-type="float" office:value="0.0242045504554856">
            <text:p>0.0242045505</text:p>
          </table:table-cell>
        </table:table-row>
        <table:table-row table:style-name="ro1">
          <table:table-cell office:value-type="string">
            <text:p>ns:people.person.sibling_s..people.sibling_relationship.sibling</text:p>
          </table:table-cell>
          <table:table-cell office:value-type="float" office:value="173618">
            <text:p>173618</text:p>
          </table:table-cell>
          <table:table-cell table:number-columns-repeated="2" office:value-type="float" office:value="0.530071766752295">
            <text:p>0.5300717668</text:p>
          </table:table-cell>
        </table:table-row>
        <table:table-row table:style-name="ro1">
          <table:table-cell office:value-type="string">
            <text:p>ns:people.person.religion</text:p>
          </table:table-cell>
          <table:table-cell office:value-type="float" office:value="47145">
            <text:p>47145</text:p>
          </table:table-cell>
          <table:table-cell office:value-type="float" office:value="0.918167356029271">
            <text:p>0.918167356</text:p>
          </table:table-cell>
          <table:table-cell office:value-type="float" office:value="0.00952380952380952">
            <text:p>0.0095238095</text:p>
          </table:table-cell>
        </table:table-row>
        <table:table-row table:style-name="ro1">
          <table:table-cell office:value-type="string">
            <text:p>ns:people.person.places_lived..people.place_lived.end_date</text:p>
          </table:table-cell>
          <table:table-cell office:value-type="float" office:value="2154">
            <text:p>2154</text:p>
          </table:table-cell>
          <table:table-cell office:value-type="float" office:value="0.474930362116992">
            <text:p>0.4749303621</text:p>
          </table:table-cell>
          <table:table-cell office:value-type="float" office:value="0.35933147632312">
            <text:p>0.3593314763</text:p>
          </table:table-cell>
        </table:table-row>
        <table:table-row table:style-name="ro1">
          <table:table-cell office:value-type="string">
            <text:p>ns:people.person.weight_kg</text:p>
          </table:table-cell>
          <table:table-cell office:value-type="float" office:value="71317">
            <text:p>71317</text:p>
          </table:table-cell>
          <table:table-cell office:value-type="float" office:value="1">
            <text:p>1</text:p>
          </table:table-cell>
          <table:table-cell office:value-type="float" office:value="0.0205140429350646">
            <text:p>0.0205140429</text:p>
          </table:table-cell>
        </table:table-row>
        <table:table-row table:style-name="ro1">
          <table:table-cell office:value-type="string">
            <text:p>ns:people.person.date_of_birth</text:p>
          </table:table-cell>
          <table:table-cell office:value-type="float" office:value="1196058">
            <text:p>1196058</text:p>
          </table:table-cell>
          <table:table-cell office:value-type="float" office:value="1">
            <text:p>1</text:p>
          </table:table-cell>
          <table:table-cell office:value-type="float" office:value="0.0860317810674733">
            <text:p>0.0860317811</text:p>
          </table:table-cell>
        </table:table-row>
        <table:table-row table:style-name="ro1">
          <table:table-cell office:value-type="string">
            <text:p>ns:type.property.schema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0416666666666667">
            <text:p>0.0416666667</text:p>
          </table:table-cell>
        </table:table-row>
        <table:table-row table:style-name="ro1">
          <table:table-cell office:value-type="string">
            <text:p>ns:people.person.employment_history..business.employment_tenure.to</text:p>
          </table:table-cell>
          <table:table-cell office:value-type="float" office:value="13975">
            <text:p>13975</text:p>
          </table:table-cell>
          <table:table-cell office:value-type="float" office:value="0.422683363148479">
            <text:p>0.4226833631</text:p>
          </table:table-cell>
          <table:table-cell office:value-type="float" office:value="0.090304114490161">
            <text:p>0.0903041145</text:p>
          </table:table-cell>
        </table:table-row>
        <table:table-row table:style-name="ro1">
          <table:table-cell office:value-type="string">
            <text:p>ns:people.person.education..education.education.degree</text:p>
          </table:table-cell>
          <table:table-cell office:value-type="float" office:value="16580">
            <text:p>16580</text:p>
          </table:table-cell>
          <table:table-cell office:value-type="float" office:value="0.582086851628468">
            <text:p>0.5820868516</text:p>
          </table:table-cell>
          <table:table-cell office:value-type="float" office:value="0.0202653799758745">
            <text:p>0.02026538</text:p>
          </table:table-cell>
        </table:table-row>
        <table:table-row table:style-name="ro1">
          <table:table-cell office:value-type="string">
            <text:p>rdf:type</text:p>
          </table:table-cell>
          <table:table-cell office:value-type="float" office:value="2737395">
            <text:p>2737395</text:p>
          </table:table-cell>
          <table:table-cell office:value-type="float" office:value="1">
            <text:p>1</text:p>
          </table:table-cell>
          <table:table-cell table:style-name="ce6" office:value-type="string">
            <text:p>1.4612432622986453E-6</text:p>
          </table:table-cell>
        </table:table-row>
        <table:table-row table:style-name="ro1">
          <table:table-cell office:value-type="string">
            <text:p>ns:people.person.spouse_s..people.marriage.type_of_union</text:p>
          </table:table-cell>
          <table:table-cell office:value-type="float" office:value="191764">
            <text:p>191764</text:p>
          </table:table-cell>
          <table:table-cell office:value-type="float" office:value="0.993523289042782">
            <text:p>0.993523289</text:p>
          </table:table-cell>
          <table:table-cell table:style-name="ce6" office:value-type="string">
            <text:p>3.6503201852276755E-5</text:p>
          </table:table-cell>
        </table:table-row>
        <table:table-row table:style-name="ro1">
          <table:table-cell office:value-type="string">
            <text:p>ns:people.person.places_lived..people.place_lived.location</text:p>
          </table:table-cell>
          <table:table-cell office:value-type="float" office:value="186942">
            <text:p>186942</text:p>
          </table:table-cell>
          <table:table-cell office:value-type="float" office:value="0.863872217051278">
            <text:p>0.8638722171</text:p>
          </table:table-cell>
          <table:table-cell office:value-type="float" office:value="0.05832290229055">
            <text:p>0.0583229023</text:p>
          </table:table-cell>
        </table:table-row>
        <table:table-row table:style-name="ro1">
          <table:table-cell office:value-type="string">
            <text:p>ns:people.person.employment_history..business.employment_tenure.company</text:p>
          </table:table-cell>
          <table:table-cell office:value-type="float" office:value="91140">
            <text:p>91140</text:p>
          </table:table-cell>
          <table:table-cell office:value-type="float" office:value="0.766337502743033">
            <text:p>0.7663375027</text:p>
          </table:table-cell>
          <table:table-cell office:value-type="float" office:value="0.25742813254334">
            <text:p>0.2574281325</text:p>
          </table:table-cell>
        </table:table-row>
        <table:table-row table:style-name="ro1">
          <table:table-cell office:value-type="string">
            <text:p>ns:people.person.parents</text:p>
          </table:table-cell>
          <table:table-cell office:value-type="float" office:value="214184">
            <text:p>214184</text:p>
          </table:table-cell>
          <table:table-cell office:value-type="float" office:value="0.64542636238001">
            <text:p>0.6454263624</text:p>
          </table:table-cell>
          <table:table-cell office:value-type="float" office:value="0.594110671198596">
            <text:p>0.5941106712</text:p>
          </table:table-cell>
        </table:table-row>
        <table:table-row table:style-name="ro1">
          <table:table-cell office:value-type="string">
            <text:p>ns:people.person.places_lived..people.place_lived.start_date</text:p>
          </table:table-cell>
          <table:table-cell office:value-type="float" office:value="2891">
            <text:p>2891</text:p>
          </table:table-cell>
          <table:table-cell office:value-type="float" office:value="0.447941888619855">
            <text:p>0.4479418886</text:p>
          </table:table-cell>
          <table:table-cell office:value-type="float" office:value="0.328260117606365">
            <text:p>0.3282601176</text:p>
          </table:table-cell>
        </table:table-row>
        <table:table-row table:style-name="ro1">
          <table:table-cell office:value-type="string">
            <text:p>ns:people.person.quotationsbook_id</text:p>
          </table:table-cell>
          <table:table-cell office:value-type="float" office:value="757">
            <text:p>757</text:p>
          </table:table-cell>
          <table:table-cell office:value-type="float" office:value="0.992073976221929">
            <text:p>0.99207397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s:people.person.nationality</text:p>
          </table:table-cell>
          <table:table-cell office:value-type="float" office:value="703932">
            <text:p>703932</text:p>
          </table:table-cell>
          <table:table-cell office:value-type="float" office:value="0.951431388259093">
            <text:p>0.9514313883</text:p>
          </table:table-cell>
          <table:table-cell table:style-name="ce6" office:value-type="string">
            <text:p>6.307427421966894E-4</text:p>
          </table:table-cell>
        </table:table-row>
        <table:table-row table:style-name="ro1">
          <table:table-cell office:value-type="string">
            <text:p>ns:people.person.education..education.education.major_field_of_study</text:p>
          </table:table-cell>
          <table:table-cell office:value-type="float" office:value="11033">
            <text:p>11033</text:p>
          </table:table-cell>
          <table:table-cell office:value-type="float" office:value="0.731985860600018">
            <text:p>0.7319858606</text:p>
          </table:table-cell>
          <table:table-cell office:value-type="float" office:value="0.140396990845645">
            <text:p>0.1403969908</text:p>
          </table:table-cell>
        </table:table-row>
        <table:table-row table:style-name="ro1">
          <table:table-cell office:value-type="string">
            <text:p>owl:inverseOf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ns:people.person.metaweb_user_s</text:p>
          </table:table-cell>
          <table:table-cell office:value-type="float" office:value="2022">
            <text:p>2022</text:p>
          </table:table-cell>
          <table:table-cell office:value-type="float" office:value="0.948565776458952">
            <text:p>0.94856577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s:people.person.quotations</text:p>
          </table:table-cell>
          <table:table-cell office:value-type="float" office:value="30871">
            <text:p>30871</text:p>
          </table:table-cell>
          <table:table-cell office:value-type="float" office:value="0.0589226134559943">
            <text:p>0.0589226135</text:p>
          </table:table-cell>
          <table:table-cell office:value-type="float" office:value="0.994655177998769">
            <text:p>0.994655178</text:p>
          </table:table-cell>
        </table:table-row>
        <table:table-row table:style-name="ro1">
          <table:table-cell office:value-type="string">
            <text:p>ns:people.person.spouse_s..people.marriage.from</text:p>
          </table:table-cell>
          <table:table-cell office:value-type="float" office:value="95685">
            <text:p>95685</text:p>
          </table:table-cell>
          <table:table-cell office:value-type="float" office:value="0.855620003135288">
            <text:p>0.8556200031</text:p>
          </table:table-cell>
          <table:table-cell office:value-type="float" office:value="0.17982964937033">
            <text:p>0.1798296494</text:p>
          </table:table-cell>
        </table:table-row>
        <table:table-row table:style-name="ro1">
          <table:table-cell office:value-type="string">
            <text:p>ns:type.property.unique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</table:table-row>
        <table:table-row table:style-name="ro1">
          <table:table-cell office:value-type="string">
            <text:p>ns:type.property.reverse_property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ns:type.object.type</text:p>
          </table:table-cell>
          <table:table-cell office:value-type="float" office:value="2737395">
            <text:p>2737395</text:p>
          </table:table-cell>
          <table:table-cell office:value-type="float" office:value="1">
            <text:p>1</text:p>
          </table:table-cell>
          <table:table-cell table:style-name="ce6" office:value-type="string">
            <text:p>1.095932446723984E-6</text:p>
          </table:table-cell>
        </table:table-row>
        <table:table-row table:style-name="ro1">
          <table:table-cell office:value-type="string">
            <text:p>ns:people.person.spouse_s..people.marriage.location_of_ceremony</text:p>
          </table:table-cell>
          <table:table-cell office:value-type="float" office:value="6968">
            <text:p>6968</text:p>
          </table:table-cell>
          <table:table-cell office:value-type="float" office:value="0.958237657864524">
            <text:p>0.9582376579</text:p>
          </table:table-cell>
          <table:table-cell office:value-type="float" office:value="0.271670493685419">
            <text:p>0.2716704937</text:p>
          </table:table-cell>
        </table:table-row>
        <table:table-row table:style-name="ro1">
          <table:table-cell office:value-type="string">
            <text:p>ns:people.person.children</text:p>
          </table:table-cell>
          <table:table-cell office:value-type="float" office:value="214184">
            <text:p>214184</text:p>
          </table:table-cell>
          <table:table-cell office:value-type="float" office:value="0.594110671198596">
            <text:p>0.5941106712</text:p>
          </table:table-cell>
          <table:table-cell office:value-type="float" office:value="0.64542636238001">
            <text:p>0.6454263624</text:p>
          </table:table-cell>
        </table:table-row>
        <table:table-row table:style-name="ro1">
          <table:table-cell office:value-type="string">
            <text:p>ns:people.person.gender</text:p>
          </table:table-cell>
          <table:table-cell office:value-type="float" office:value="1776139">
            <text:p>1776139</text:p>
          </table:table-cell>
          <table:table-cell office:value-type="float" office:value="1">
            <text:p>1</text:p>
          </table:table-cell>
          <table:table-cell table:style-name="ce6" office:value-type="string">
            <text:p>1.6890569938501435E-6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Default" office:value-type="string">
            <text:p>Total</text:p>
          </table:table-cell>
          <table:table-cell table:style-name="Default" table:formula="of:=SUM([.B7:.B60])" office:value-type="float" office:value="19862335">
            <text:p>19862335</text:p>
          </table:table-cell>
          <table:table-cell table:style-name="Default" table:number-columns-repeated="2"/>
        </table:table-row>
      </table:table>
      <table:table table:name="rules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ce8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1002" table:default-cell-style-name="Default"/>
        <table:table-row table:style-name="ro1">
          <table:table-cell table:style-name="ce7" office:value-type="string">
            <text:p>Rule</text:p>
          </table:table-cell>
          <table:table-cell table:style-name="ce7" office:value-type="string">
            <text:p>Support</text:p>
          </table:table-cell>
          <table:table-cell table:style-name="ce7" office:value-type="string">
            <text:p>Head coverage</text:p>
          </table:table-cell>
          <table:table-cell table:style-name="ce7" office:value-type="string">
            <text:p>Std. Confidence</text:p>
          </table:table-cell>
          <table:table-cell table:style-name="ce7" office:value-type="string">
            <text:p>PCA Confidence</text:p>
          </table:table-cell>
          <table:table-cell table:style-name="ce7" office:value-type="string">
            <text:p>Cardinality</text:p>
          </table:table-cell>
          <table:table-cell table:style-name="ce7" office:value-type="string">
            <text:p>Body size</text:p>
          </table:table-cell>
          <table:table-cell table:style-name="ce1" office:value-type="string">
            <text:p>Body star* size</text:p>
          </table:table-cell>
          <table:table-cell table:style-name="ce7" office:value-type="string">
            <text:p>Projection variable</text:p>
          </table:table-cell>
          <table:table-cell table:style-name="ce7" office:value-type="string">
            <text:p>Standard confidence upper bound</text:p>
          </table:table-cell>
          <table:table-cell table:style-name="ce7" office:value-type="string">
            <text:p>PCA confidence upper bound</text:p>
          </table:table-cell>
          <table:table-cell table:style-name="ce1" office:value-type="string">
            <text:p>Functionality</text:p>
          </table:table-cell>
          <table:table-cell table:style-name="ce1" office:value-type="string">
            <text:p>Inverse functionality</text:p>
          </table:table-cell>
          <table:table-cell table:style-name="ce1" office:value-type="string">
            <text:p>Inferred functionality</text:p>
          </table:table-cell>
          <table:table-cell table:style-name="ce1"/>
          <table:table-cell table:style-name="ce1" office:value-type="string">
            <text:p>R-cardinality</text:p>
          </table:table-cell>
          <table:table-cell table:style-name="ce7" office:value-type="string">
            <text:p>R-inverse-cardinality</text:p>
          </table:table-cell>
          <table:table-cell table:style-name="ce7" office:value-type="string">
            <text:p>Inferred cardinality</text:p>
          </table:table-cell>
          <table:table-cell table:style-name="ce7" office:value-type="string">
            <text:p>Inferred inv. Cardinality</text:p>
          </table:table-cell>
          <table:table-cell table:style-name="ce7" office:value-type="string">
            <text:p>Comments</text:p>
          </table:table-cell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2"/>
        </table:table-row>
        <table:table-row table:style-name="ro1">
          <table:table-cell office:value-type="string">
            <text:p>?a <text:s/>&lt;ns:people.person.parents&gt; <text:s/>?f <text:s/>?b <text:s/>&lt;ns:people.person.parents&gt; <text:s/>?f <text:s text:c="2"/>=&gt; ?a <text:s/>&lt;ns:people.person.sibling_s..people.sibling_relationship.sibling&gt; <text:s/>?b</text:p>
          </table:table-cell>
          <table:table-cell office:value-type="float" office:value="0.009912952">
            <text:p>0.009912952</text:p>
          </table:table-cell>
          <table:table-cell office:value-type="float" office:value="0.666140608">
            <text:p>0.666140608</text:p>
          </table:table-cell>
          <table:table-cell office:value-type="percentage" office:value="0.300357872">
            <text:p>30.04%</text:p>
          </table:table-cell>
          <table:table-cell office:value-type="percentage" office:value="0.609150905">
            <text:p>60.92%</text:p>
          </table:table-cell>
          <table:table-cell office:value-type="float" office:value="115654">
            <text:p>115654</text:p>
          </table:table-cell>
          <table:table-cell office:value-type="float" office:value="385054">
            <text:p>385054</text:p>
          </table:table-cell>
          <table:table-cell office:value-type="float" office:value="189861">
            <text:p>189861</text:p>
          </table:table-cell>
          <table:table-cell office:value-type="string">
            <text:p>?a</text:p>
          </table:table-cell>
          <table:table-cell table:style-name="ce9" office:value-type="percentage" office:value="0.836617476851852">
            <text:p>83.66%</text:p>
          </table:table-cell>
          <table:table-cell table:style-name="ce9" office:value-type="percentage" office:value="2.06440212055763">
            <text:p>206.44%</text:p>
          </table:table-cell>
          <table:table-cell table:style-name="ce5" office:value-type="float" office:value="0.530071766752295">
            <text:p>0.5300717668</text:p>
          </table:table-cell>
          <table:table-cell table:style-name="ce5" office:value-type="float" office:value="0.530071766752295">
            <text:p>0.5300717668</text:p>
          </table:table-cell>
          <table:table-cell table:style-name="ce5" office:value-type="float" office:value="0.594110671198596">
            <text:p>0.5941106712</text:p>
          </table:table-cell>
          <table:table-cell table:style-name="ce5"/>
          <table:table-cell table:style-name="ce10" table:formula="of:=1/[.L2]" office:value-type="float" office:value="1.88653699880474">
            <text:p>1.89</text:p>
          </table:table-cell>
          <table:table-cell table:style-name="ce10" table:formula="of:=1/[.M2]" office:value-type="float" office:value="1.88653699880474">
            <text:p>1.89</text:p>
          </table:table-cell>
          <table:table-cell table:style-name="ce10" table:formula="of:=1/[.N2]" office:value-type="float" office:value="1.6831880800635">
            <text:p>1.68</text:p>
          </table:table-cell>
          <table:table-cell table:style-name="ce10" table:formula="of:=[.R2]" office:value-type="float" office:value="1.6831880800635">
            <text:p>1.68</text:p>
          </table:table-cell>
          <table:table-cell office:value-type="string">
            <text:p>Good rule</text:p>
          </table:table-cell>
          <table:table-cell table:number-columns-repeated="1004"/>
        </table:table-row>
        <table:table-row table:style-name="ro1">
          <table:table-cell office:value-type="string">
            <text:p>?e <text:s/>&lt;ns:people.person.children&gt; <text:s/>?b <text:s/>?e <text:s/>&lt;ns:people.person.children&gt; <text:s/>?a <text:s text:c="2"/>=&gt; ?a <text:s/>&lt;ns:people.person.sibling_s..people.sibling_relationship.sibling&gt; <text:s/>?b</text:p>
          </table:table-cell>
          <table:table-cell office:value-type="float" office:value="0.009912952">
            <text:p>0.009912952</text:p>
          </table:table-cell>
          <table:table-cell office:value-type="float" office:value="0.666140608">
            <text:p>0.666140608</text:p>
          </table:table-cell>
          <table:table-cell office:value-type="percentage" office:value="0.300357872">
            <text:p>30.04%</text:p>
          </table:table-cell>
          <table:table-cell office:value-type="percentage" office:value="0.609150905">
            <text:p>60.92%</text:p>
          </table:table-cell>
          <table:table-cell office:value-type="float" office:value="115654">
            <text:p>115654</text:p>
          </table:table-cell>
          <table:table-cell office:value-type="float" office:value="385054">
            <text:p>385054</text:p>
          </table:table-cell>
          <table:table-cell office:value-type="float" office:value="189861">
            <text:p>189861</text:p>
          </table:table-cell>
          <table:table-cell office:value-type="string">
            <text:p>?a</text:p>
          </table:table-cell>
          <table:table-cell table:style-name="ce9" office:value-type="percentage" office:value="0.836617476851852">
            <text:p>83.66%</text:p>
          </table:table-cell>
          <table:table-cell table:style-name="ce9" office:value-type="percentage" office:value="2.06440212055763">
            <text:p>206.44%</text:p>
          </table:table-cell>
          <table:table-cell table:number-columns-repeated="4"/>
          <table:table-cell table:style-name="ce10" table:number-columns-repeated="4"/>
          <table:table-cell office:value-type="string">
            <text:p>Good rule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sibling_s&gt; <text:s/>?f <text:s/>?b <text:s/>&lt;ns:people.person.sibling_s&gt; <text:s/>?f <text:s text:c="2"/>=&gt; ?a <text:s/>&lt;ns:people.person.sibling_s..people.sibling_relationship.sibling&gt; <text:s/>?b</text:p>
          </table:table-cell>
          <table:table-cell office:value-type="float" office:value="0.014881171">
            <text:p>0.014881171</text:p>
          </table:table-cell>
          <table:table-cell office:value-type="float" office:value="1">
            <text:p>1</text:p>
          </table:table-cell>
          <table:table-cell office:value-type="percentage" office:value="0.653505074">
            <text:p>65.35%</text:p>
          </table:table-cell>
          <table:table-cell office:value-type="percentage" office:value="0.653561655">
            <text:p>65.36%</text:p>
          </table:table-cell>
          <table:table-cell office:value-type="float" office:value="173618">
            <text:p>173618</text:p>
          </table:table-cell>
          <table:table-cell office:value-type="float" office:value="265672">
            <text:p>265672</text:p>
          </table:table-cell>
          <table:table-cell office:value-type="float" office:value="265649">
            <text:p>265649</text:p>
          </table:table-cell>
          <table:table-cell office:value-type="string">
            <text:p>?a</text:p>
          </table:table-cell>
          <table:table-cell table:style-name="ce9" office:value-type="percentage" office:value="1.88608612523356">
            <text:p>188.61%</text:p>
          </table:table-cell>
          <table:table-cell table:style-name="ce9" office:value-type="percentage" office:value="1.88653699880474">
            <text:p>188.65%</text:p>
          </table:table-cell>
          <table:table-cell table:number-columns-repeated="4"/>
          <table:table-cell table:style-name="ce10" table:number-columns-repeated="4"/>
          <table:table-cell office:value-type="string">
            <text:p>Good rule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spouse_s..people.marriage.to&gt; <text:s/>?f <text:s/>?b <text:s/>&lt;ns:people.person.spouse_s..people.marriage.to&gt; <text:s/>?f <text:s text:c="2"/>=&gt; ?a <text:s/>&lt;ns:people.person.spouse_s..people.marriage.spouse&gt; <text:s/>?b</text:p>
          </table:table-cell>
          <table:table-cell office:value-type="float" office:value="0.005037817">
            <text:p>0.005037817</text:p>
          </table:table-cell>
          <table:table-cell office:value-type="float" office:value="0.263151768">
            <text:p>0.263151768</text:p>
          </table:table-cell>
          <table:table-cell office:value-type="percentage" office:value="0.007999189">
            <text:p>0.80%</text:p>
          </table:table-cell>
          <table:table-cell office:value-type="percentage" office:value="0.008024965">
            <text:p>0.80%</text:p>
          </table:table-cell>
          <table:table-cell office:value-type="float" office:value="58776">
            <text:p>58776</text:p>
          </table:table-cell>
          <table:table-cell office:value-type="float" office:value="7347745">
            <text:p>7347745</text:p>
          </table:table-cell>
          <table:table-cell office:value-type="float" office:value="7324144">
            <text:p>7324144</text:p>
          </table:table-cell>
          <table:table-cell office:value-type="string">
            <text:p>?a</text:p>
          </table:table-cell>
          <table:table-cell table:style-name="ce9" office:value-type="percentage" office:value="1.18216376033307">
            <text:p>118.22%</text:p>
          </table:table-cell>
          <table:table-cell table:style-name="ce9" office:value-type="percentage" office:value="1.18538238141336">
            <text:p>118.54%</text:p>
          </table:table-cell>
          <table:table-cell table:style-name="ce5" office:value-type="float" office:value="0.889672895940973">
            <text:p>0.8896728959</text:p>
          </table:table-cell>
          <table:table-cell table:style-name="ce5" office:value-type="float" office:value="0.889672895940973">
            <text:p>0.8896728959</text:p>
          </table:table-cell>
          <table:table-cell table:style-name="ce5" office:value-type="float" office:value="0.220461632321041">
            <text:p>0.2204616323</text:p>
          </table:table-cell>
          <table:table-cell table:style-name="ce5"/>
          <table:table-cell table:style-name="ce10" table:formula="of:=1/[.L5]" office:value-type="float" office:value="1.12400861548371">
            <text:p>1.12</text:p>
          </table:table-cell>
          <table:table-cell table:style-name="ce10" table:formula="of:=1/[.M5]" office:value-type="float" office:value="1.12400861548371">
            <text:p>1.12</text:p>
          </table:table-cell>
          <table:table-cell table:style-name="ce10" table:formula="of:=1/[.N5]" office:value-type="float" office:value="4.53593665923592">
            <text:p>4.54</text:p>
          </table:table-cell>
          <table:table-cell table:style-name="ce10" table:formula="of:=[.R5]" office:value-type="float" office:value="4.53593665923592">
            <text:p>4.54</text:p>
          </table:table-cell>
          <table:table-cell office:value-type="string">
            <text:p>Functionality heuristic works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sibling_s..people.sibling_relationship.sibling&gt; <text:s/>?f <text:s/>?b <text:s/>&lt;ns:people.person.sibling_s..people.sibling_relationship.sibling&gt; <text:s/>?f <text:s text:c="2"/>=&gt; ?a <text:s/>&lt;ns:people.person.sibling_s..people.sibling_relationship.sibling&gt; <text:s/>?b</text:p>
          </table:table-cell>
          <table:table-cell office:value-type="float" office:value="0.009333367">
            <text:p>0.009333367</text:p>
          </table:table-cell>
          <table:table-cell office:value-type="float" office:value="0.627193033">
            <text:p>0.627193033</text:p>
          </table:table-cell>
          <table:table-cell table:number-columns-repeated="2" office:value-type="percentage" office:value="0.467488087">
            <text:p>46.75%</text:p>
          </table:table-cell>
          <table:table-cell office:value-type="float" office:value="108892">
            <text:p>108892</text:p>
          </table:table-cell>
          <table:table-cell table:number-columns-repeated="2" office:value-type="float" office:value="232930">
            <text:p>232930</text:p>
          </table:table-cell>
          <table:table-cell office:value-type="string">
            <text:p>?a</text:p>
          </table:table-cell>
          <table:table-cell table:style-name="ce9" office:value-type="percentage" office:value="1.18322286211018">
            <text:p>118.32%</text:p>
          </table:table-cell>
          <table:table-cell table:style-name="ce9" office:value-type="percentage" office:value="1.18322286211018">
            <text:p>118.32%</text:p>
          </table:table-cell>
          <table:table-cell table:number-columns-repeated="4"/>
          <table:table-cell table:style-name="ce10" table:number-columns-repeated="4"/>
          <table:table-cell office:value-type="string">
            <text:p>Good rule</text:p>
          </table:table-cell>
          <table:table-cell table:number-columns-repeated="1004"/>
        </table:table-row>
        <table:table-row table:style-name="ro1">
          <table:table-cell office:value-type="string">
            <text:p>?e <text:s/>&lt;ns:people.person.sibling_s..people.sibling_relationship.sibling&gt; <text:s/>?b <text:s/>?e <text:s/>&lt;ns:people.person.sibling_s..people.sibling_relationship.sibling&gt; <text:s/>?a <text:s text:c="2"/>=&gt; ?a <text:s/>&lt;ns:people.person.sibling_s..people.sibling_relationship.sibling&gt; <text:s/>?b</text:p>
          </table:table-cell>
          <table:table-cell office:value-type="float" office:value="0.009333367">
            <text:p>0.009333367</text:p>
          </table:table-cell>
          <table:table-cell office:value-type="float" office:value="0.627193033">
            <text:p>0.627193033</text:p>
          </table:table-cell>
          <table:table-cell table:number-columns-repeated="2" office:value-type="percentage" office:value="0.467488087">
            <text:p>46.75%</text:p>
          </table:table-cell>
          <table:table-cell office:value-type="float" office:value="108892">
            <text:p>108892</text:p>
          </table:table-cell>
          <table:table-cell table:number-columns-repeated="2" office:value-type="float" office:value="232930">
            <text:p>232930</text:p>
          </table:table-cell>
          <table:table-cell office:value-type="string">
            <text:p>?a</text:p>
          </table:table-cell>
          <table:table-cell table:style-name="ce9" office:value-type="percentage" office:value="1.18322286211018">
            <text:p>118.32%</text:p>
          </table:table-cell>
          <table:table-cell table:style-name="ce9" office:value-type="percentage" office:value="1.18322286211018">
            <text:p>118.32%</text:p>
          </table:table-cell>
          <table:table-cell table:number-columns-repeated="4"/>
          <table:table-cell table:style-name="ce10" table:number-columns-repeated="4"/>
          <table:table-cell office:value-type="string">
            <text:p>Good rule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spouse_s..people.marriage.from&gt; <text:s/>?f <text:s/>?b <text:s/>&lt;ns:people.person.spouse_s..people.marriage.from&gt; <text:s/>?f <text:s text:c="2"/>=&gt; ?a <text:s/>&lt;ns:people.person.spouse_s..people.marriage.spouse&gt; <text:s/>?b</text:p>
          </table:table-cell>
          <table:table-cell office:value-type="float" office:value="0.008159453">
            <text:p>0.008159453</text:p>
          </table:table-cell>
          <table:table-cell office:value-type="float" office:value="0.426211306">
            <text:p>0.426211306</text:p>
          </table:table-cell>
          <table:table-cell office:value-type="percentage" office:value="0.006113619">
            <text:p>0.61%</text:p>
          </table:table-cell>
          <table:table-cell office:value-type="percentage" office:value="0.006136824">
            <text:p>0.61%</text:p>
          </table:table-cell>
          <table:table-cell office:value-type="float" office:value="95196">
            <text:p>95196</text:p>
          </table:table-cell>
          <table:table-cell office:value-type="float" office:value="15571138">
            <text:p>15571138</text:p>
          </table:table-cell>
          <table:table-cell office:value-type="float" office:value="15512259">
            <text:p>15512259</text:p>
          </table:table-cell>
          <table:table-cell office:value-type="string">
            <text:p>?a</text:p>
          </table:table-cell>
          <table:table-cell table:style-name="ce9" office:value-type="percentage" office:value="1.16277024551118">
            <text:p>116.28%</text:p>
          </table:table-cell>
          <table:table-cell table:style-name="ce9" office:value-type="percentage" office:value="1.16593180482069">
            <text:p>116.59%</text:p>
          </table:table-cell>
          <table:table-cell table:style-name="ce5" office:value-type="float" office:value="0.889672895940973">
            <text:p>0.8896728959</text:p>
          </table:table-cell>
          <table:table-cell table:style-name="ce5" office:value-type="float" office:value="0.889672895940973">
            <text:p>0.8896728959</text:p>
          </table:table-cell>
          <table:table-cell table:style-name="ce5" office:value-type="float" office:value="0.17982964937033">
            <text:p>0.1798296494</text:p>
          </table:table-cell>
          <table:table-cell table:style-name="ce5"/>
          <table:table-cell table:style-name="ce10" table:formula="of:=1/[.L8]" office:value-type="float" office:value="1.12400861548371">
            <text:p>1.12</text:p>
          </table:table-cell>
          <table:table-cell table:style-name="ce10" table:formula="of:=1/[.M8]" office:value-type="float" office:value="1.12400861548371">
            <text:p>1.12</text:p>
          </table:table-cell>
          <table:table-cell table:style-name="ce10" table:formula="of:=1/[.N8]" office:value-type="float" office:value="5.56081827163363">
            <text:p>5.56</text:p>
          </table:table-cell>
          <table:table-cell table:style-name="ce10" table:formula="of:=[.R8]" office:value-type="float" office:value="5.56081827163363">
            <text:p>5.56</text:p>
          </table:table-cell>
          <table:table-cell office:value-type="string">
            <text:p>Functionality heuristic works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spouse_s&gt; <text:s/>?f <text:s/>?b <text:s/>&lt;ns:people.person.spouse_s&gt; <text:s/>?f <text:s text:c="2"/>=&gt; ?a <text:s/>&lt;ns:people.person.spouse_s..people.marriage.spouse&gt; <text:s/>?b</text:p>
          </table:table-cell>
          <table:table-cell office:value-type="float" office:value="0.019144151">
            <text:p>0.019144151</text:p>
          </table:table-cell>
          <table:table-cell office:value-type="float" office:value="1">
            <text:p>1</text:p>
          </table:table-cell>
          <table:table-cell office:value-type="percentage" office:value="0.526131805">
            <text:p>52.61%</text:p>
          </table:table-cell>
          <table:table-cell office:value-type="percentage" office:value="0.529169549">
            <text:p>52.92%</text:p>
          </table:table-cell>
          <table:table-cell office:value-type="float" office:value="223354">
            <text:p>223354</text:p>
          </table:table-cell>
          <table:table-cell office:value-type="float" office:value="424521">
            <text:p>424521</text:p>
          </table:table-cell>
          <table:table-cell office:value-type="float" office:value="422084">
            <text:p>422084</text:p>
          </table:table-cell>
          <table:table-cell office:value-type="string">
            <text:p>?a</text:p>
          </table:table-cell>
          <table:table-cell table:style-name="ce9" office:value-type="percentage" office:value="1.11544819389024">
            <text:p>111.54%</text:p>
          </table:table-cell>
          <table:table-cell table:style-name="ce9" office:value-type="percentage" office:value="1.12400861548372">
            <text:p>112.40%</text:p>
          </table:table-cell>
          <table:table-cell table:number-columns-repeated="4"/>
          <table:table-cell table:style-name="ce10" table:number-columns-repeated="4"/>
          <table:table-cell office:value-type="string">
            <text:p>Good rule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spouse_s..people.marriage.location_of_ceremony&gt; <text:s/>?f <text:s/>?b <text:s/>&lt;ns:people.person.spouse_s..people.marriage.location_of_ceremony&gt; <text:s/>?f <text:s text:c="2"/>=&gt; ?a <text:s/>&lt;ns:people.person.spouse_s..people.marriage.spouse&gt; <text:s/>?b</text:p>
          </table:table-cell>
          <table:table-cell office:value-type="float" office:value="0.000596385">
            <text:p>0.000596385</text:p>
          </table:table-cell>
          <table:table-cell office:value-type="float" office:value="0.031152341">
            <text:p>0.031152341</text:p>
          </table:table-cell>
          <table:table-cell office:value-type="percentage" office:value="0.041388828">
            <text:p>4.14%</text:p>
          </table:table-cell>
          <table:table-cell office:value-type="percentage" office:value="0.04142949">
            <text:p>4.14%</text:p>
          </table:table-cell>
          <table:table-cell office:value-type="float" office:value="6958">
            <text:p>6958</text:p>
          </table:table-cell>
          <table:table-cell office:value-type="float" office:value="168113">
            <text:p>168113</text:p>
          </table:table-cell>
          <table:table-cell office:value-type="float" office:value="167948">
            <text:p>167948</text:p>
          </table:table-cell>
          <table:table-cell office:value-type="string">
            <text:p>?a</text:p>
          </table:table-cell>
          <table:table-cell table:style-name="ce9" office:value-type="percentage" office:value="1.04208476860866">
            <text:p>104.21%</text:p>
          </table:table-cell>
          <table:table-cell table:style-name="ce9" office:value-type="percentage" office:value="1.0431784107946">
            <text:p>104.32%</text:p>
          </table:table-cell>
          <table:table-cell table:style-name="ce5" office:value-type="float" office:value="0.889672895940973">
            <text:p>0.8896728959</text:p>
          </table:table-cell>
          <table:table-cell table:style-name="ce5" office:value-type="float" office:value="0.889672895940973">
            <text:p>0.8896728959</text:p>
          </table:table-cell>
          <table:table-cell table:style-name="ce5" office:value-type="float" office:value="0.271670493685419">
            <text:p>0.2716704937</text:p>
          </table:table-cell>
          <table:table-cell table:style-name="ce5"/>
          <table:table-cell table:style-name="ce10" table:formula="of:=1/[.L10]" office:value-type="float" office:value="1.12400861548371">
            <text:p>1.12</text:p>
          </table:table-cell>
          <table:table-cell table:style-name="ce10" table:formula="of:=1/[.M10]" office:value-type="float" office:value="1.12400861548371">
            <text:p>1.12</text:p>
          </table:table-cell>
          <table:table-cell table:style-name="ce10" table:formula="of:=1/[.N10]" office:value-type="float" office:value="3.68092974115161">
            <text:p>3.68</text:p>
          </table:table-cell>
          <table:table-cell table:style-name="ce10" table:formula="of:=[.R10]" office:value-type="float" office:value="3.68092974115161">
            <text:p>3.68</text:p>
          </table:table-cell>
          <table:table-cell office:value-type="string">
            <text:p>None of the heuristics work clearly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children&gt; <text:s/>?f <text:s/>?b <text:s/>&lt;ns:people.person.children&gt; <text:s/>?f <text:s text:c="2"/>=&gt; ?a <text:s/>&lt;ns:people.person.spouse_s..people.marriage.spouse&gt; <text:s/>?b</text:p>
          </table:table-cell>
          <table:table-cell office:value-type="float" office:value="0.005694544">
            <text:p>0.005694544</text:p>
          </table:table-cell>
          <table:table-cell office:value-type="float" office:value="0.297456056">
            <text:p>0.297456056</text:p>
          </table:table-cell>
          <table:table-cell office:value-type="percentage" office:value="0.300835428">
            <text:p>30.08%</text:p>
          </table:table-cell>
          <table:table-cell office:value-type="percentage" office:value="0.462640837">
            <text:p>46.26%</text:p>
          </table:table-cell>
          <table:table-cell office:value-type="float" office:value="66438">
            <text:p>66438</text:p>
          </table:table-cell>
          <table:table-cell office:value-type="float" office:value="220845">
            <text:p>220845</text:p>
          </table:table-cell>
          <table:table-cell office:value-type="float" office:value="143606">
            <text:p>143606</text:p>
          </table:table-cell>
          <table:table-cell office:value-type="string">
            <text:p>?a</text:p>
          </table:table-cell>
          <table:table-cell table:style-name="ce9" office:value-type="percentage" office:value="0.522110193400341">
            <text:p>52.21%</text:p>
          </table:table-cell>
          <table:table-cell table:style-name="ce9" office:value-type="percentage" office:value="0.887081914680553">
            <text:p>88.71%</text:p>
          </table:table-cell>
          <table:table-cell table:number-columns-repeated="4"/>
          <table:table-cell table:style-name="ce10" table:number-columns-repeated="4"/>
          <table:table-cell office:value-type="string">
            <text:p>Good rule</text:p>
          </table:table-cell>
          <table:table-cell table:number-columns-repeated="1004"/>
        </table:table-row>
        <table:table-row table:style-name="ro1">
          <table:table-cell office:value-type="string">
            <text:p>?e <text:s/>&lt;ns:people.person.parents&gt; <text:s/>?b <text:s/>?e <text:s/>&lt;ns:people.person.parents&gt; <text:s/>?a <text:s text:c="2"/>=&gt; ?a <text:s/>&lt;ns:people.person.spouse_s..people.marriage.spouse&gt; <text:s/>?b</text:p>
          </table:table-cell>
          <table:table-cell office:value-type="float" office:value="0.005694544">
            <text:p>0.005694544</text:p>
          </table:table-cell>
          <table:table-cell office:value-type="float" office:value="0.297456056">
            <text:p>0.297456056</text:p>
          </table:table-cell>
          <table:table-cell office:value-type="percentage" office:value="0.300835428">
            <text:p>30.08%</text:p>
          </table:table-cell>
          <table:table-cell office:value-type="percentage" office:value="0.462640837">
            <text:p>46.26%</text:p>
          </table:table-cell>
          <table:table-cell office:value-type="float" office:value="66438">
            <text:p>66438</text:p>
          </table:table-cell>
          <table:table-cell office:value-type="float" office:value="220845">
            <text:p>220845</text:p>
          </table:table-cell>
          <table:table-cell office:value-type="float" office:value="143606">
            <text:p>143606</text:p>
          </table:table-cell>
          <table:table-cell office:value-type="string">
            <text:p>?a</text:p>
          </table:table-cell>
          <table:table-cell table:style-name="ce9" office:value-type="percentage" office:value="0.522110193400341">
            <text:p>52.21%</text:p>
          </table:table-cell>
          <table:table-cell table:style-name="ce9" office:value-type="percentage" office:value="0.887081914680553">
            <text:p>88.71%</text:p>
          </table:table-cell>
          <table:table-cell table:number-columns-repeated="4"/>
          <table:table-cell table:style-name="ce10" table:number-columns-repeated="4"/>
          <table:table-cell office:value-type="string">
            <text:p>Good rule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place_of_birth&gt; <text:s/>?f <text:s/>?b <text:s/>&lt;ns:people.person.place_of_birth&gt; <text:s/>?f <text:s text:c="2"/>=&gt; ?a <text:s/>&lt;ns:people.person.sibling_s..people.sibling_relationship.sibling&gt; <text:s/>?b</text:p>
          </table:table-cell>
          <table:table-cell office:value-type="float" office:value="0.001713729">
            <text:p>0.001713729</text:p>
          </table:table-cell>
          <table:table-cell office:value-type="float" office:value="0.11516087">
            <text:p>0.11516087</text:p>
          </table:table-cell>
          <table:table-cell office:value-type="percentage" office:value="0.000018035">
            <text:p>0.00%</text:p>
          </table:table-cell>
          <table:table-cell office:value-type="percentage" office:value="0.000280049">
            <text:p>0.03%</text:p>
          </table:table-cell>
          <table:table-cell office:value-type="float" office:value="19994">
            <text:p>19994</text:p>
          </table:table-cell>
          <table:table-cell office:value-type="float" office:value="1108603736">
            <text:p>1108603736</text:p>
          </table:table-cell>
          <table:table-cell office:value-type="float" office:value="71394756">
            <text:p>71394756</text:p>
          </table:table-cell>
          <table:table-cell office:value-type="string">
            <text:p>?a</text:p>
          </table:table-cell>
          <table:table-cell table:style-name="ce9" office:value-type="percentage" office:value="0.0263157894736842">
            <text:p>2.63%</text:p>
          </table:table-cell>
          <table:table-cell table:style-name="ce9" office:value-type="percentage" office:value="0.491639618373168">
            <text:p>49.16%</text:p>
          </table:table-cell>
          <table:table-cell table:style-name="ce5" office:value-type="float" office:value="0.530071766752295">
            <text:p>0.5300717668</text:p>
          </table:table-cell>
          <table:table-cell table:style-name="ce5" office:value-type="float" office:value="0.530071766752295">
            <text:p>0.5300717668</text:p>
          </table:table-cell>
          <table:table-cell table:style-name="ce5" office:value-type="float" office:value="0.0950732588197512">
            <text:p>0.0950732588</text:p>
          </table:table-cell>
          <table:table-cell table:style-name="ce5"/>
          <table:table-cell table:style-name="ce10" table:formula="of:=1/[.L13]" office:value-type="float" office:value="1.88653699880474">
            <text:p>1.89</text:p>
          </table:table-cell>
          <table:table-cell table:style-name="ce10" table:formula="of:=1/[.M13]" office:value-type="float" office:value="1.88653699880474">
            <text:p>1.89</text:p>
          </table:table-cell>
          <table:table-cell table:style-name="ce10" table:formula="of:=1/[.N13]" office:value-type="float" office:value="10.5182047235374">
            <text:p>10.52</text:p>
          </table:table-cell>
          <table:table-cell table:style-name="ce10" table:formula="of:=[.R13]" office:value-type="float" office:value="10.5182047235374">
            <text:p>10.52</text:p>
          </table:table-cell>
          <table:table-cell office:value-type="string">
            <text:p>Functionality heuristic works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religion&gt; <text:s/>?f <text:s/>?b <text:s/>&lt;ns:people.person.religion&gt; <text:s/>?f <text:s text:c="2"/>=&gt; ?a <text:s/>&lt;ns:people.person.sibling_s..people.sibling_relationship.sibling&gt; <text:s/>?b</text:p>
          </table:table-cell>
          <table:table-cell office:value-type="float" office:value="0.000152568">
            <text:p>0.000152568</text:p>
          </table:table-cell>
          <table:table-cell office:value-type="float" office:value="0.010252393">
            <text:p>0.010252393</text:p>
          </table:table-cell>
          <table:table-cell office:value-type="percentage" office:value="0.000008688">
            <text:p>0.00%</text:p>
          </table:table-cell>
          <table:table-cell office:value-type="percentage" office:value="0.000085492">
            <text:p>0.01%</text:p>
          </table:table-cell>
          <table:table-cell office:value-type="float" office:value="1780">
            <text:p>1780</text:p>
          </table:table-cell>
          <table:table-cell office:value-type="float" office:value="204890183">
            <text:p>204890183</text:p>
          </table:table-cell>
          <table:table-cell office:value-type="float" office:value="20820687">
            <text:p>20820687</text:p>
          </table:table-cell>
          <table:table-cell office:value-type="string">
            <text:p>?a</text:p>
          </table:table-cell>
          <table:table-cell table:style-name="ce9" office:value-type="percentage" office:value="0.0411208907986231">
            <text:p>4.11%</text:p>
          </table:table-cell>
          <table:table-cell table:style-name="ce9" office:value-type="percentage" office:value="0.425939219909069">
            <text:p>42.59%</text:p>
          </table:table-cell>
          <table:table-cell table:style-name="ce5" office:value-type="float" office:value="0.530071766752295">
            <text:p>0.5300717668</text:p>
          </table:table-cell>
          <table:table-cell table:style-name="ce5" office:value-type="float" office:value="0.530071766752295">
            <text:p>0.5300717668</text:p>
          </table:table-cell>
          <table:table-cell table:style-name="ce5" office:value-type="float" office:value="0.00952380952380952">
            <text:p>0.0095238095</text:p>
          </table:table-cell>
          <table:table-cell table:style-name="ce5"/>
          <table:table-cell table:style-name="ce10" table:formula="of:=1/[.L14]" office:value-type="float" office:value="1.88653699880474">
            <text:p>1.89</text:p>
          </table:table-cell>
          <table:table-cell table:style-name="ce10" table:formula="of:=1/[.M14]" office:value-type="float" office:value="1.88653699880474">
            <text:p>1.89</text:p>
          </table:table-cell>
          <table:table-cell table:style-name="ce10" table:formula="of:=1/[.N14]" office:value-type="float" office:value="105">
            <text:p>105.00</text:p>
          </table:table-cell>
          <table:table-cell table:style-name="ce10" table:formula="of:=[.R14]" office:value-type="float" office:value="105">
            <text:p>105.00</text:p>
          </table:table-cell>
          <table:table-cell office:value-type="string">
            <text:p>Functionality heuristic works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ethnicity&gt; <text:s/>?f <text:s/>?b <text:s/>&lt;ns:people.person.ethnicity&gt; <text:s/>?f <text:s text:c="2"/>=&gt; ?a <text:s/>&lt;ns:people.person.sibling_s..people.sibling_relationship.sibling&gt; <text:s/>?b</text:p>
          </table:table-cell>
          <table:table-cell office:value-type="float" office:value="0.000197824">
            <text:p>0.000197824</text:p>
          </table:table-cell>
          <table:table-cell office:value-type="float" office:value="0.013293553">
            <text:p>0.013293553</text:p>
          </table:table-cell>
          <table:table-cell office:value-type="percentage" office:value="0.000017046">
            <text:p>0.00%</text:p>
          </table:table-cell>
          <table:table-cell office:value-type="percentage" office:value="0.000137283">
            <text:p>0.01%</text:p>
          </table:table-cell>
          <table:table-cell office:value-type="float" office:value="2308">
            <text:p>2308</text:p>
          </table:table-cell>
          <table:table-cell office:value-type="float" office:value="135401417">
            <text:p>135401417</text:p>
          </table:table-cell>
          <table:table-cell office:value-type="float" office:value="16812037">
            <text:p>16812037</text:p>
          </table:table-cell>
          <table:table-cell office:value-type="string">
            <text:p>?a</text:p>
          </table:table-cell>
          <table:table-cell table:style-name="ce9" office:value-type="percentage" office:value="0.0567871466181138">
            <text:p>5.68%</text:p>
          </table:table-cell>
          <table:table-cell table:style-name="ce9" office:value-type="percentage" office:value="0.406767712372224">
            <text:p>40.68%</text:p>
          </table:table-cell>
          <table:table-cell table:number-columns-repeated="4"/>
          <table:table-cell table:style-name="ce10" table:number-columns-repeated="4"/>
          <table:table-cell table:number-columns-repeated="1005"/>
        </table:table-row>
        <table:table-row table:style-name="ro1">
          <table:table-cell office:value-type="string">
            <text:p>?a <text:s/>&lt;ns:people.person.religion&gt; <text:s/>?f <text:s/>?b <text:s/>&lt;ns:people.person.religion&gt; <text:s/>?f <text:s text:c="2"/>=&gt; ?a <text:s/>&lt;ns:people.person.parents&gt; <text:s/>?b</text:p>
          </table:table-cell>
          <table:table-cell office:value-type="float" office:value="0.000275307">
            <text:p>0.000275307</text:p>
          </table:table-cell>
          <table:table-cell office:value-type="float" office:value="0.014996452">
            <text:p>0.014996452</text:p>
          </table:table-cell>
          <table:table-cell office:value-type="percentage" office:value="0.000015677">
            <text:p>0.00%</text:p>
          </table:table-cell>
          <table:table-cell office:value-type="percentage" office:value="0.00009009">
            <text:p>0.01%</text:p>
          </table:table-cell>
          <table:table-cell office:value-type="float" office:value="3212">
            <text:p>3212</text:p>
          </table:table-cell>
          <table:table-cell office:value-type="float" office:value="204890183">
            <text:p>204890183</text:p>
          </table:table-cell>
          <table:table-cell office:value-type="float" office:value="35653365">
            <text:p>35653365</text:p>
          </table:table-cell>
          <table:table-cell office:value-type="string">
            <text:p>?a</text:p>
          </table:table-cell>
          <table:table-cell table:style-name="ce9" office:value-type="percentage" office:value="0.074202416429875">
            <text:p>7.42%</text:p>
          </table:table-cell>
          <table:table-cell table:style-name="ce9" office:value-type="percentage" office:value="0.398659550701254">
            <text:p>39.87%</text:p>
          </table:table-cell>
          <table:table-cell table:style-name="ce5" office:value-type="float" office:value="0.64542636238001">
            <text:p>0.6454263624</text:p>
          </table:table-cell>
          <table:table-cell table:style-name="ce5" office:value-type="float" office:value="0.594110671198596">
            <text:p>0.5941106712</text:p>
          </table:table-cell>
          <table:table-cell table:style-name="ce5" office:value-type="float" office:value="0.00952380952380952">
            <text:p>0.0095238095</text:p>
          </table:table-cell>
          <table:table-cell table:style-name="ce5"/>
          <table:table-cell table:style-name="ce10" table:formula="of:=1/[.L16]" office:value-type="float" office:value="1.54936342592593">
            <text:p>1.55</text:p>
          </table:table-cell>
          <table:table-cell table:style-name="ce10" table:formula="of:=1/[.M16]" office:value-type="float" office:value="1.6831880800635">
            <text:p>1.68</text:p>
          </table:table-cell>
          <table:table-cell table:style-name="ce10" table:formula="of:=1/[.N16]" office:value-type="float" office:value="105">
            <text:p>105.00</text:p>
          </table:table-cell>
          <table:table-cell table:style-name="ce10" table:formula="of:=[.R16]" office:value-type="float" office:value="105">
            <text:p>105.00</text:p>
          </table:table-cell>
          <table:table-cell office:value-type="string">
            <text:p>Functionality heuristic works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religion&gt; <text:s/>?f <text:s/>?b <text:s/>&lt;ns:people.person.religion&gt; <text:s/>?f <text:s text:c="2"/>=&gt; ?a <text:s/>&lt;ns:people.person.children&gt; <text:s/>?b</text:p>
          </table:table-cell>
          <table:table-cell office:value-type="float" office:value="0.000275307">
            <text:p>0.000275307</text:p>
          </table:table-cell>
          <table:table-cell office:value-type="float" office:value="0.014996452">
            <text:p>0.014996452</text:p>
          </table:table-cell>
          <table:table-cell office:value-type="percentage" office:value="0.000015677">
            <text:p>0.00%</text:p>
          </table:table-cell>
          <table:table-cell office:value-type="percentage" office:value="0.00009009">
            <text:p>0.01%</text:p>
          </table:table-cell>
          <table:table-cell office:value-type="float" office:value="3212">
            <text:p>3212</text:p>
          </table:table-cell>
          <table:table-cell office:value-type="float" office:value="204890183">
            <text:p>204890183</text:p>
          </table:table-cell>
          <table:table-cell office:value-type="float" office:value="35653365">
            <text:p>35653365</text:p>
          </table:table-cell>
          <table:table-cell office:value-type="string">
            <text:p>?b</text:p>
          </table:table-cell>
          <table:table-cell table:style-name="ce9" office:value-type="percentage" office:value="0.074202416429875">
            <text:p>7.42%</text:p>
          </table:table-cell>
          <table:table-cell table:style-name="ce9" office:value-type="percentage" office:value="0.398659550701254">
            <text:p>39.87%</text:p>
          </table:table-cell>
          <table:table-cell table:style-name="ce5" office:value-type="float" office:value="0.594110671198596">
            <text:p>0.5941106712</text:p>
          </table:table-cell>
          <table:table-cell table:style-name="ce5" office:value-type="float" office:value="0.64542636238001">
            <text:p>0.6454263624</text:p>
          </table:table-cell>
          <table:table-cell table:style-name="ce5" office:value-type="float" office:value="0.00952380952380952">
            <text:p>0.0095238095</text:p>
          </table:table-cell>
          <table:table-cell table:style-name="ce5"/>
          <table:table-cell table:style-name="ce10" table:formula="of:=1/[.L17]" office:value-type="float" office:value="1.6831880800635">
            <text:p>1.68</text:p>
          </table:table-cell>
          <table:table-cell table:style-name="ce10" table:formula="of:=1/[.M17]" office:value-type="float" office:value="1.54936342592593">
            <text:p>1.55</text:p>
          </table:table-cell>
          <table:table-cell table:style-name="ce10" table:formula="of:=1/[.N17]" office:value-type="float" office:value="105">
            <text:p>105.00</text:p>
          </table:table-cell>
          <table:table-cell table:style-name="ce10" table:formula="of:=[.R17]" office:value-type="float" office:value="105">
            <text:p>105.00</text:p>
          </table:table-cell>
          <table:table-cell office:value-type="string">
            <text:p>Functionality heuristic works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places_lived..people.place_lived.location&gt; <text:s/>?f <text:s/>?b <text:s/>&lt;ns:people.person.places_lived..people.place_lived.location&gt; <text:s/>?f <text:s text:c="2"/>=&gt; ?a <text:s/>&lt;ns:people.person.sibling_s..people.sibling_relationship.sibling&gt; <text:s/>?b</text:p>
          </table:table-cell>
          <table:table-cell office:value-type="float" office:value="0.000324335">
            <text:p>0.000324335</text:p>
          </table:table-cell>
          <table:table-cell office:value-type="float" office:value="0.021794975">
            <text:p>0.021794975</text:p>
          </table:table-cell>
          <table:table-cell office:value-type="percentage" office:value="0.00002641">
            <text:p>0.00%</text:p>
          </table:table-cell>
          <table:table-cell office:value-type="percentage" office:value="0.000252172">
            <text:p>0.03%</text:p>
          </table:table-cell>
          <table:table-cell office:value-type="float" office:value="3784">
            <text:p>3784</text:p>
          </table:table-cell>
          <table:table-cell office:value-type="float" office:value="143279676">
            <text:p>143279676</text:p>
          </table:table-cell>
          <table:table-cell office:value-type="float" office:value="15005638">
            <text:p>15005638</text:p>
          </table:table-cell>
          <table:table-cell office:value-type="string">
            <text:p>?a</text:p>
          </table:table-cell>
          <table:table-cell table:style-name="ce9" office:value-type="percentage" office:value="0.023431211066665">
            <text:p>2.34%</text:p>
          </table:table-cell>
          <table:table-cell table:style-name="ce9" office:value-type="percentage" office:value="0.314050958585775">
            <text:p>31.41%</text:p>
          </table:table-cell>
          <table:table-cell table:style-name="ce5" office:value-type="float" office:value="0.530071766752295">
            <text:p>0.5300717668</text:p>
          </table:table-cell>
          <table:table-cell table:style-name="ce5" office:value-type="float" office:value="0.530071766752295">
            <text:p>0.5300717668</text:p>
          </table:table-cell>
          <table:table-cell table:style-name="ce5" office:value-type="float" office:value="0.05832290229055">
            <text:p>0.0583229023</text:p>
          </table:table-cell>
          <table:table-cell table:style-name="ce5"/>
          <table:table-cell table:style-name="ce10" table:formula="of:=1/[.L18]" office:value-type="float" office:value="1.88653699880474">
            <text:p>1.89</text:p>
          </table:table-cell>
          <table:table-cell table:style-name="ce10" table:formula="of:=1/[.M18]" office:value-type="float" office:value="1.88653699880474">
            <text:p>1.89</text:p>
          </table:table-cell>
          <table:table-cell table:style-name="ce10" table:formula="of:=1/[.N18]" office:value-type="float" office:value="17.1459231404201">
            <text:p>17.15</text:p>
          </table:table-cell>
          <table:table-cell table:style-name="ce10" table:formula="of:=[.R18]" office:value-type="float" office:value="17.1459231404201">
            <text:p>17.15</text:p>
          </table:table-cell>
          <table:table-cell office:value-type="string">
            <text:p>Functionality heuristic works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education..education.education.institution&gt; <text:s/>?f <text:s/>?b <text:s/>&lt;ns:people.person.education..education.education.institution&gt; <text:s/>?f <text:s text:c="2"/>=&gt; ?a <text:s/>&lt;ns:people.person.sibling_s..people.sibling_relationship.sibling&gt; <text:s/>?b</text:p>
          </table:table-cell>
          <table:table-cell office:value-type="float" office:value="0.000172281">
            <text:p>0.000172281</text:p>
          </table:table-cell>
          <table:table-cell office:value-type="float" office:value="0.011577141">
            <text:p>0.011577141</text:p>
          </table:table-cell>
          <table:table-cell office:value-type="percentage" office:value="0.000006093">
            <text:p>0.00%</text:p>
          </table:table-cell>
          <table:table-cell office:value-type="percentage" office:value="0.000120614">
            <text:p>0.01%</text:p>
          </table:table-cell>
          <table:table-cell office:value-type="float" office:value="2010">
            <text:p>2010</text:p>
          </table:table-cell>
          <table:table-cell office:value-type="float" office:value="329909918">
            <text:p>329909918</text:p>
          </table:table-cell>
          <table:table-cell office:value-type="float" office:value="16664785">
            <text:p>16664785</text:p>
          </table:table-cell>
          <table:table-cell office:value-type="string">
            <text:p>?a</text:p>
          </table:table-cell>
          <table:table-cell table:style-name="ce9" office:value-type="percentage" office:value="0.00906360758637483">
            <text:p>0.91%</text:p>
          </table:table-cell>
          <table:table-cell table:style-name="ce9" office:value-type="percentage" office:value="0.163534293385404">
            <text:p>16.35%</text:p>
          </table:table-cell>
          <table:table-cell table:style-name="ce5" office:value-type="float" office:value="0.530071766752295">
            <text:p>0.5300717668</text:p>
          </table:table-cell>
          <table:table-cell table:style-name="ce5" office:value-type="float" office:value="0.530071766752295">
            <text:p>0.5300717668</text:p>
          </table:table-cell>
          <table:table-cell table:style-name="ce5" office:value-type="float" office:value="0.0589643875356375">
            <text:p>0.0589643875</text:p>
          </table:table-cell>
          <table:table-cell table:style-name="ce5"/>
          <table:table-cell table:style-name="ce10" table:formula="of:=1/[.L19]" office:value-type="float" office:value="1.88653699880474">
            <text:p>1.89</text:p>
          </table:table-cell>
          <table:table-cell table:style-name="ce10" table:formula="of:=1/[.M19]" office:value-type="float" office:value="1.88653699880474">
            <text:p>1.89</text:p>
          </table:table-cell>
          <table:table-cell table:style-name="ce10" table:formula="of:=1/[.N19]" office:value-type="float" office:value="16.9593892482239">
            <text:p>16.96</text:p>
          </table:table-cell>
          <table:table-cell table:style-name="ce10" table:formula="of:=[.R19]" office:value-type="float" office:value="16.9593892482239">
            <text:p>16.96</text:p>
          </table:table-cell>
          <table:table-cell office:value-type="string">
            <text:p>Both heuristics work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places_lived..people.place_lived.location&gt; <text:s/>?f <text:s/>?b <text:s/>&lt;ns:people.person.places_lived..people.place_lived.location&gt; <text:s/>?f <text:s text:c="2"/>=&gt; ?a <text:s/>&lt;ns:people.person.parents&gt; <text:s/>?b</text:p>
          </table:table-cell>
          <table:table-cell office:value-type="float" office:value="0.000193624">
            <text:p>0.000193624</text:p>
          </table:table-cell>
          <table:table-cell office:value-type="float" office:value="0.010547006">
            <text:p>0.010547006</text:p>
          </table:table-cell>
          <table:table-cell office:value-type="percentage" office:value="0.000015766">
            <text:p>0.00%</text:p>
          </table:table-cell>
          <table:table-cell office:value-type="percentage" office:value="0.000100204">
            <text:p>0.01%</text:p>
          </table:table-cell>
          <table:table-cell office:value-type="float" office:value="2259">
            <text:p>2259</text:p>
          </table:table-cell>
          <table:table-cell office:value-type="float" office:value="143279676">
            <text:p>143279676</text:p>
          </table:table-cell>
          <table:table-cell office:value-type="float" office:value="22544008">
            <text:p>22544008</text:p>
          </table:table-cell>
          <table:table-cell office:value-type="string">
            <text:p>?a</text:p>
          </table:table-cell>
          <table:table-cell table:style-name="ce9" office:value-type="percentage" office:value="0.0139881357821343">
            <text:p>1.40%</text:p>
          </table:table-cell>
          <table:table-cell table:style-name="ce9" office:value-type="percentage" office:value="0.129351809436555">
            <text:p>12.94%</text:p>
          </table:table-cell>
          <table:table-cell table:style-name="ce5" office:value-type="float" office:value="0.64542636238001">
            <text:p>0.6454263624</text:p>
          </table:table-cell>
          <table:table-cell table:style-name="ce5" office:value-type="float" office:value="0.594110671198596">
            <text:p>0.5941106712</text:p>
          </table:table-cell>
          <table:table-cell table:style-name="ce5" office:value-type="float" office:value="0.05832290229055">
            <text:p>0.0583229023</text:p>
          </table:table-cell>
          <table:table-cell table:style-name="ce5"/>
          <table:table-cell table:style-name="ce10" table:formula="of:=1/[.L20]" office:value-type="float" office:value="1.54936342592593">
            <text:p>1.55</text:p>
          </table:table-cell>
          <table:table-cell table:style-name="ce10" table:formula="of:=1/[.M20]" office:value-type="float" office:value="1.6831880800635">
            <text:p>1.68</text:p>
          </table:table-cell>
          <table:table-cell table:style-name="ce10" table:formula="of:=1/[.N20]" office:value-type="float" office:value="17.1459231404201">
            <text:p>17.15</text:p>
          </table:table-cell>
          <table:table-cell table:style-name="ce10" table:formula="of:=[.R20]" office:value-type="float" office:value="17.1459231404201">
            <text:p>17.15</text:p>
          </table:table-cell>
          <table:table-cell office:value-type="string">
            <text:p>Both heuristics work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places_lived..people.place_lived.location&gt; <text:s/>?f <text:s/>?b <text:s/>&lt;ns:people.person.places_lived..people.place_lived.location&gt; <text:s/>?f <text:s text:c="2"/>=&gt; ?a <text:s/>&lt;ns:people.person.children&gt; <text:s/>?b</text:p>
          </table:table-cell>
          <table:table-cell office:value-type="float" office:value="0.000193624">
            <text:p>0.000193624</text:p>
          </table:table-cell>
          <table:table-cell office:value-type="float" office:value="0.010547006">
            <text:p>0.010547006</text:p>
          </table:table-cell>
          <table:table-cell office:value-type="percentage" office:value="0.000015766">
            <text:p>0.00%</text:p>
          </table:table-cell>
          <table:table-cell office:value-type="percentage" office:value="0.000100204">
            <text:p>0.01%</text:p>
          </table:table-cell>
          <table:table-cell office:value-type="float" office:value="2259">
            <text:p>2259</text:p>
          </table:table-cell>
          <table:table-cell office:value-type="float" office:value="143279676">
            <text:p>143279676</text:p>
          </table:table-cell>
          <table:table-cell office:value-type="float" office:value="22544008">
            <text:p>22544008</text:p>
          </table:table-cell>
          <table:table-cell office:value-type="string">
            <text:p>?b</text:p>
          </table:table-cell>
          <table:table-cell table:style-name="ce9" office:value-type="percentage" office:value="0.0139881357821343">
            <text:p>1.40%</text:p>
          </table:table-cell>
          <table:table-cell table:style-name="ce9" office:value-type="percentage" office:value="0.129351809436555">
            <text:p>12.94%</text:p>
          </table:table-cell>
          <table:table-cell table:style-name="ce5" office:value-type="float" office:value="0.594110671198596">
            <text:p>0.5941106712</text:p>
          </table:table-cell>
          <table:table-cell table:style-name="ce5" office:value-type="float" office:value="0.64542636238001">
            <text:p>0.6454263624</text:p>
          </table:table-cell>
          <table:table-cell table:style-name="ce5" office:value-type="float" office:value="0.05832290229055">
            <text:p>0.0583229023</text:p>
          </table:table-cell>
          <table:table-cell table:style-name="ce5"/>
          <table:table-cell table:style-name="ce10" table:formula="of:=1/[.L21]" office:value-type="float" office:value="1.6831880800635">
            <text:p>1.68</text:p>
          </table:table-cell>
          <table:table-cell table:style-name="ce10" table:formula="of:=1/[.M21]" office:value-type="float" office:value="1.54936342592593">
            <text:p>1.55</text:p>
          </table:table-cell>
          <table:table-cell table:style-name="ce10" table:formula="of:=1/[.N21]" office:value-type="float" office:value="17.1459231404201">
            <text:p>17.15</text:p>
          </table:table-cell>
          <table:table-cell table:style-name="ce10" table:formula="of:=[.R21]" office:value-type="float" office:value="17.1459231404201">
            <text:p>17.15</text:p>
          </table:table-cell>
          <table:table-cell office:value-type="string">
            <text:p>Both heuristics work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place_of_birth&gt; <text:s/>?f <text:s/>?b <text:s/>&lt;ns:people.person.place_of_birth&gt; <text:s/>?f <text:s text:c="2"/>=&gt; ?a <text:s/>&lt;ns:people.person.parents&gt; <text:s/>?b</text:p>
          </table:table-cell>
          <table:table-cell office:value-type="float" office:value="0.000615927">
            <text:p>0.000615927</text:p>
          </table:table-cell>
          <table:table-cell office:value-type="float" office:value="0.033550592">
            <text:p>0.033550592</text:p>
          </table:table-cell>
          <table:table-cell office:value-type="percentage" office:value="0.000006482">
            <text:p>0.00%</text:p>
          </table:table-cell>
          <table:table-cell office:value-type="percentage" office:value="0.000068885">
            <text:p>0.01%</text:p>
          </table:table-cell>
          <table:table-cell office:value-type="float" office:value="7186">
            <text:p>7186</text:p>
          </table:table-cell>
          <table:table-cell office:value-type="float" office:value="1108603736">
            <text:p>1108603736</text:p>
          </table:table-cell>
          <table:table-cell office:value-type="float" office:value="104318360">
            <text:p>104318360</text:p>
          </table:table-cell>
          <table:table-cell office:value-type="string">
            <text:p>?a</text:p>
          </table:table-cell>
          <table:table-cell table:style-name="ce9" office:value-type="percentage" office:value="0.00945810058807116">
            <text:p>0.95%</text:p>
          </table:table-cell>
          <table:table-cell table:style-name="ce9" office:value-type="percentage" office:value="0.124316656286762">
            <text:p>12.43%</text:p>
          </table:table-cell>
          <table:table-cell table:style-name="ce5" office:value-type="float" office:value="0.64542636238001">
            <text:p>0.6454263624</text:p>
          </table:table-cell>
          <table:table-cell table:style-name="ce5" office:value-type="float" office:value="0.594110671198596">
            <text:p>0.5941106712</text:p>
          </table:table-cell>
          <table:table-cell table:style-name="ce5" office:value-type="float" office:value="0.0950732588197512">
            <text:p>0.0950732588</text:p>
          </table:table-cell>
          <table:table-cell table:style-name="ce5"/>
          <table:table-cell table:style-name="ce10" table:formula="of:=1/[.L22]" office:value-type="float" office:value="1.54936342592593">
            <text:p>1.55</text:p>
          </table:table-cell>
          <table:table-cell table:style-name="ce10" table:formula="of:=1/[.M22]" office:value-type="float" office:value="1.6831880800635">
            <text:p>1.68</text:p>
          </table:table-cell>
          <table:table-cell table:style-name="ce10" table:formula="of:=1/[.N22]" office:value-type="float" office:value="10.5182047235374">
            <text:p>10.52</text:p>
          </table:table-cell>
          <table:table-cell table:style-name="ce10" table:formula="of:=[.R22]" office:value-type="float" office:value="10.5182047235374">
            <text:p>10.52</text:p>
          </table:table-cell>
          <table:table-cell office:value-type="string">
            <text:p>Both heuristics work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place_of_birth&gt; <text:s/>?f <text:s/>?b <text:s/>&lt;ns:people.person.place_of_birth&gt; <text:s/>?f <text:s text:c="2"/>=&gt; ?a <text:s/>&lt;ns:people.person.children&gt; <text:s/>?b</text:p>
          </table:table-cell>
          <table:table-cell office:value-type="float" office:value="0.000615927">
            <text:p>0.000615927</text:p>
          </table:table-cell>
          <table:table-cell office:value-type="float" office:value="0.033550592">
            <text:p>0.033550592</text:p>
          </table:table-cell>
          <table:table-cell office:value-type="percentage" office:value="0.000006482">
            <text:p>0.00%</text:p>
          </table:table-cell>
          <table:table-cell office:value-type="percentage" office:value="0.000068885">
            <text:p>0.01%</text:p>
          </table:table-cell>
          <table:table-cell office:value-type="float" office:value="7186">
            <text:p>7186</text:p>
          </table:table-cell>
          <table:table-cell office:value-type="float" office:value="1108603736">
            <text:p>1108603736</text:p>
          </table:table-cell>
          <table:table-cell office:value-type="float" office:value="104318360">
            <text:p>104318360</text:p>
          </table:table-cell>
          <table:table-cell office:value-type="string">
            <text:p>?b</text:p>
          </table:table-cell>
          <table:table-cell table:style-name="ce9" office:value-type="percentage" office:value="0.00945810058807116">
            <text:p>0.95%</text:p>
          </table:table-cell>
          <table:table-cell table:style-name="ce9" office:value-type="percentage" office:value="0.124316656286762">
            <text:p>12.43%</text:p>
          </table:table-cell>
          <table:table-cell table:style-name="ce5" office:value-type="float" office:value="0.594110671198596">
            <text:p>0.5941106712</text:p>
          </table:table-cell>
          <table:table-cell table:style-name="ce5" office:value-type="float" office:value="0.64542636238001">
            <text:p>0.6454263624</text:p>
          </table:table-cell>
          <table:table-cell table:style-name="ce5" office:value-type="float" office:value="0.0950732588197512">
            <text:p>0.0950732588</text:p>
          </table:table-cell>
          <table:table-cell table:style-name="ce5"/>
          <table:table-cell table:style-name="ce10" table:formula="of:=1/[.L23]" office:value-type="float" office:value="1.6831880800635">
            <text:p>1.68</text:p>
          </table:table-cell>
          <table:table-cell table:style-name="ce10" table:formula="of:=1/[.M23]" office:value-type="float" office:value="1.54936342592593">
            <text:p>1.55</text:p>
          </table:table-cell>
          <table:table-cell table:style-name="ce10" table:formula="of:=1/[.N23]" office:value-type="float" office:value="10.5182047235374">
            <text:p>10.52</text:p>
          </table:table-cell>
          <table:table-cell table:style-name="ce10" table:formula="of:=[.R23]" office:value-type="float" office:value="10.5182047235374">
            <text:p>10.52</text:p>
          </table:table-cell>
          <table:table-cell office:value-type="string">
            <text:p>Both heuristics work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date_of_birth&gt; <text:s/>?f <text:s/>?b <text:s/>&lt;ns:people.person.date_of_birth&gt; <text:s/>?f <text:s text:c="2"/>=&gt; ?a <text:s/>&lt;ns:people.person.sibling_s..people.sibling_relationship.sibling&gt; <text:s/>?b</text:p>
          </table:table-cell>
          <table:table-cell office:value-type="float" office:value="0.000205881">
            <text:p>0.000205881</text:p>
          </table:table-cell>
          <table:table-cell office:value-type="float" office:value="0.013834971">
            <text:p>0.013834971</text:p>
          </table:table-cell>
          <table:table-cell office:value-type="percentage" office:value="0.000003536">
            <text:p>0.00%</text:p>
          </table:table-cell>
          <table:table-cell office:value-type="percentage" office:value="0.000140936">
            <text:p>0.01%</text:p>
          </table:table-cell>
          <table:table-cell office:value-type="float" office:value="2402">
            <text:p>2402</text:p>
          </table:table-cell>
          <table:table-cell office:value-type="float" office:value="679207552">
            <text:p>679207552</text:p>
          </table:table-cell>
          <table:table-cell office:value-type="float" office:value="17043140">
            <text:p>17043140</text:p>
          </table:table-cell>
          <table:table-cell office:value-type="string">
            <text:p>?a</text:p>
          </table:table-cell>
          <table:table-cell table:style-name="ce9" office:value-type="percentage" office:value="0.00200826381329334">
            <text:p>0.20%</text:p>
          </table:table-cell>
          <table:table-cell table:style-name="ce9" office:value-type="percentage" office:value="0.0449139865370232">
            <text:p>4.49%</text:p>
          </table:table-cell>
          <table:table-cell table:style-name="ce5" office:value-type="float" office:value="0.530071766752295">
            <text:p>0.5300717668</text:p>
          </table:table-cell>
          <table:table-cell table:style-name="ce5" office:value-type="float" office:value="0.530071766752295">
            <text:p>0.5300717668</text:p>
          </table:table-cell>
          <table:table-cell table:style-name="ce5" office:value-type="float" office:value="0.0860317810674733">
            <text:p>0.0860317811</text:p>
          </table:table-cell>
          <table:table-cell table:style-name="ce5"/>
          <table:table-cell table:style-name="ce10" table:formula="of:=1/[.L24]" office:value-type="float" office:value="1.88653699880474">
            <text:p>1.89</text:p>
          </table:table-cell>
          <table:table-cell table:style-name="ce10" table:formula="of:=1/[.M24]" office:value-type="float" office:value="1.88653699880474">
            <text:p>1.89</text:p>
          </table:table-cell>
          <table:table-cell table:style-name="ce10" table:formula="of:=1/[.N24]" office:value-type="float" office:value="11.6236115025413">
            <text:p>11.62</text:p>
          </table:table-cell>
          <table:table-cell table:style-name="ce10" table:formula="of:=[.R24]" office:value-type="float" office:value="11.6236115025413">
            <text:p>11.62</text:p>
          </table:table-cell>
          <table:table-cell office:value-type="string">
            <text:p>Both heuristics work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place_of_birth&gt; <text:s/>?f <text:s/>?b <text:s/>&lt;ns:people.person.place_of_birth&gt; <text:s/>?f <text:s text:c="2"/>=&gt; ?a <text:s/>&lt;ns:people.person.spouse_s..people.marriage.spouse&gt; <text:s/>?b</text:p>
          </table:table-cell>
          <table:table-cell office:value-type="float" office:value="0.000290907">
            <text:p>0.000290907</text:p>
          </table:table-cell>
          <table:table-cell office:value-type="float" office:value="0.015195609">
            <text:p>0.015195609</text:p>
          </table:table-cell>
          <table:table-cell office:value-type="percentage" office:value="0.000003062">
            <text:p>0.00%</text:p>
          </table:table-cell>
          <table:table-cell office:value-type="percentage" office:value="0.000023881">
            <text:p>0.00%</text:p>
          </table:table-cell>
          <table:table-cell office:value-type="float" office:value="3394">
            <text:p>3394</text:p>
          </table:table-cell>
          <table:table-cell office:value-type="float" office:value="1108603736">
            <text:p>1108603736</text:p>
          </table:table-cell>
          <table:table-cell office:value-type="float" office:value="142123844">
            <text:p>142123844</text:p>
          </table:table-cell>
          <table:table-cell office:value-type="string">
            <text:p>?a</text:p>
          </table:table-cell>
          <table:table-cell table:style-name="ce9" office:value-type="percentage" office:value="0.00446712961256798">
            <text:p>0.45%</text:p>
          </table:table-cell>
          <table:table-cell table:style-name="ce9" office:value-type="percentage" office:value="0.0364891306685015">
            <text:p>3.65%</text:p>
          </table:table-cell>
          <table:table-cell table:style-name="ce5" office:value-type="float" office:value="0.530071766752295">
            <text:p>0.5300717668</text:p>
          </table:table-cell>
          <table:table-cell table:style-name="ce5" office:value-type="float" office:value="0.530071766752295">
            <text:p>0.5300717668</text:p>
          </table:table-cell>
          <table:table-cell table:style-name="ce5" office:value-type="float" office:value="0.0950732588197512">
            <text:p>0.0950732588</text:p>
          </table:table-cell>
          <table:table-cell table:style-name="ce5"/>
          <table:table-cell table:style-name="ce10" table:formula="of:=1/[.L25]" office:value-type="float" office:value="1.88653699880474">
            <text:p>1.89</text:p>
          </table:table-cell>
          <table:table-cell table:style-name="ce10" table:formula="of:=1/[.M25]" office:value-type="float" office:value="1.88653699880474">
            <text:p>1.89</text:p>
          </table:table-cell>
          <table:table-cell table:style-name="ce10" table:formula="of:=1/[.N25]" office:value-type="float" office:value="10.5182047235374">
            <text:p>10.52</text:p>
          </table:table-cell>
          <table:table-cell table:style-name="ce10" table:formula="of:=[.R25]" office:value-type="float" office:value="10.5182047235374">
            <text:p>10.52</text:p>
          </table:table-cell>
          <table:table-cell office:value-type="string">
            <text:p>Both heuristics work</text:p>
          </table:table-cell>
          <table:table-cell table:number-columns-repeated="1004"/>
        </table:table-row>
        <table:table-row table:style-name="ro1">
          <table:table-cell office:value-type="string">
            <text:p>?a <text:s/>&lt;ns:people.person.education..education.education.major_field_of_study&gt; <text:s/>?b <text:s text:c="2"/>=&gt; ?a <text:s/>&lt;ns:people.person.education..education.education.minor&gt; <text:s/>?b</text:p>
          </table:table-cell>
          <table:table-cell office:value-type="float" office:value="0.000000429">
            <text:p>0.000000429</text:p>
          </table:table-cell>
          <table:table-cell office:value-type="float" office:value="0.029239766">
            <text:p>0.029239766</text:p>
          </table:table-cell>
          <table:table-cell office:value-type="percentage" office:value="0.000453186">
            <text:p>0.05%</text:p>
          </table:table-cell>
          <table:table-cell office:value-type="percentage" office:value="0.023696682">
            <text:p>2.37%</text:p>
          </table:table-cell>
          <table:table-cell office:value-type="float" office:value="5">
            <text:p>5</text:p>
          </table:table-cell>
          <table:table-cell office:value-type="float" office:value="11033">
            <text:p>11033</text:p>
          </table:table-cell>
          <table:table-cell office:value-type="float" office:value="211">
            <text:p>211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laces_lived..people.place_lived.end_date&gt; <text:s/>?b <text:s text:c="2"/>=&gt; ?a <text:s/>&lt;ns:people.person.places_lived..people.place_lived.start_date&gt; <text:s/>?b</text:p>
          </table:table-cell>
          <table:table-cell office:value-type="float" office:value="0.000096598">
            <text:p>0.000096598</text:p>
          </table:table-cell>
          <table:table-cell office:value-type="float" office:value="0.389830508">
            <text:p>0.389830508</text:p>
          </table:table-cell>
          <table:table-cell office:value-type="percentage" office:value="0.523212628">
            <text:p>52.32%</text:p>
          </table:table-cell>
          <table:table-cell office:value-type="percentage" office:value="0.575">
            <text:p>57.50%</text:p>
          </table:table-cell>
          <table:table-cell office:value-type="float" office:value="1127">
            <text:p>1127</text:p>
          </table:table-cell>
          <table:table-cell office:value-type="float" office:value="2154">
            <text:p>2154</text:p>
          </table:table-cell>
          <table:table-cell office:value-type="float" office:value="1960">
            <text:p>1960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mployment_history..business.employment_tenure.from&gt; <text:s/>?b <text:s text:c="2"/>=&gt; ?a <text:s/>&lt;ns:people.person.places_lived..people.place_lived.start_date&gt; <text:s/>?b</text:p>
          </table:table-cell>
          <table:table-cell office:value-type="float" office:value="0.000013371">
            <text:p>0.000013371</text:p>
          </table:table-cell>
          <table:table-cell office:value-type="float" office:value="0.053960567">
            <text:p>0.053960567</text:p>
          </table:table-cell>
          <table:table-cell office:value-type="percentage" office:value="0.00636423">
            <text:p>0.64%</text:p>
          </table:table-cell>
          <table:table-cell office:value-type="percentage" office:value="0.174887892">
            <text:p>17.49%</text:p>
          </table:table-cell>
          <table:table-cell office:value-type="float" office:value="156">
            <text:p>156</text:p>
          </table:table-cell>
          <table:table-cell office:value-type="float" office:value="24512">
            <text:p>24512</text:p>
          </table:table-cell>
          <table:table-cell office:value-type="float" office:value="892">
            <text:p>892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ducation..education.education.end_date&gt; <text:s/>?b <text:s text:c="2"/>=&gt; ?a <text:s/>&lt;ns:people.person.places_lived..people.place_lived.start_date&gt; <text:s/>?b</text:p>
          </table:table-cell>
          <table:table-cell office:value-type="float" office:value="0.000007628">
            <text:p>0.000007628</text:p>
          </table:table-cell>
          <table:table-cell office:value-type="float" office:value="0.030785195">
            <text:p>0.030785195</text:p>
          </table:table-cell>
          <table:table-cell office:value-type="percentage" office:value="0.006547006">
            <text:p>0.65%</text:p>
          </table:table-cell>
          <table:table-cell office:value-type="percentage" office:value="0.153184165">
            <text:p>15.32%</text:p>
          </table:table-cell>
          <table:table-cell office:value-type="float" office:value="89">
            <text:p>89</text:p>
          </table:table-cell>
          <table:table-cell office:value-type="float" office:value="13594">
            <text:p>13594</text:p>
          </table:table-cell>
          <table:table-cell office:value-type="float" office:value="581">
            <text:p>581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ducation..education.education.start_date&gt; <text:s/>?b <text:s text:c="2"/>=&gt; ?a <text:s/>&lt;ns:people.person.places_lived..people.place_lived.start_date&gt; <text:s/>?b</text:p>
          </table:table-cell>
          <table:table-cell office:value-type="float" office:value="0.000009685">
            <text:p>0.000009685</text:p>
          </table:table-cell>
          <table:table-cell office:value-type="float" office:value="0.039086821">
            <text:p>0.039086821</text:p>
          </table:table-cell>
          <table:table-cell office:value-type="percentage" office:value="0.032313411">
            <text:p>3.23%</text:p>
          </table:table-cell>
          <table:table-cell office:value-type="percentage" office:value="0.223320158">
            <text:p>22.33%</text:p>
          </table:table-cell>
          <table:table-cell office:value-type="float" office:value="113">
            <text:p>113</text:p>
          </table:table-cell>
          <table:table-cell office:value-type="float" office:value="3497">
            <text:p>3497</text:p>
          </table:table-cell>
          <table:table-cell office:value-type="float" office:value="506">
            <text:p>50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mployment_history..business.employment_tenure.to&gt; <text:s/>?b <text:s text:c="2"/>=&gt; ?a <text:s/>&lt;ns:people.person.places_lived..people.place_lived.start_date&gt; <text:s/>?b</text:p>
          </table:table-cell>
          <table:table-cell office:value-type="float" office:value="0.000006943">
            <text:p>0.000006943</text:p>
          </table:table-cell>
          <table:table-cell office:value-type="float" office:value="0.028017987">
            <text:p>0.028017987</text:p>
          </table:table-cell>
          <table:table-cell office:value-type="percentage" office:value="0.005796064">
            <text:p>0.58%</text:p>
          </table:table-cell>
          <table:table-cell office:value-type="percentage" office:value="0.124042879">
            <text:p>12.40%</text:p>
          </table:table-cell>
          <table:table-cell office:value-type="float" office:value="81">
            <text:p>81</text:p>
          </table:table-cell>
          <table:table-cell office:value-type="float" office:value="13975">
            <text:p>13975</text:p>
          </table:table-cell>
          <table:table-cell office:value-type="float" office:value="653">
            <text:p>653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date_of_birth&gt; <text:s/>?b <text:s text:c="2"/>=&gt; ?a <text:s/>&lt;ns:people.person.places_lived..people.place_lived.start_date&gt; <text:s/>?b</text:p>
          </table:table-cell>
          <table:table-cell office:value-type="float" office:value="0.000012771">
            <text:p>0.000012771</text:p>
          </table:table-cell>
          <table:table-cell office:value-type="float" office:value="0.05153926">
            <text:p>0.05153926</text:p>
          </table:table-cell>
          <table:table-cell office:value-type="percentage" office:value="0.000124576">
            <text:p>0.01%</text:p>
          </table:table-cell>
          <table:table-cell office:value-type="percentage" office:value="0.131741821">
            <text:p>13.17%</text:p>
          </table:table-cell>
          <table:table-cell office:value-type="float" office:value="149">
            <text:p>149</text:p>
          </table:table-cell>
          <table:table-cell office:value-type="float" office:value="1196058">
            <text:p>1196058</text:p>
          </table:table-cell>
          <table:table-cell office:value-type="float" office:value="1131">
            <text:p>1131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mployment_history..business.employment_tenure.from&gt; <text:s/>?b <text:s text:c="2"/>=&gt; ?a <text:s/>&lt;ns:people.person.places_lived..people.place_lived.end_date&gt; <text:s/>?b</text:p>
          </table:table-cell>
          <table:table-cell office:value-type="float" office:value="0.000008571">
            <text:p>0.000008571</text:p>
          </table:table-cell>
          <table:table-cell office:value-type="float" office:value="0.046425255">
            <text:p>0.046425255</text:p>
          </table:table-cell>
          <table:table-cell office:value-type="percentage" office:value="0.004079634">
            <text:p>0.41%</text:p>
          </table:table-cell>
          <table:table-cell office:value-type="percentage" office:value="0.134952767">
            <text:p>13.50%</text:p>
          </table:table-cell>
          <table:table-cell office:value-type="float" office:value="100">
            <text:p>100</text:p>
          </table:table-cell>
          <table:table-cell office:value-type="float" office:value="24512">
            <text:p>24512</text:p>
          </table:table-cell>
          <table:table-cell office:value-type="float" office:value="741">
            <text:p>741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to&gt; <text:s/>?b <text:s text:c="2"/>=&gt; ?a <text:s/>&lt;ns:people.person.places_lived..people.place_lived.end_date&gt; <text:s/>?b</text:p>
          </table:table-cell>
          <table:table-cell office:value-type="float" office:value="0.000006">
            <text:p>0.000006</text:p>
          </table:table-cell>
          <table:table-cell office:value-type="float" office:value="0.032497679">
            <text:p>0.032497679</text:p>
          </table:table-cell>
          <table:table-cell office:value-type="percentage" office:value="0.00118628">
            <text:p>0.12%</text:p>
          </table:table-cell>
          <table:table-cell office:value-type="percentage" office:value="0.2734375">
            <text:p>27.34%</text:p>
          </table:table-cell>
          <table:table-cell office:value-type="float" office:value="70">
            <text:p>70</text:p>
          </table:table-cell>
          <table:table-cell office:value-type="float" office:value="59008">
            <text:p>59008</text:p>
          </table:table-cell>
          <table:table-cell office:value-type="float" office:value="256">
            <text:p>25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ducation..education.education.end_date&gt; <text:s/>?b <text:s text:c="2"/>=&gt; ?a <text:s/>&lt;ns:people.person.places_lived..people.place_lived.end_date&gt; <text:s/>?b</text:p>
          </table:table-cell>
          <table:table-cell office:value-type="float" office:value="0.000008314">
            <text:p>0.000008314</text:p>
          </table:table-cell>
          <table:table-cell office:value-type="float" office:value="0.045032498">
            <text:p>0.045032498</text:p>
          </table:table-cell>
          <table:table-cell office:value-type="percentage" office:value="0.007135501">
            <text:p>0.71%</text:p>
          </table:table-cell>
          <table:table-cell office:value-type="percentage" office:value="0.207264957">
            <text:p>20.73%</text:p>
          </table:table-cell>
          <table:table-cell office:value-type="float" office:value="97">
            <text:p>97</text:p>
          </table:table-cell>
          <table:table-cell office:value-type="float" office:value="13594">
            <text:p>13594</text:p>
          </table:table-cell>
          <table:table-cell office:value-type="float" office:value="468">
            <text:p>46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ducation..education.education.start_date&gt; <text:s/>?b <text:s text:c="2"/>=&gt; ?a <text:s/>&lt;ns:people.person.places_lived..people.place_lived.end_date&gt; <text:s/>?b</text:p>
          </table:table-cell>
          <table:table-cell office:value-type="float" office:value="0.000006771">
            <text:p>0.000006771</text:p>
          </table:table-cell>
          <table:table-cell office:value-type="float" office:value="0.036675952">
            <text:p>0.036675952</text:p>
          </table:table-cell>
          <table:table-cell office:value-type="percentage" office:value="0.022590792">
            <text:p>2.26%</text:p>
          </table:table-cell>
          <table:table-cell office:value-type="percentage" office:value="0.185882353">
            <text:p>18.59%</text:p>
          </table:table-cell>
          <table:table-cell office:value-type="float" office:value="79">
            <text:p>79</text:p>
          </table:table-cell>
          <table:table-cell office:value-type="float" office:value="3497">
            <text:p>3497</text:p>
          </table:table-cell>
          <table:table-cell office:value-type="float" office:value="425">
            <text:p>42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mployment_history..business.employment_tenure.to&gt; <text:s/>?b <text:s text:c="2"/>=&gt; ?a <text:s/>&lt;ns:people.person.places_lived..people.place_lived.end_date&gt; <text:s/>?b</text:p>
          </table:table-cell>
          <table:table-cell office:value-type="float" office:value="0.000013028">
            <text:p>0.000013028</text:p>
          </table:table-cell>
          <table:table-cell office:value-type="float" office:value="0.070566388">
            <text:p>0.070566388</text:p>
          </table:table-cell>
          <table:table-cell office:value-type="percentage" office:value="0.010876565">
            <text:p>1.09%</text:p>
          </table:table-cell>
          <table:table-cell office:value-type="percentage" office:value="0.256323777">
            <text:p>25.63%</text:p>
          </table:table-cell>
          <table:table-cell office:value-type="float" office:value="152">
            <text:p>152</text:p>
          </table:table-cell>
          <table:table-cell office:value-type="float" office:value="13975">
            <text:p>13975</text:p>
          </table:table-cell>
          <table:table-cell office:value-type="float" office:value="593">
            <text:p>593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laces_lived..people.place_lived.start_date&gt; <text:s/>?b <text:s text:c="2"/>=&gt; ?a <text:s/>&lt;ns:people.person.places_lived..people.place_lived.end_date&gt; <text:s/>?b</text:p>
          </table:table-cell>
          <table:table-cell office:value-type="float" office:value="0.000096598">
            <text:p>0.000096598</text:p>
          </table:table-cell>
          <table:table-cell office:value-type="float" office:value="0.523212628">
            <text:p>0.523212628</text:p>
          </table:table-cell>
          <table:table-cell office:value-type="percentage" office:value="0.389830508">
            <text:p>38.98%</text:p>
          </table:table-cell>
          <table:table-cell office:value-type="percentage" office:value="0.478150191">
            <text:p>47.82%</text:p>
          </table:table-cell>
          <table:table-cell office:value-type="float" office:value="1127">
            <text:p>1127</text:p>
          </table:table-cell>
          <table:table-cell office:value-type="float" office:value="2891">
            <text:p>2891</text:p>
          </table:table-cell>
          <table:table-cell office:value-type="float" office:value="2357">
            <text:p>235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rdfs:range&gt; <text:s/>?b <text:s text:c="2"/>=&gt; ?a <text:s/>&lt;ns:type.property.expected_type&gt; <text:s/>?b</text:p>
          </table:table-cell>
          <table:table-cell office:value-type="float" office:value="0.000029656">
            <text:p>0.000029656</text:p>
          </table:table-cell>
          <table:table-cell office:value-type="float" office:value="0.997118156">
            <text:p>0.997118156</text:p>
          </table:table-cell>
          <table:table-cell table:number-columns-repeated="2" office:value-type="percentage" office:value="1">
            <text:p>100.00%</text:p>
          </table:table-cell>
          <table:table-cell table:number-columns-repeated="3" office:value-type="float" office:value="346">
            <text:p>34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type.property.expected_type&gt; <text:s/>?b <text:s text:c="2"/>=&gt; ?a <text:s/>&lt;rdfs:range&gt; <text:s/>?b</text:p>
          </table:table-cell>
          <table:table-cell office:value-type="float" office:value="0.000029656">
            <text:p>0.000029656</text:p>
          </table:table-cell>
          <table:table-cell office:value-type="float" office:value="1">
            <text:p>1</text:p>
          </table:table-cell>
          <table:table-cell office:value-type="percentage" office:value="0.997118156">
            <text:p>99.71%</text:p>
          </table:table-cell>
          <table:table-cell office:value-type="percentage" office:value="1">
            <text:p>100.00%</text:p>
          </table:table-cell>
          <table:table-cell office:value-type="float" office:value="346">
            <text:p>346</text:p>
          </table:table-cell>
          <table:table-cell office:value-type="float" office:value="347">
            <text:p>347</text:p>
          </table:table-cell>
          <table:table-cell office:value-type="float" office:value="346">
            <text:p>34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mployment_history..business.employment_tenure.from&gt; <text:s/>?b <text:s text:c="2"/>=&gt; ?a <text:s/>&lt;ns:people.person.education..education.education.start_date&gt; <text:s/>?b</text:p>
          </table:table-cell>
          <table:table-cell office:value-type="float" office:value="0.000005571">
            <text:p>0.000005571</text:p>
          </table:table-cell>
          <table:table-cell office:value-type="float" office:value="0.018587361">
            <text:p>0.018587361</text:p>
          </table:table-cell>
          <table:table-cell office:value-type="percentage" office:value="0.002651762">
            <text:p>0.27%</text:p>
          </table:table-cell>
          <table:table-cell office:value-type="percentage" office:value="0.023139907">
            <text:p>2.31%</text:p>
          </table:table-cell>
          <table:table-cell office:value-type="float" office:value="65">
            <text:p>65</text:p>
          </table:table-cell>
          <table:table-cell office:value-type="float" office:value="24512">
            <text:p>24512</text:p>
          </table:table-cell>
          <table:table-cell office:value-type="float" office:value="2809">
            <text:p>280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ducation..education.education.end_date&gt; <text:s/>?b <text:s text:c="2"/>=&gt; ?a <text:s/>&lt;ns:people.person.education..education.education.start_date&gt; <text:s/>?b</text:p>
          </table:table-cell>
          <table:table-cell office:value-type="float" office:value="0.000058027">
            <text:p>0.000058027</text:p>
          </table:table-cell>
          <table:table-cell office:value-type="float" office:value="0.19359451">
            <text:p>0.19359451</text:p>
          </table:table-cell>
          <table:table-cell office:value-type="percentage" office:value="0.049801383">
            <text:p>4.98%</text:p>
          </table:table-cell>
          <table:table-cell office:value-type="percentage" office:value="0.19254835">
            <text:p>19.25%</text:p>
          </table:table-cell>
          <table:table-cell office:value-type="float" office:value="677">
            <text:p>677</text:p>
          </table:table-cell>
          <table:table-cell office:value-type="float" office:value="13594">
            <text:p>13594</text:p>
          </table:table-cell>
          <table:table-cell office:value-type="float" office:value="3516">
            <text:p>351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laces_lived..people.place_lived.end_date&gt; <text:s/>?b <text:s text:c="2"/>=&gt; ?a <text:s/>&lt;ns:people.person.education..education.education.start_date&gt; <text:s/>?b</text:p>
          </table:table-cell>
          <table:table-cell office:value-type="float" office:value="0.000006771">
            <text:p>0.000006771</text:p>
          </table:table-cell>
          <table:table-cell office:value-type="float" office:value="0.022590792">
            <text:p>0.022590792</text:p>
          </table:table-cell>
          <table:table-cell office:value-type="percentage" office:value="0.036675952">
            <text:p>3.67%</text:p>
          </table:table-cell>
          <table:table-cell office:value-type="percentage" office:value="0.101282051">
            <text:p>10.13%</text:p>
          </table:table-cell>
          <table:table-cell office:value-type="float" office:value="79">
            <text:p>79</text:p>
          </table:table-cell>
          <table:table-cell office:value-type="float" office:value="2154">
            <text:p>2154</text:p>
          </table:table-cell>
          <table:table-cell office:value-type="float" office:value="780">
            <text:p>780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mployment_history..business.employment_tenure.to&gt; <text:s/>?b <text:s text:c="2"/>=&gt; ?a <text:s/>&lt;ns:people.person.education..education.education.start_date&gt; <text:s/>?b</text:p>
          </table:table-cell>
          <table:table-cell office:value-type="float" office:value="0.0000042">
            <text:p>0.0000042</text:p>
          </table:table-cell>
          <table:table-cell office:value-type="float" office:value="0.01401201">
            <text:p>0.01401201</text:p>
          </table:table-cell>
          <table:table-cell office:value-type="percentage" office:value="0.003506261">
            <text:p>0.35%</text:p>
          </table:table-cell>
          <table:table-cell office:value-type="percentage" office:value="0.024697581">
            <text:p>2.47%</text:p>
          </table:table-cell>
          <table:table-cell office:value-type="float" office:value="49">
            <text:p>49</text:p>
          </table:table-cell>
          <table:table-cell office:value-type="float" office:value="13975">
            <text:p>13975</text:p>
          </table:table-cell>
          <table:table-cell office:value-type="float" office:value="1984">
            <text:p>1984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laces_lived..people.place_lived.start_date&gt; <text:s/>?b <text:s text:c="2"/>=&gt; ?a <text:s/>&lt;ns:people.person.education..education.education.start_date&gt; <text:s/>?b</text:p>
          </table:table-cell>
          <table:table-cell office:value-type="float" office:value="0.000009685">
            <text:p>0.000009685</text:p>
          </table:table-cell>
          <table:table-cell office:value-type="float" office:value="0.032313411">
            <text:p>0.032313411</text:p>
          </table:table-cell>
          <table:table-cell office:value-type="percentage" office:value="0.039086821">
            <text:p>3.91%</text:p>
          </table:table-cell>
          <table:table-cell office:value-type="percentage" office:value="0.11391129">
            <text:p>11.39%</text:p>
          </table:table-cell>
          <table:table-cell office:value-type="float" office:value="113">
            <text:p>113</text:p>
          </table:table-cell>
          <table:table-cell office:value-type="float" office:value="2891">
            <text:p>2891</text:p>
          </table:table-cell>
          <table:table-cell office:value-type="float" office:value="992">
            <text:p>992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mployment_history..business.employment_tenure.from&gt; <text:s/>?b <text:s text:c="2"/>=&gt; ?a <text:s/>&lt;ns:people.person.education..education.education.end_date&gt; <text:s/>?b</text:p>
          </table:table-cell>
          <table:table-cell office:value-type="float" office:value="0.000106026">
            <text:p>0.000106026</text:p>
          </table:table-cell>
          <table:table-cell office:value-type="float" office:value="0.090996028">
            <text:p>0.090996028</text:p>
          </table:table-cell>
          <table:table-cell office:value-type="percentage" office:value="0.050465078">
            <text:p>5.05%</text:p>
          </table:table-cell>
          <table:table-cell office:value-type="percentage" office:value="0.098565737">
            <text:p>9.86%</text:p>
          </table:table-cell>
          <table:table-cell office:value-type="float" office:value="1237">
            <text:p>1237</text:p>
          </table:table-cell>
          <table:table-cell office:value-type="float" office:value="24512">
            <text:p>24512</text:p>
          </table:table-cell>
          <table:table-cell office:value-type="float" office:value="12550">
            <text:p>12550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ducation..education.education.start_date&gt; <text:s/>?b <text:s text:c="2"/>=&gt; ?a <text:s/>&lt;ns:people.person.education..education.education.end_date&gt; <text:s/>?b</text:p>
          </table:table-cell>
          <table:table-cell office:value-type="float" office:value="0.000058027">
            <text:p>0.000058027</text:p>
          </table:table-cell>
          <table:table-cell office:value-type="float" office:value="0.049801383">
            <text:p>0.049801383</text:p>
          </table:table-cell>
          <table:table-cell office:value-type="percentage" office:value="0.19359451">
            <text:p>19.36%</text:p>
          </table:table-cell>
          <table:table-cell office:value-type="percentage" office:value="0.218881345">
            <text:p>21.89%</text:p>
          </table:table-cell>
          <table:table-cell office:value-type="float" office:value="677">
            <text:p>677</text:p>
          </table:table-cell>
          <table:table-cell office:value-type="float" office:value="3497">
            <text:p>3497</text:p>
          </table:table-cell>
          <table:table-cell office:value-type="float" office:value="3093">
            <text:p>3093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mployment_history..business.employment_tenure.to&gt; <text:s/>?b <text:s text:c="2"/>=&gt; ?a <text:s/>&lt;ns:people.person.education..education.education.end_date&gt; <text:s/>?b</text:p>
          </table:table-cell>
          <table:table-cell office:value-type="float" office:value="0.000022628">
            <text:p>0.000022628</text:p>
          </table:table-cell>
          <table:table-cell office:value-type="float" office:value="0.019420332">
            <text:p>0.019420332</text:p>
          </table:table-cell>
          <table:table-cell office:value-type="percentage" office:value="0.018890877">
            <text:p>1.89%</text:p>
          </table:table-cell>
          <table:table-cell office:value-type="percentage" office:value="0.032058288">
            <text:p>3.21%</text:p>
          </table:table-cell>
          <table:table-cell office:value-type="float" office:value="264">
            <text:p>264</text:p>
          </table:table-cell>
          <table:table-cell office:value-type="float" office:value="13975">
            <text:p>13975</text:p>
          </table:table-cell>
          <table:table-cell office:value-type="float" office:value="8235">
            <text:p>823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mployment_history..business.employment_tenure.from&gt; <text:s/>?b <text:s text:c="2"/>=&gt; ?a <text:s/>&lt;ns:people.person.employment_history..business.employment_tenure.to&gt; <text:s/>?b</text:p>
          </table:table-cell>
          <table:table-cell office:value-type="float" office:value="0.000595957">
            <text:p>0.000595957</text:p>
          </table:table-cell>
          <table:table-cell office:value-type="float" office:value="0.497531306">
            <text:p>0.497531306</text:p>
          </table:table-cell>
          <table:table-cell office:value-type="percentage" office:value="0.283656984">
            <text:p>28.37%</text:p>
          </table:table-cell>
          <table:table-cell office:value-type="percentage" office:value="0.375553635">
            <text:p>37.56%</text:p>
          </table:table-cell>
          <table:table-cell office:value-type="float" office:value="6953">
            <text:p>6953</text:p>
          </table:table-cell>
          <table:table-cell office:value-type="float" office:value="24512">
            <text:p>24512</text:p>
          </table:table-cell>
          <table:table-cell office:value-type="float" office:value="18514">
            <text:p>18514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laces_lived..people.place_lived.end_date&gt; <text:s/>?b <text:s text:c="2"/>=&gt; ?a <text:s/>&lt;ns:people.person.employment_history..business.employment_tenure.to&gt; <text:s/>?b</text:p>
          </table:table-cell>
          <table:table-cell office:value-type="float" office:value="0.000013028">
            <text:p>0.000013028</text:p>
          </table:table-cell>
          <table:table-cell office:value-type="float" office:value="0.010876565">
            <text:p>0.010876565</text:p>
          </table:table-cell>
          <table:table-cell office:value-type="percentage" office:value="0.070566388">
            <text:p>7.06%</text:p>
          </table:table-cell>
          <table:table-cell office:value-type="percentage" office:value="0.204851752">
            <text:p>20.49%</text:p>
          </table:table-cell>
          <table:table-cell office:value-type="float" office:value="152">
            <text:p>152</text:p>
          </table:table-cell>
          <table:table-cell office:value-type="float" office:value="2154">
            <text:p>2154</text:p>
          </table:table-cell>
          <table:table-cell office:value-type="float" office:value="742">
            <text:p>742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ducation..education.education.end_date&gt; <text:s/>?b <text:s text:c="2"/>=&gt; ?a <text:s/>&lt;ns:people.person.employment_history..business.employment_tenure.to&gt; <text:s/>?b</text:p>
          </table:table-cell>
          <table:table-cell office:value-type="float" office:value="0.000022628">
            <text:p>0.000022628</text:p>
          </table:table-cell>
          <table:table-cell office:value-type="float" office:value="0.018890877">
            <text:p>0.018890877</text:p>
          </table:table-cell>
          <table:table-cell office:value-type="percentage" office:value="0.019420332">
            <text:p>1.94%</text:p>
          </table:table-cell>
          <table:table-cell office:value-type="percentage" office:value="0.05221519">
            <text:p>5.22%</text:p>
          </table:table-cell>
          <table:table-cell office:value-type="float" office:value="264">
            <text:p>264</text:p>
          </table:table-cell>
          <table:table-cell office:value-type="float" office:value="13594">
            <text:p>13594</text:p>
          </table:table-cell>
          <table:table-cell office:value-type="float" office:value="5056">
            <text:p>505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ducation..education.education.major_field_of_study&gt; <text:s/>?b <text:s text:c="2"/>=&gt; ?a <text:s/>&lt;ns:people.person.education..education.education.specialization&gt; <text:s/>?b</text:p>
          </table:table-cell>
          <table:table-cell office:value-type="float" office:value="0.0000012">
            <text:p>0.0000012</text:p>
          </table:table-cell>
          <table:table-cell office:value-type="float" office:value="0.028455285">
            <text:p>0.028455285</text:p>
          </table:table-cell>
          <table:table-cell office:value-type="percentage" office:value="0.001268921">
            <text:p>0.13%</text:p>
          </table:table-cell>
          <table:table-cell office:value-type="percentage" office:value="0.028806584">
            <text:p>2.88%</text:p>
          </table:table-cell>
          <table:table-cell office:value-type="float" office:value="14">
            <text:p>14</text:p>
          </table:table-cell>
          <table:table-cell office:value-type="float" office:value="11033">
            <text:p>11033</text:p>
          </table:table-cell>
          <table:table-cell office:value-type="float" office:value="486">
            <text:p>48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rofession&gt; <text:s/>?b <text:s text:c="2"/>=&gt; ?a <text:s/>&lt;ns:people.person.education..education.education.specialization&gt; <text:s/>?b</text:p>
          </table:table-cell>
          <table:table-cell office:value-type="float" office:value="0.000000857">
            <text:p>0.000000857</text:p>
          </table:table-cell>
          <table:table-cell office:value-type="float" office:value="0.020325203">
            <text:p>0.020325203</text:p>
          </table:table-cell>
          <table:table-cell office:value-type="percentage" office:value="0.000008756">
            <text:p>0.00%</text:p>
          </table:table-cell>
          <table:table-cell office:value-type="percentage" office:value="0.018115942">
            <text:p>1.81%</text:p>
          </table:table-cell>
          <table:table-cell office:value-type="float" office:value="10">
            <text:p>10</text:p>
          </table:table-cell>
          <table:table-cell office:value-type="float" office:value="1142088">
            <text:p>1142088</text:p>
          </table:table-cell>
          <table:table-cell office:value-type="float" office:value="552">
            <text:p>552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laces_lived..people.place_lived.location&gt; <text:s/>?b <text:s text:c="2"/>=&gt; ?a <text:s/>&lt;ns:people.person.spouse_s..people.marriage.location_of_ceremony&gt; <text:s/>?b</text:p>
          </table:table-cell>
          <table:table-cell office:value-type="float" office:value="0.000021599">
            <text:p>0.000021599</text:p>
          </table:table-cell>
          <table:table-cell office:value-type="float" office:value="0.036165327">
            <text:p>0.036165327</text:p>
          </table:table-cell>
          <table:table-cell office:value-type="percentage" office:value="0.001348012">
            <text:p>0.13%</text:p>
          </table:table-cell>
          <table:table-cell office:value-type="percentage" office:value="0.06892779">
            <text:p>6.89%</text:p>
          </table:table-cell>
          <table:table-cell office:value-type="float" office:value="252">
            <text:p>252</text:p>
          </table:table-cell>
          <table:table-cell office:value-type="float" office:value="186942">
            <text:p>186942</text:p>
          </table:table-cell>
          <table:table-cell office:value-type="float" office:value="3656">
            <text:p>365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lace_of_birth&gt; <text:s/>?b <text:s text:c="2"/>=&gt; ?a <text:s/>&lt;ns:people.person.spouse_s..people.marriage.location_of_ceremony&gt; <text:s/>?b</text:p>
          </table:table-cell>
          <table:table-cell office:value-type="float" office:value="0.000032913">
            <text:p>0.000032913</text:p>
          </table:table-cell>
          <table:table-cell office:value-type="float" office:value="0.05510907">
            <text:p>0.05510907</text:p>
          </table:table-cell>
          <table:table-cell office:value-type="percentage" office:value="0.000505415">
            <text:p>0.05%</text:p>
          </table:table-cell>
          <table:table-cell office:value-type="percentage" office:value="0.085163007">
            <text:p>8.52%</text:p>
          </table:table-cell>
          <table:table-cell office:value-type="float" office:value="384">
            <text:p>384</text:p>
          </table:table-cell>
          <table:table-cell office:value-type="float" office:value="759772">
            <text:p>759772</text:p>
          </table:table-cell>
          <table:table-cell office:value-type="float" office:value="4509">
            <text:p>450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ducation..education.education.end_date&gt; <text:s/>?b <text:s text:c="2"/>=&gt; ?a <text:s/>&lt;ns:people.person.employment_history..business.employment_tenure.from&gt; <text:s/>?b</text:p>
          </table:table-cell>
          <table:table-cell office:value-type="float" office:value="0.000106026">
            <text:p>0.000106026</text:p>
          </table:table-cell>
          <table:table-cell office:value-type="float" office:value="0.050465078">
            <text:p>0.050465078</text:p>
          </table:table-cell>
          <table:table-cell office:value-type="percentage" office:value="0.090996028">
            <text:p>9.10%</text:p>
          </table:table-cell>
          <table:table-cell office:value-type="percentage" office:value="0.191575035">
            <text:p>19.16%</text:p>
          </table:table-cell>
          <table:table-cell office:value-type="float" office:value="1237">
            <text:p>1237</text:p>
          </table:table-cell>
          <table:table-cell office:value-type="float" office:value="13594">
            <text:p>13594</text:p>
          </table:table-cell>
          <table:table-cell office:value-type="float" office:value="6457">
            <text:p>645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mployment_history..business.employment_tenure.to&gt; <text:s/>?b <text:s text:c="2"/>=&gt; ?a <text:s/>&lt;ns:people.person.employment_history..business.employment_tenure.from&gt; <text:s/>?b</text:p>
          </table:table-cell>
          <table:table-cell office:value-type="float" office:value="0.000595957">
            <text:p>0.000595957</text:p>
          </table:table-cell>
          <table:table-cell office:value-type="float" office:value="0.283656984">
            <text:p>0.283656984</text:p>
          </table:table-cell>
          <table:table-cell office:value-type="percentage" office:value="0.497531306">
            <text:p>49.75%</text:p>
          </table:table-cell>
          <table:table-cell office:value-type="percentage" office:value="0.509041658">
            <text:p>50.90%</text:p>
          </table:table-cell>
          <table:table-cell office:value-type="float" office:value="6953">
            <text:p>6953</text:p>
          </table:table-cell>
          <table:table-cell office:value-type="float" office:value="13975">
            <text:p>13975</text:p>
          </table:table-cell>
          <table:table-cell office:value-type="float" office:value="13659">
            <text:p>1365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ducation..education.education.institution&gt; <text:s/>?b <text:s text:c="2"/>=&gt; ?a <text:s/>&lt;ns:people.person.employment_history..business.employment_tenure.company&gt; <text:s/>?b</text:p>
          </table:table-cell>
          <table:table-cell office:value-type="float" office:value="0.000308049">
            <text:p>0.000308049</text:p>
          </table:table-cell>
          <table:table-cell office:value-type="float" office:value="0.039433838">
            <text:p>0.039433838</text:p>
          </table:table-cell>
          <table:table-cell office:value-type="percentage" office:value="0.011235182">
            <text:p>1.12%</text:p>
          </table:table-cell>
          <table:table-cell office:value-type="percentage" office:value="0.094963801">
            <text:p>9.50%</text:p>
          </table:table-cell>
          <table:table-cell office:value-type="float" office:value="3594">
            <text:p>3594</text:p>
          </table:table-cell>
          <table:table-cell office:value-type="float" office:value="319888">
            <text:p>319888</text:p>
          </table:table-cell>
          <table:table-cell office:value-type="float" office:value="37846">
            <text:p>3784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from&gt; <text:s/>?b <text:s text:c="2"/>=&gt; ?a <text:s/>&lt;ns:people.person.spouse_s..people.marriage.to&gt; <text:s/>?b</text:p>
          </table:table-cell>
          <table:table-cell office:value-type="float" office:value="0.000088284">
            <text:p>0.000088284</text:p>
          </table:table-cell>
          <table:table-cell office:value-type="float" office:value="0.01745526">
            <text:p>0.01745526</text:p>
          </table:table-cell>
          <table:table-cell office:value-type="percentage" office:value="0.010764488">
            <text:p>1.08%</text:p>
          </table:table-cell>
          <table:table-cell office:value-type="percentage" office:value="0.018956823">
            <text:p>1.90%</text:p>
          </table:table-cell>
          <table:table-cell office:value-type="float" office:value="1030">
            <text:p>1030</text:p>
          </table:table-cell>
          <table:table-cell office:value-type="float" office:value="95685">
            <text:p>95685</text:p>
          </table:table-cell>
          <table:table-cell office:value-type="float" office:value="54334">
            <text:p>54334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to&gt; <text:s/>?b <text:s text:c="2"/>=&gt; ?a <text:s/>&lt;ns:people.person.spouse_s..people.marriage.from&gt; <text:s/>?b</text:p>
          </table:table-cell>
          <table:table-cell office:value-type="float" office:value="0.000088284">
            <text:p>0.000088284</text:p>
          </table:table-cell>
          <table:table-cell office:value-type="float" office:value="0.010764488">
            <text:p>0.010764488</text:p>
          </table:table-cell>
          <table:table-cell office:value-type="percentage" office:value="0.01745526">
            <text:p>1.75%</text:p>
          </table:table-cell>
          <table:table-cell office:value-type="percentage" office:value="0.020455177">
            <text:p>2.05%</text:p>
          </table:table-cell>
          <table:table-cell office:value-type="float" office:value="1030">
            <text:p>1030</text:p>
          </table:table-cell>
          <table:table-cell office:value-type="float" office:value="59008">
            <text:p>59008</text:p>
          </table:table-cell>
          <table:table-cell office:value-type="float" office:value="50354">
            <text:p>50354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mployment_history..business.employment_tenure.from&gt; <text:s/>?b <text:s/>?a <text:s/>&lt;ns:people.person.places_lived..people.place_lived.end_date&gt; <text:s/>?b <text:s text:c="2"/>=&gt; ?a <text:s/>&lt;ns:people.person.places_lived..people.place_lived.start_date&gt; <text:s/>?b</text:p>
          </table:table-cell>
          <table:table-cell office:value-type="float" office:value="0.000007286">
            <text:p>0.000007286</text:p>
          </table:table-cell>
          <table:table-cell office:value-type="float" office:value="0.029401591">
            <text:p>0.029401591</text:p>
          </table:table-cell>
          <table:table-cell table:number-columns-repeated="2" office:value-type="percentage" office:value="0.85">
            <text:p>85.00%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mployment_history..business.employment_tenure.from&gt; <text:s/>?b <text:s/>?a <text:s/>&lt;ns:people.person.employment_history..business.employment_tenure.to&gt; <text:s/>?b <text:s text:c="2"/>=&gt; ?a <text:s/>&lt;ns:people.person.places_lived..people.place_lived.start_date&gt; <text:s/>?b</text:p>
          </table:table-cell>
          <table:table-cell office:value-type="float" office:value="0.000003857">
            <text:p>0.000003857</text:p>
          </table:table-cell>
          <table:table-cell office:value-type="float" office:value="0.015565548">
            <text:p>0.015565548</text:p>
          </table:table-cell>
          <table:table-cell office:value-type="percentage" office:value="0.006472026">
            <text:p>0.65%</text:p>
          </table:table-cell>
          <table:table-cell office:value-type="percentage" office:value="0.201793722">
            <text:p>20.18%</text:p>
          </table:table-cell>
          <table:table-cell office:value-type="float" office:value="45">
            <text:p>45</text:p>
          </table:table-cell>
          <table:table-cell office:value-type="float" office:value="6953">
            <text:p>6953</text:p>
          </table:table-cell>
          <table:table-cell office:value-type="float" office:value="223">
            <text:p>223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laces_lived..people.place_lived.end_date&gt; <text:s/>?b <text:s/>?a <text:s/>&lt;ns:people.person.education..education.education.start_date&gt; <text:s/>?b <text:s text:c="2"/>=&gt; ?a <text:s/>&lt;ns:people.person.places_lived..people.place_lived.start_date&gt; <text:s/>?b</text:p>
          </table:table-cell>
          <table:table-cell office:value-type="float" office:value="0.000006171">
            <text:p>0.000006171</text:p>
          </table:table-cell>
          <table:table-cell office:value-type="float" office:value="0.024904877">
            <text:p>0.024904877</text:p>
          </table:table-cell>
          <table:table-cell table:number-columns-repeated="2" office:value-type="percentage" office:value="0.911392405">
            <text:p>91.14%</text:p>
          </table:table-cell>
          <table:table-cell office:value-type="float" office:value="72">
            <text:p>72</text:p>
          </table:table-cell>
          <table:table-cell table:number-columns-repeated="2" office:value-type="float" office:value="79">
            <text:p>7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laces_lived..people.place_lived.end_date&gt; <text:s/>?b <text:s/>?a <text:s/>&lt;ns:people.person.education..education.education.end_date&gt; <text:s/>?b <text:s text:c="2"/>=&gt; ?a <text:s/>&lt;ns:people.person.places_lived..people.place_lived.start_date&gt; <text:s/>?b</text:p>
          </table:table-cell>
          <table:table-cell office:value-type="float" office:value="0.0000054">
            <text:p>0.0000054</text:p>
          </table:table-cell>
          <table:table-cell office:value-type="float" office:value="0.021791768">
            <text:p>0.021791768</text:p>
          </table:table-cell>
          <table:table-cell table:number-columns-repeated="2" office:value-type="percentage" office:value="0.649484536">
            <text:p>64.95%</text:p>
          </table:table-cell>
          <table:table-cell office:value-type="float" office:value="63">
            <text:p>63</text:p>
          </table:table-cell>
          <table:table-cell table:number-columns-repeated="2" office:value-type="float" office:value="97">
            <text:p>9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mployment_history..business.employment_tenure.company&gt; <text:s/>?b <text:s text:c="2"/>=&gt; ?a <text:s/>&lt;ns:people.person.education..education.education.institution&gt; <text:s/>?b</text:p>
          </table:table-cell>
          <table:table-cell office:value-type="float" office:value="0.000308049">
            <text:p>0.000308049</text:p>
          </table:table-cell>
          <table:table-cell office:value-type="float" office:value="0.011235182">
            <text:p>0.011235182</text:p>
          </table:table-cell>
          <table:table-cell office:value-type="percentage" office:value="0.039433838">
            <text:p>3.94%</text:p>
          </table:table-cell>
          <table:table-cell office:value-type="percentage" office:value="0.093171566">
            <text:p>9.32%</text:p>
          </table:table-cell>
          <table:table-cell office:value-type="float" office:value="3594">
            <text:p>3594</text:p>
          </table:table-cell>
          <table:table-cell office:value-type="float" office:value="91140">
            <text:p>91140</text:p>
          </table:table-cell>
          <table:table-cell office:value-type="float" office:value="38574">
            <text:p>38574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b <text:s/>&lt;ns:people.person.parents&gt; <text:s/>?a <text:s text:c="2"/>=&gt; ?a <text:s/>&lt;ns:people.person.children&gt; <text:s/>?b</text:p>
          </table:table-cell>
          <table:table-cell office:value-type="float" office:value="0.01835817">
            <text:p>0.01835817</text:p>
          </table:table-cell>
          <table:table-cell office:value-type="float" office:value="1">
            <text:p>1</text:p>
          </table:table-cell>
          <table:table-cell table:number-columns-repeated="2" office:value-type="percentage" office:value="1">
            <text:p>100.00%</text:p>
          </table:table-cell>
          <table:table-cell table:number-columns-repeated="3" office:value-type="float" office:value="214184">
            <text:p>214184</text:p>
          </table:table-cell>
          <table:table-cell office:value-type="string">
            <text:p>?b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b <text:s/>&lt;ns:people.person.children&gt; <text:s/>?a <text:s text:c="2"/>=&gt; ?a <text:s/>&lt;ns:people.person.parents&gt; <text:s/>?b</text:p>
          </table:table-cell>
          <table:table-cell office:value-type="float" office:value="0.01835817">
            <text:p>0.01835817</text:p>
          </table:table-cell>
          <table:table-cell office:value-type="float" office:value="1">
            <text:p>1</text:p>
          </table:table-cell>
          <table:table-cell table:number-columns-repeated="2" office:value-type="percentage" office:value="1">
            <text:p>100.00%</text:p>
          </table:table-cell>
          <table:table-cell table:number-columns-repeated="3" office:value-type="float" office:value="214184">
            <text:p>214184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b <text:s/>&lt;ns:people.person.sibling_s..people.sibling_relationship.sibling&gt; <text:s/>?a <text:s text:c="2"/>=&gt; ?a <text:s/>&lt;ns:people.person.sibling_s..people.sibling_relationship.sibling&gt; <text:s/>?b</text:p>
          </table:table-cell>
          <table:table-cell office:value-type="float" office:value="0.014881171">
            <text:p>0.014881171</text:p>
          </table:table-cell>
          <table:table-cell office:value-type="float" office:value="1">
            <text:p>1</text:p>
          </table:table-cell>
          <table:table-cell table:number-columns-repeated="2" office:value-type="percentage" office:value="1">
            <text:p>100.00%</text:p>
          </table:table-cell>
          <table:table-cell table:number-columns-repeated="3" office:value-type="float" office:value="173618">
            <text:p>17361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nationality&gt; <text:s/>?b <text:s text:c="2"/>=&gt; ?a <text:s/>&lt;ns:people.person.places_lived..people.place_lived.location&gt; <text:s/>?b</text:p>
          </table:table-cell>
          <table:table-cell office:value-type="float" office:value="0.000230309">
            <text:p>0.000230309</text:p>
          </table:table-cell>
          <table:table-cell office:value-type="float" office:value="0.014373442">
            <text:p>0.014373442</text:p>
          </table:table-cell>
          <table:table-cell office:value-type="percentage" office:value="0.00381713">
            <text:p>0.38%</text:p>
          </table:table-cell>
          <table:table-cell office:value-type="percentage" office:value="0.020747913">
            <text:p>2.07%</text:p>
          </table:table-cell>
          <table:table-cell office:value-type="float" office:value="2687">
            <text:p>2687</text:p>
          </table:table-cell>
          <table:table-cell office:value-type="float" office:value="703932">
            <text:p>703932</text:p>
          </table:table-cell>
          <table:table-cell office:value-type="float" office:value="129507">
            <text:p>12950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lace_of_birth&gt; <text:s/>?b <text:s text:c="2"/>=&gt; ?a <text:s/>&lt;ns:people.person.places_lived..people.place_lived.location&gt; <text:s/>?b</text:p>
          </table:table-cell>
          <table:table-cell office:value-type="float" office:value="0.006504523">
            <text:p>0.006504523</text:p>
          </table:table-cell>
          <table:table-cell office:value-type="float" office:value="0.40594409">
            <text:p>0.40594409</text:p>
          </table:table-cell>
          <table:table-cell office:value-type="percentage" office:value="0.099882596">
            <text:p>9.99%</text:p>
          </table:table-cell>
          <table:table-cell office:value-type="percentage" office:value="0.570479233">
            <text:p>57.05%</text:p>
          </table:table-cell>
          <table:table-cell office:value-type="float" office:value="75888">
            <text:p>75888</text:p>
          </table:table-cell>
          <table:table-cell office:value-type="float" office:value="759772">
            <text:p>759772</text:p>
          </table:table-cell>
          <table:table-cell office:value-type="float" office:value="133025">
            <text:p>13302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b <text:s/>&lt;ns:people.person.spouse_s..people.marriage.spouse&gt; <text:s/>?a <text:s text:c="2"/>=&gt; ?a <text:s/>&lt;ns:people.person.spouse_s..people.marriage.spouse&gt; <text:s/>?b</text:p>
          </table:table-cell>
          <table:table-cell office:value-type="float" office:value="0.019144151">
            <text:p>0.019144151</text:p>
          </table:table-cell>
          <table:table-cell office:value-type="float" office:value="1">
            <text:p>1</text:p>
          </table:table-cell>
          <table:table-cell table:number-columns-repeated="2" office:value-type="percentage" office:value="1">
            <text:p>100.00%</text:p>
          </table:table-cell>
          <table:table-cell table:number-columns-repeated="3" office:value-type="float" office:value="223354">
            <text:p>223354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spouse&gt; <text:s/>?f <text:s/>?f <text:s/>&lt;ns:people.person.places_lived..people.place_lived.start_date&gt; <text:s/>?b <text:s text:c="2"/>=&gt; ?a <text:s/>&lt;ns:people.person.places_lived..people.place_lived.start_date&gt; <text:s/>?b</text:p>
          </table:table-cell>
          <table:table-cell office:value-type="float" office:value="0.000004114">
            <text:p>0.000004114</text:p>
          </table:table-cell>
          <table:table-cell office:value-type="float" office:value="0.016603251">
            <text:p>0.016603251</text:p>
          </table:table-cell>
          <table:table-cell office:value-type="percentage" office:value="0.030788967">
            <text:p>3.08%</text:p>
          </table:table-cell>
          <table:table-cell office:value-type="percentage" office:value="0.41025641">
            <text:p>41.03%</text:p>
          </table:table-cell>
          <table:table-cell office:value-type="float" office:value="48">
            <text:p>48</text:p>
          </table:table-cell>
          <table:table-cell office:value-type="float" office:value="1559">
            <text:p>1559</text:p>
          </table:table-cell>
          <table:table-cell office:value-type="float" office:value="117">
            <text:p>11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pouse_s..people.marriage.spouse&gt; <text:s/>?a <text:s/>?e <text:s/>&lt;ns:people.person.places_lived..people.place_lived.start_date&gt; <text:s/>?b <text:s text:c="2"/>=&gt; ?a <text:s/>&lt;ns:people.person.places_lived..people.place_lived.start_date&gt; <text:s/>?b</text:p>
          </table:table-cell>
          <table:table-cell office:value-type="float" office:value="0.000004114">
            <text:p>0.000004114</text:p>
          </table:table-cell>
          <table:table-cell office:value-type="float" office:value="0.016603251">
            <text:p>0.016603251</text:p>
          </table:table-cell>
          <table:table-cell office:value-type="percentage" office:value="0.030788967">
            <text:p>3.08%</text:p>
          </table:table-cell>
          <table:table-cell office:value-type="percentage" office:value="0.41025641">
            <text:p>41.03%</text:p>
          </table:table-cell>
          <table:table-cell office:value-type="float" office:value="48">
            <text:p>48</text:p>
          </table:table-cell>
          <table:table-cell office:value-type="float" office:value="1559">
            <text:p>1559</text:p>
          </table:table-cell>
          <table:table-cell office:value-type="float" office:value="117">
            <text:p>11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mployment_history..business.employment_tenure.from&gt; <text:s/>?b <text:s/>?a <text:s/>&lt;ns:people.person.places_lived..people.place_lived.start_date&gt; <text:s/>?b <text:s text:c="2"/>=&gt; ?a <text:s/>&lt;ns:people.person.places_lived..people.place_lived.end_date&gt; <text:s/>?b</text:p>
          </table:table-cell>
          <table:table-cell office:value-type="float" office:value="0.000007286">
            <text:p>0.000007286</text:p>
          </table:table-cell>
          <table:table-cell office:value-type="float" office:value="0.039461467">
            <text:p>0.039461467</text:p>
          </table:table-cell>
          <table:table-cell office:value-type="percentage" office:value="0.544871795">
            <text:p>54.49%</text:p>
          </table:table-cell>
          <table:table-cell office:value-type="percentage" office:value="0.625">
            <text:p>62.50%</text:p>
          </table:table-cell>
          <table:table-cell office:value-type="float" office:value="85">
            <text:p>85</text:p>
          </table:table-cell>
          <table:table-cell office:value-type="float" office:value="156">
            <text:p>156</text:p>
          </table:table-cell>
          <table:table-cell office:value-type="float" office:value="136">
            <text:p>13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mployment_history..business.employment_tenure.from&gt; <text:s/>?b <text:s/>?a <text:s/>&lt;ns:people.person.employment_history..business.employment_tenure.to&gt; <text:s/>?b <text:s text:c="2"/>=&gt; ?a <text:s/>&lt;ns:people.person.places_lived..people.place_lived.end_date&gt; <text:s/>?b</text:p>
          </table:table-cell>
          <table:table-cell office:value-type="float" office:value="0.000003943">
            <text:p>0.000003943</text:p>
          </table:table-cell>
          <table:table-cell office:value-type="float" office:value="0.021355617">
            <text:p>0.021355617</text:p>
          </table:table-cell>
          <table:table-cell office:value-type="percentage" office:value="0.006615849">
            <text:p>0.66%</text:p>
          </table:table-cell>
          <table:table-cell office:value-type="percentage" office:value="0.232323232">
            <text:p>23.23%</text:p>
          </table:table-cell>
          <table:table-cell office:value-type="float" office:value="46">
            <text:p>46</text:p>
          </table:table-cell>
          <table:table-cell office:value-type="float" office:value="6953">
            <text:p>6953</text:p>
          </table:table-cell>
          <table:table-cell office:value-type="float" office:value="198">
            <text:p>19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ducation..education.education.end_date&gt; <text:s/>?b <text:s/>?a <text:s/>&lt;ns:people.person.places_lived..people.place_lived.start_date&gt; <text:s/>?b <text:s text:c="2"/>=&gt; ?a <text:s/>&lt;ns:people.person.places_lived..people.place_lived.end_date&gt; <text:s/>?b</text:p>
          </table:table-cell>
          <table:table-cell office:value-type="float" office:value="0.0000054">
            <text:p>0.0000054</text:p>
          </table:table-cell>
          <table:table-cell office:value-type="float" office:value="0.029247911">
            <text:p>0.029247911</text:p>
          </table:table-cell>
          <table:table-cell office:value-type="percentage" office:value="0.707865169">
            <text:p>70.79%</text:p>
          </table:table-cell>
          <table:table-cell office:value-type="percentage" office:value="0.807692308">
            <text:p>80.77%</text:p>
          </table:table-cell>
          <table:table-cell office:value-type="float" office:value="63">
            <text:p>63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ducation..education.education.start_date&gt; <text:s/>?b <text:s/>?a <text:s/>&lt;ns:people.person.places_lived..people.place_lived.start_date&gt; <text:s/>?b <text:s text:c="2"/>=&gt; ?a <text:s/>&lt;ns:people.person.places_lived..people.place_lived.end_date&gt; <text:s/>?b</text:p>
          </table:table-cell>
          <table:table-cell office:value-type="float" office:value="0.000006171">
            <text:p>0.000006171</text:p>
          </table:table-cell>
          <table:table-cell office:value-type="float" office:value="0.033426184">
            <text:p>0.033426184</text:p>
          </table:table-cell>
          <table:table-cell office:value-type="percentage" office:value="0.637168142">
            <text:p>63.72%</text:p>
          </table:table-cell>
          <table:table-cell office:value-type="percentage" office:value="0.660550459">
            <text:p>66.06%</text:p>
          </table:table-cell>
          <table:table-cell office:value-type="float" office:value="72">
            <text:p>72</text:p>
          </table:table-cell>
          <table:table-cell office:value-type="float" office:value="113">
            <text:p>113</text:p>
          </table:table-cell>
          <table:table-cell office:value-type="float" office:value="109">
            <text:p>10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mployment_history..business.employment_tenure.to&gt; <text:s/>?b <text:s/>?a <text:s/>&lt;ns:people.person.places_lived..people.place_lived.start_date&gt; <text:s/>?b <text:s text:c="2"/>=&gt; ?a <text:s/>&lt;ns:people.person.places_lived..people.place_lived.end_date&gt; <text:s/>?b</text:p>
          </table:table-cell>
          <table:table-cell office:value-type="float" office:value="0.000005657">
            <text:p>0.000005657</text:p>
          </table:table-cell>
          <table:table-cell office:value-type="float" office:value="0.030640669">
            <text:p>0.030640669</text:p>
          </table:table-cell>
          <table:table-cell office:value-type="percentage" office:value="0.814814815">
            <text:p>81.48%</text:p>
          </table:table-cell>
          <table:table-cell office:value-type="percentage" office:value="0.857142857">
            <text:p>85.71%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education..education.education.end_date&gt; <text:s/>?b <text:s/>?a <text:s/>&lt;ns:people.person.education..education.education.start_date&gt; <text:s/>?b <text:s text:c="2"/>=&gt; ?a <text:s/>&lt;ns:people.person.places_lived..people.place_lived.end_date&gt; <text:s/>?b</text:p>
          </table:table-cell>
          <table:table-cell office:value-type="float" office:value="0.000002314">
            <text:p>0.000002314</text:p>
          </table:table-cell>
          <table:table-cell office:value-type="float" office:value="0.012534819">
            <text:p>0.012534819</text:p>
          </table:table-cell>
          <table:table-cell office:value-type="percentage" office:value="0.039881832">
            <text:p>3.99%</text:p>
          </table:table-cell>
          <table:table-cell office:value-type="percentage" office:value="0.341772152">
            <text:p>34.18%</text:p>
          </table:table-cell>
          <table:table-cell office:value-type="float" office:value="27">
            <text:p>27</text:p>
          </table:table-cell>
          <table:table-cell office:value-type="float" office:value="677">
            <text:p>677</text:p>
          </table:table-cell>
          <table:table-cell office:value-type="float" office:value="79">
            <text:p>7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laces_lived..people.place_lived.location&gt; <text:s/>?b <text:s text:c="2"/>=&gt; ?a <text:s/>&lt;ns:people.person.place_of_birth&gt; <text:s/>?b</text:p>
          </table:table-cell>
          <table:table-cell office:value-type="float" office:value="0.006504523">
            <text:p>0.006504523</text:p>
          </table:table-cell>
          <table:table-cell office:value-type="float" office:value="0.099882596">
            <text:p>0.099882596</text:p>
          </table:table-cell>
          <table:table-cell office:value-type="percentage" office:value="0.40594409">
            <text:p>40.59%</text:p>
          </table:table-cell>
          <table:table-cell office:value-type="percentage" office:value="0.486873508">
            <text:p>48.69%</text:p>
          </table:table-cell>
          <table:table-cell office:value-type="float" office:value="75888">
            <text:p>75888</text:p>
          </table:table-cell>
          <table:table-cell office:value-type="float" office:value="186942">
            <text:p>186942</text:p>
          </table:table-cell>
          <table:table-cell office:value-type="float" office:value="155868">
            <text:p>15586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nationality&gt; <text:s/>?b <text:s text:c="2"/>=&gt; ?a <text:s/>&lt;ns:people.person.place_of_birth&gt; <text:s/>?b</text:p>
          </table:table-cell>
          <table:table-cell office:value-type="float" office:value="0.004000614">
            <text:p>0.004000614</text:p>
          </table:table-cell>
          <table:table-cell office:value-type="float" office:value="0.061432904">
            <text:p>0.061432904</text:p>
          </table:table-cell>
          <table:table-cell office:value-type="percentage" office:value="0.06630612">
            <text:p>6.63%</text:p>
          </table:table-cell>
          <table:table-cell office:value-type="percentage" office:value="0.085707465">
            <text:p>8.57%</text:p>
          </table:table-cell>
          <table:table-cell office:value-type="float" office:value="46675">
            <text:p>46675</text:p>
          </table:table-cell>
          <table:table-cell office:value-type="float" office:value="703932">
            <text:p>703932</text:p>
          </table:table-cell>
          <table:table-cell office:value-type="float" office:value="544585">
            <text:p>54458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lace_of_birth&gt; <text:s/>?b <text:s text:c="2"/>=&gt; ?a <text:s/>&lt;ns:people.person.nationality&gt; <text:s/>?b</text:p>
          </table:table-cell>
          <table:table-cell office:value-type="float" office:value="0.004000614">
            <text:p>0.004000614</text:p>
          </table:table-cell>
          <table:table-cell office:value-type="float" office:value="0.06630612">
            <text:p>0.06630612</text:p>
          </table:table-cell>
          <table:table-cell office:value-type="percentage" office:value="0.061432904">
            <text:p>6.14%</text:p>
          </table:table-cell>
          <table:table-cell office:value-type="percentage" office:value="0.090820822">
            <text:p>9.08%</text:p>
          </table:table-cell>
          <table:table-cell office:value-type="float" office:value="46675">
            <text:p>46675</text:p>
          </table:table-cell>
          <table:table-cell office:value-type="float" office:value="759772">
            <text:p>759772</text:p>
          </table:table-cell>
          <table:table-cell office:value-type="float" office:value="513924">
            <text:p>513924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spouse&gt; <text:s/>?f <text:s/>?f <text:s/>&lt;ns:people.person.places_lived..people.place_lived.end_date&gt; <text:s/>?b <text:s text:c="2"/>=&gt; ?a <text:s/>&lt;ns:people.person.places_lived..people.place_lived.end_date&gt; <text:s/>?b</text:p>
          </table:table-cell>
          <table:table-cell office:value-type="float" office:value="0.000003257">
            <text:p>0.000003257</text:p>
          </table:table-cell>
          <table:table-cell office:value-type="float" office:value="0.017641597">
            <text:p>0.017641597</text:p>
          </table:table-cell>
          <table:table-cell office:value-type="percentage" office:value="0.031799163">
            <text:p>3.18%</text:p>
          </table:table-cell>
          <table:table-cell office:value-type="percentage" office:value="0.417582418">
            <text:p>41.76%</text:p>
          </table:table-cell>
          <table:table-cell office:value-type="float" office:value="38">
            <text:p>38</text:p>
          </table:table-cell>
          <table:table-cell office:value-type="float" office:value="1195">
            <text:p>1195</text:p>
          </table:table-cell>
          <table:table-cell office:value-type="float" office:value="91">
            <text:p>91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spouse&gt; <text:s/>?f <text:s/>?f <text:s/>&lt;ns:people.person.spouse_s..people.marriage.to&gt; <text:s/>?b <text:s text:c="2"/>=&gt; ?a <text:s/>&lt;ns:people.person.places_lived..people.place_lived.end_date&gt; <text:s/>?b</text:p>
          </table:table-cell>
          <table:table-cell office:value-type="float" office:value="0.000006171">
            <text:p>0.000006171</text:p>
          </table:table-cell>
          <table:table-cell office:value-type="float" office:value="0.033426184">
            <text:p>0.033426184</text:p>
          </table:table-cell>
          <table:table-cell office:value-type="percentage" office:value="0.000741038">
            <text:p>0.07%</text:p>
          </table:table-cell>
          <table:table-cell office:value-type="percentage" office:value="0.242424242">
            <text:p>24.24%</text:p>
          </table:table-cell>
          <table:table-cell office:value-type="float" office:value="72">
            <text:p>72</text:p>
          </table:table-cell>
          <table:table-cell office:value-type="float" office:value="97161">
            <text:p>97161</text:p>
          </table:table-cell>
          <table:table-cell office:value-type="float" office:value="297">
            <text:p>29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places_lived..people.place_lived.end_date&gt; <text:s/>?b <text:s/>?e <text:s/>&lt;ns:people.person.spouse_s..people.marriage.spouse&gt; <text:s/>?a <text:s text:c="2"/>=&gt; ?a <text:s/>&lt;ns:people.person.places_lived..people.place_lived.end_date&gt; <text:s/>?b</text:p>
          </table:table-cell>
          <table:table-cell office:value-type="float" office:value="0.000003257">
            <text:p>0.000003257</text:p>
          </table:table-cell>
          <table:table-cell office:value-type="float" office:value="0.017641597">
            <text:p>0.017641597</text:p>
          </table:table-cell>
          <table:table-cell office:value-type="percentage" office:value="0.031799163">
            <text:p>3.18%</text:p>
          </table:table-cell>
          <table:table-cell office:value-type="percentage" office:value="0.417582418">
            <text:p>41.76%</text:p>
          </table:table-cell>
          <table:table-cell office:value-type="float" office:value="38">
            <text:p>38</text:p>
          </table:table-cell>
          <table:table-cell office:value-type="float" office:value="1195">
            <text:p>1195</text:p>
          </table:table-cell>
          <table:table-cell office:value-type="float" office:value="91">
            <text:p>91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pouse_s..people.marriage.spouse&gt; <text:s/>?a <text:s/>?e <text:s/>&lt;ns:people.person.spouse_s..people.marriage.to&gt; <text:s/>?b <text:s text:c="2"/>=&gt; ?a <text:s/>&lt;ns:people.person.places_lived..people.place_lived.end_date&gt; <text:s/>?b</text:p>
          </table:table-cell>
          <table:table-cell office:value-type="float" office:value="0.000006171">
            <text:p>0.000006171</text:p>
          </table:table-cell>
          <table:table-cell office:value-type="float" office:value="0.033426184">
            <text:p>0.033426184</text:p>
          </table:table-cell>
          <table:table-cell office:value-type="percentage" office:value="0.000741038">
            <text:p>0.07%</text:p>
          </table:table-cell>
          <table:table-cell office:value-type="percentage" office:value="0.242424242">
            <text:p>24.24%</text:p>
          </table:table-cell>
          <table:table-cell office:value-type="float" office:value="72">
            <text:p>72</text:p>
          </table:table-cell>
          <table:table-cell office:value-type="float" office:value="97161">
            <text:p>97161</text:p>
          </table:table-cell>
          <table:table-cell office:value-type="float" office:value="297">
            <text:p>29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owl:inverseOf&gt; <text:s/>?f <text:s/>?f <text:s/>&lt;rdfs:domain&gt; <text:s/>?b <text:s text:c="2"/>=&gt; ?a <text:s/>&lt;ns:type.property.expected_type&gt; <text:s/>?b</text:p>
          </table:table-cell>
          <table:table-cell office:value-type="float" office:value="0.000000771">
            <text:p>0.000000771</text:p>
          </table:table-cell>
          <table:table-cell office:value-type="float" office:value="0.025936599">
            <text:p>0.025936599</text:p>
          </table:table-cell>
          <table:table-cell table:number-columns-repeated="2" office:value-type="percentage" office:value="1">
            <text:p>100.00%</text:p>
          </table:table-cell>
          <table:table-cell table:number-columns-repeated="3" office:value-type="float" office:value="9">
            <text:p>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owl:inverseOf&gt; <text:s/>?f <text:s/>?f <text:s/>&lt;ns:type.property.schema&gt; <text:s/>?b <text:s text:c="2"/>=&gt; ?a <text:s/>&lt;ns:type.property.expected_type&gt; <text:s/>?b</text:p>
          </table:table-cell>
          <table:table-cell office:value-type="float" office:value="0.000000771">
            <text:p>0.000000771</text:p>
          </table:table-cell>
          <table:table-cell office:value-type="float" office:value="0.025936599">
            <text:p>0.025936599</text:p>
          </table:table-cell>
          <table:table-cell table:number-columns-repeated="2" office:value-type="percentage" office:value="1">
            <text:p>100.00%</text:p>
          </table:table-cell>
          <table:table-cell table:number-columns-repeated="3" office:value-type="float" office:value="9">
            <text:p>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type.property.reverse_property&gt; <text:s/>?f <text:s/>?f <text:s/>&lt;ns:type.property.schema&gt; <text:s/>?b <text:s text:c="2"/>=&gt; ?a <text:s/>&lt;rdfs:range&gt; <text:s/>?b</text:p>
          </table:table-cell>
          <table:table-cell office:value-type="float" office:value="0.000000771">
            <text:p>0.000000771</text:p>
          </table:table-cell>
          <table:table-cell office:value-type="float" office:value="0.026011561">
            <text:p>0.026011561</text:p>
          </table:table-cell>
          <table:table-cell table:number-columns-repeated="2" office:value-type="percentage" office:value="1">
            <text:p>100.00%</text:p>
          </table:table-cell>
          <table:table-cell table:number-columns-repeated="3" office:value-type="float" office:value="9">
            <text:p>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type.property.reverse_property&gt; <text:s/>?f <text:s/>?f <text:s/>&lt;rdfs:domain&gt; <text:s/>?b <text:s text:c="2"/>=&gt; ?a <text:s/>&lt;rdfs:range&gt; <text:s/>?b</text:p>
          </table:table-cell>
          <table:table-cell office:value-type="float" office:value="0.000000771">
            <text:p>0.000000771</text:p>
          </table:table-cell>
          <table:table-cell office:value-type="float" office:value="0.026011561">
            <text:p>0.026011561</text:p>
          </table:table-cell>
          <table:table-cell table:number-columns-repeated="2" office:value-type="percentage" office:value="1">
            <text:p>100.00%</text:p>
          </table:table-cell>
          <table:table-cell table:number-columns-repeated="3" office:value-type="float" office:value="9">
            <text:p>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rdfs:domain&gt; <text:s/>?b <text:s/>?a <text:s/>&lt;owl:inverseOf&gt; <text:s/>?e <text:s text:c="2"/>=&gt; ?a <text:s/>&lt;rdfs:range&gt; <text:s/>?b</text:p>
          </table:table-cell>
          <table:table-cell office:value-type="float" office:value="0.000000771">
            <text:p>0.000000771</text:p>
          </table:table-cell>
          <table:table-cell office:value-type="float" office:value="0.026011561">
            <text:p>0.026011561</text:p>
          </table:table-cell>
          <table:table-cell table:number-columns-repeated="2" office:value-type="percentage" office:value="1">
            <text:p>100.00%</text:p>
          </table:table-cell>
          <table:table-cell table:number-columns-repeated="3" office:value-type="float" office:value="9">
            <text:p>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type.property.schema&gt; <text:s/>?b <text:s/>?a <text:s/>&lt;owl:inverseOf&gt; <text:s/>?e <text:s text:c="2"/>=&gt; ?a <text:s/>&lt;rdfs:range&gt; <text:s/>?b</text:p>
          </table:table-cell>
          <table:table-cell office:value-type="float" office:value="0.000000771">
            <text:p>0.000000771</text:p>
          </table:table-cell>
          <table:table-cell office:value-type="float" office:value="0.026011561">
            <text:p>0.026011561</text:p>
          </table:table-cell>
          <table:table-cell table:number-columns-repeated="2" office:value-type="percentage" office:value="1">
            <text:p>100.00%</text:p>
          </table:table-cell>
          <table:table-cell table:number-columns-repeated="3" office:value-type="float" office:value="9">
            <text:p>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rdfs:domain&gt; <text:s/>?b <text:s/>?a <text:s/>&lt;ns:type.property.reverse_property&gt; <text:s/>?e <text:s text:c="2"/>=&gt; ?a <text:s/>&lt;ns:type.property.expected_type&gt; <text:s/>?b</text:p>
          </table:table-cell>
          <table:table-cell office:value-type="float" office:value="0.000000771">
            <text:p>0.000000771</text:p>
          </table:table-cell>
          <table:table-cell office:value-type="float" office:value="0.025936599">
            <text:p>0.025936599</text:p>
          </table:table-cell>
          <table:table-cell table:number-columns-repeated="2" office:value-type="percentage" office:value="1">
            <text:p>100.00%</text:p>
          </table:table-cell>
          <table:table-cell table:number-columns-repeated="3" office:value-type="float" office:value="9">
            <text:p>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type.property.schema&gt; <text:s/>?b <text:s/>?a <text:s/>&lt;ns:type.property.reverse_property&gt; <text:s/>?e <text:s text:c="2"/>=&gt; ?a <text:s/>&lt;ns:type.property.expected_type&gt; <text:s/>?b</text:p>
          </table:table-cell>
          <table:table-cell office:value-type="float" office:value="0.000000771">
            <text:p>0.000000771</text:p>
          </table:table-cell>
          <table:table-cell office:value-type="float" office:value="0.025936599">
            <text:p>0.025936599</text:p>
          </table:table-cell>
          <table:table-cell table:number-columns-repeated="2" office:value-type="percentage" office:value="1">
            <text:p>100.00%</text:p>
          </table:table-cell>
          <table:table-cell table:number-columns-repeated="3" office:value-type="float" office:value="9">
            <text:p>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children&gt; <text:s/>?f <text:s/>?f <text:s/>&lt;ns:people.person.languages&gt; <text:s/>?b <text:s text:c="2"/>=&gt; ?a <text:s/>&lt;ns:people.person.languages&gt; <text:s/>?b</text:p>
          </table:table-cell>
          <table:table-cell office:value-type="float" office:value="0.000011057">
            <text:p>0.000011057</text:p>
          </table:table-cell>
          <table:table-cell office:value-type="float" office:value="0.020860285">
            <text:p>0.020860285</text:p>
          </table:table-cell>
          <table:table-cell office:value-type="percentage" office:value="0.031812577">
            <text:p>3.18%</text:p>
          </table:table-cell>
          <table:table-cell office:value-type="percentage" office:value="0.796296296">
            <text:p>79.63%</text:p>
          </table:table-cell>
          <table:table-cell office:value-type="float" office:value="129">
            <text:p>129</text:p>
          </table:table-cell>
          <table:table-cell office:value-type="float" office:value="4055">
            <text:p>4055</text:p>
          </table:table-cell>
          <table:table-cell office:value-type="float" office:value="162">
            <text:p>162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spouse&gt; <text:s/>?f <text:s/>?f <text:s/>&lt;ns:people.person.languages&gt; <text:s/>?b <text:s text:c="2"/>=&gt; ?a <text:s/>&lt;ns:people.person.languages&gt; <text:s/>?b</text:p>
          </table:table-cell>
          <table:table-cell office:value-type="float" office:value="0.000017485">
            <text:p>0.000017485</text:p>
          </table:table-cell>
          <table:table-cell office:value-type="float" office:value="0.032988357">
            <text:p>0.032988357</text:p>
          </table:table-cell>
          <table:table-cell office:value-type="percentage" office:value="0.059841596">
            <text:p>5.98%</text:p>
          </table:table-cell>
          <table:table-cell office:value-type="percentage" office:value="0.75">
            <text:p>75.00%</text:p>
          </table:table-cell>
          <table:table-cell office:value-type="float" office:value="204">
            <text:p>204</text:p>
          </table:table-cell>
          <table:table-cell office:value-type="float" office:value="3409">
            <text:p>3409</text:p>
          </table:table-cell>
          <table:table-cell office:value-type="float" office:value="272">
            <text:p>272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parents&gt; <text:s/>?a <text:s/>?e <text:s/>&lt;ns:people.person.languages&gt; <text:s/>?b <text:s text:c="2"/>=&gt; ?a <text:s/>&lt;ns:people.person.languages&gt; <text:s/>?b</text:p>
          </table:table-cell>
          <table:table-cell office:value-type="float" office:value="0.000011057">
            <text:p>0.000011057</text:p>
          </table:table-cell>
          <table:table-cell office:value-type="float" office:value="0.020860285">
            <text:p>0.020860285</text:p>
          </table:table-cell>
          <table:table-cell office:value-type="percentage" office:value="0.031812577">
            <text:p>3.18%</text:p>
          </table:table-cell>
          <table:table-cell office:value-type="percentage" office:value="0.796296296">
            <text:p>79.63%</text:p>
          </table:table-cell>
          <table:table-cell office:value-type="float" office:value="129">
            <text:p>129</text:p>
          </table:table-cell>
          <table:table-cell office:value-type="float" office:value="4055">
            <text:p>4055</text:p>
          </table:table-cell>
          <table:table-cell office:value-type="float" office:value="162">
            <text:p>162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arents&gt; <text:s/>?f <text:s/>?f <text:s/>&lt;ns:people.person.languages&gt; <text:s/>?b <text:s text:c="2"/>=&gt; ?a <text:s/>&lt;ns:people.person.languages&gt; <text:s/>?b</text:p>
          </table:table-cell>
          <table:table-cell office:value-type="float" office:value="0.000011057">
            <text:p>0.000011057</text:p>
          </table:table-cell>
          <table:table-cell office:value-type="float" office:value="0.020860285">
            <text:p>0.020860285</text:p>
          </table:table-cell>
          <table:table-cell office:value-type="percentage" office:value="0.037532732">
            <text:p>3.75%</text:p>
          </table:table-cell>
          <table:table-cell office:value-type="percentage" office:value="0.781818182">
            <text:p>78.18%</text:p>
          </table:table-cell>
          <table:table-cell office:value-type="float" office:value="129">
            <text:p>129</text:p>
          </table:table-cell>
          <table:table-cell office:value-type="float" office:value="3437">
            <text:p>3437</text:p>
          </table:table-cell>
          <table:table-cell office:value-type="float" office:value="165">
            <text:p>16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ibling_s..people.sibling_relationship.sibling&gt; <text:s/>?f <text:s/>?f <text:s/>&lt;ns:people.person.languages&gt; <text:s/>?b <text:s text:c="2"/>=&gt; ?a <text:s/>&lt;ns:people.person.languages&gt; <text:s/>?b</text:p>
          </table:table-cell>
          <table:table-cell office:value-type="float" office:value="0.000010371">
            <text:p>0.000010371</text:p>
          </table:table-cell>
          <table:table-cell office:value-type="float" office:value="0.019566624">
            <text:p>0.019566624</text:p>
          </table:table-cell>
          <table:table-cell office:value-type="percentage" office:value="0.03782432">
            <text:p>3.78%</text:p>
          </table:table-cell>
          <table:table-cell office:value-type="percentage" office:value="0.720238095">
            <text:p>72.02%</text:p>
          </table:table-cell>
          <table:table-cell office:value-type="float" office:value="121">
            <text:p>121</text:p>
          </table:table-cell>
          <table:table-cell office:value-type="float" office:value="3199">
            <text:p>3199</text:p>
          </table:table-cell>
          <table:table-cell office:value-type="float" office:value="168">
            <text:p>16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languages&gt; <text:s/>?b <text:s/>?e <text:s/>&lt;ns:people.person.sibling_s..people.sibling_relationship.sibling&gt; <text:s/>?a <text:s text:c="2"/>=&gt; ?a <text:s/>&lt;ns:people.person.languages&gt; <text:s/>?b</text:p>
          </table:table-cell>
          <table:table-cell office:value-type="float" office:value="0.000010371">
            <text:p>0.000010371</text:p>
          </table:table-cell>
          <table:table-cell office:value-type="float" office:value="0.019566624">
            <text:p>0.019566624</text:p>
          </table:table-cell>
          <table:table-cell office:value-type="percentage" office:value="0.03782432">
            <text:p>3.78%</text:p>
          </table:table-cell>
          <table:table-cell office:value-type="percentage" office:value="0.720238095">
            <text:p>72.02%</text:p>
          </table:table-cell>
          <table:table-cell office:value-type="float" office:value="121">
            <text:p>121</text:p>
          </table:table-cell>
          <table:table-cell office:value-type="float" office:value="3199">
            <text:p>3199</text:p>
          </table:table-cell>
          <table:table-cell office:value-type="float" office:value="168">
            <text:p>16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languages&gt; <text:s/>?b <text:s/>?e <text:s/>&lt;ns:people.person.spouse_s..people.marriage.spouse&gt; <text:s/>?a <text:s text:c="2"/>=&gt; ?a <text:s/>&lt;ns:people.person.languages&gt; <text:s/>?b</text:p>
          </table:table-cell>
          <table:table-cell office:value-type="float" office:value="0.000017485">
            <text:p>0.000017485</text:p>
          </table:table-cell>
          <table:table-cell office:value-type="float" office:value="0.032988357">
            <text:p>0.032988357</text:p>
          </table:table-cell>
          <table:table-cell office:value-type="percentage" office:value="0.059841596">
            <text:p>5.98%</text:p>
          </table:table-cell>
          <table:table-cell office:value-type="percentage" office:value="0.75">
            <text:p>75.00%</text:p>
          </table:table-cell>
          <table:table-cell office:value-type="float" office:value="204">
            <text:p>204</text:p>
          </table:table-cell>
          <table:table-cell office:value-type="float" office:value="3409">
            <text:p>3409</text:p>
          </table:table-cell>
          <table:table-cell office:value-type="float" office:value="272">
            <text:p>272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languages&gt; <text:s/>?b <text:s/>?e <text:s/>&lt;ns:people.person.children&gt; <text:s/>?a <text:s text:c="2"/>=&gt; ?a <text:s/>&lt;ns:people.person.languages&gt; <text:s/>?b</text:p>
          </table:table-cell>
          <table:table-cell office:value-type="float" office:value="0.000011057">
            <text:p>0.000011057</text:p>
          </table:table-cell>
          <table:table-cell office:value-type="float" office:value="0.020860285">
            <text:p>0.020860285</text:p>
          </table:table-cell>
          <table:table-cell office:value-type="percentage" office:value="0.037532732">
            <text:p>3.75%</text:p>
          </table:table-cell>
          <table:table-cell office:value-type="percentage" office:value="0.781818182">
            <text:p>78.18%</text:p>
          </table:table-cell>
          <table:table-cell office:value-type="float" office:value="129">
            <text:p>129</text:p>
          </table:table-cell>
          <table:table-cell office:value-type="float" office:value="3437">
            <text:p>3437</text:p>
          </table:table-cell>
          <table:table-cell office:value-type="float" office:value="165">
            <text:p>16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laces_lived..people.place_lived.end_date&gt; <text:s/>?b <text:s/>?a <text:s/>&lt;ns:people.person.places_lived..people.place_lived.start_date&gt; <text:s/>?b <text:s text:c="2"/>=&gt; ?a <text:s/>&lt;ns:people.person.education..education.education.start_date&gt; <text:s/>?b</text:p>
          </table:table-cell>
          <table:table-cell office:value-type="float" office:value="0.000006171">
            <text:p>0.000006171</text:p>
          </table:table-cell>
          <table:table-cell office:value-type="float" office:value="0.020589076">
            <text:p>0.020589076</text:p>
          </table:table-cell>
          <table:table-cell office:value-type="percentage" office:value="0.063886424">
            <text:p>6.39%</text:p>
          </table:table-cell>
          <table:table-cell office:value-type="percentage" office:value="0.140350877">
            <text:p>14.04%</text:p>
          </table:table-cell>
          <table:table-cell office:value-type="float" office:value="72">
            <text:p>72</text:p>
          </table:table-cell>
          <table:table-cell office:value-type="float" office:value="1127">
            <text:p>1127</text:p>
          </table:table-cell>
          <table:table-cell office:value-type="float" office:value="513">
            <text:p>513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lace_of_birth&gt; <text:s/>?b <text:s/>?a <text:s/>&lt;ns:people.person.places_lived..people.place_lived.location&gt; <text:s/>?b <text:s text:c="2"/>=&gt; ?a <text:s/>&lt;ns:people.person.spouse_s..people.marriage.location_of_ceremony&gt; <text:s/>?b</text:p>
          </table:table-cell>
          <table:table-cell office:value-type="float" office:value="0.000008743">
            <text:p>0.000008743</text:p>
          </table:table-cell>
          <table:table-cell office:value-type="float" office:value="0.014638347">
            <text:p>0.014638347</text:p>
          </table:table-cell>
          <table:table-cell office:value-type="percentage" office:value="0.001344086">
            <text:p>0.13%</text:p>
          </table:table-cell>
          <table:table-cell office:value-type="percentage" office:value="0.092896175">
            <text:p>9.29%</text:p>
          </table:table-cell>
          <table:table-cell office:value-type="float" office:value="102">
            <text:p>102</text:p>
          </table:table-cell>
          <table:table-cell office:value-type="float" office:value="75888">
            <text:p>75888</text:p>
          </table:table-cell>
          <table:table-cell office:value-type="float" office:value="1098">
            <text:p>109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spouse&gt; <text:s/>?f <text:s/>?f <text:s/>&lt;ns:people.person.spouse_s..people.marriage.location_of_ceremony&gt; <text:s/>?b <text:s text:c="2"/>=&gt; ?a <text:s/>&lt;ns:people.person.spouse_s..people.marriage.location_of_ceremony&gt; <text:s/>?b</text:p>
          </table:table-cell>
          <table:table-cell office:value-type="float" office:value="0.000596214">
            <text:p>0.000596214</text:p>
          </table:table-cell>
          <table:table-cell office:value-type="float" office:value="0.998277842">
            <text:p>0.998277842</text:p>
          </table:table-cell>
          <table:table-cell office:value-type="percentage" office:value="0.729599329">
            <text:p>72.96%</text:p>
          </table:table-cell>
          <table:table-cell office:value-type="percentage" office:value="0.911067453">
            <text:p>91.11%</text:p>
          </table:table-cell>
          <table:table-cell office:value-type="float" office:value="6956">
            <text:p>6956</text:p>
          </table:table-cell>
          <table:table-cell office:value-type="float" office:value="9534">
            <text:p>9534</text:p>
          </table:table-cell>
          <table:table-cell office:value-type="float" office:value="7635">
            <text:p>763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spouse&gt; <text:s/>?f <text:s/>?f <text:s/>&lt;ns:people.person.places_lived..people.place_lived.location&gt; <text:s/>?b <text:s text:c="2"/>=&gt; ?a <text:s/>&lt;ns:people.person.spouse_s..people.marriage.location_of_ceremony&gt; <text:s/>?b</text:p>
          </table:table-cell>
          <table:table-cell office:value-type="float" office:value="0.000022628">
            <text:p>0.000022628</text:p>
          </table:table-cell>
          <table:table-cell office:value-type="float" office:value="0.037887486">
            <text:p>0.037887486</text:p>
          </table:table-cell>
          <table:table-cell office:value-type="percentage" office:value="0.00513339">
            <text:p>0.51%</text:p>
          </table:table-cell>
          <table:table-cell office:value-type="percentage" office:value="0.058575549">
            <text:p>5.86%</text:p>
          </table:table-cell>
          <table:table-cell office:value-type="float" office:value="264">
            <text:p>264</text:p>
          </table:table-cell>
          <table:table-cell office:value-type="float" office:value="51428">
            <text:p>51428</text:p>
          </table:table-cell>
          <table:table-cell office:value-type="float" office:value="4507">
            <text:p>450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children&gt; <text:s/>?f <text:s/>?f <text:s/>&lt;ns:people.person.places_lived..people.place_lived.location&gt; <text:s/>?b <text:s text:c="2"/>=&gt; ?a <text:s/>&lt;ns:people.person.spouse_s..people.marriage.location_of_ceremony&gt; <text:s/>?b</text:p>
          </table:table-cell>
          <table:table-cell office:value-type="float" office:value="0.000010371">
            <text:p>0.000010371</text:p>
          </table:table-cell>
          <table:table-cell office:value-type="float" office:value="0.017365098">
            <text:p>0.017365098</text:p>
          </table:table-cell>
          <table:table-cell office:value-type="percentage" office:value="0.002897648">
            <text:p>0.29%</text:p>
          </table:table-cell>
          <table:table-cell office:value-type="percentage" office:value="0.101340034">
            <text:p>10.13%</text:p>
          </table:table-cell>
          <table:table-cell office:value-type="float" office:value="121">
            <text:p>121</text:p>
          </table:table-cell>
          <table:table-cell office:value-type="float" office:value="41758">
            <text:p>41758</text:p>
          </table:table-cell>
          <table:table-cell office:value-type="float" office:value="1194">
            <text:p>1194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spouse&gt; <text:s/>?f <text:s/>?f <text:s/>&lt;ns:people.person.place_of_birth&gt; <text:s/>?b <text:s text:c="2"/>=&gt; ?a <text:s/>&lt;ns:people.person.spouse_s..people.marriage.location_of_ceremony&gt; <text:s/>?b</text:p>
          </table:table-cell>
          <table:table-cell office:value-type="float" office:value="0.000034628">
            <text:p>0.000034628</text:p>
          </table:table-cell>
          <table:table-cell office:value-type="float" office:value="0.057979334">
            <text:p>0.057979334</text:p>
          </table:table-cell>
          <table:table-cell office:value-type="percentage" office:value="0.003513471">
            <text:p>0.35%</text:p>
          </table:table-cell>
          <table:table-cell office:value-type="percentage" office:value="0.072911027">
            <text:p>7.29%</text:p>
          </table:table-cell>
          <table:table-cell office:value-type="float" office:value="404">
            <text:p>404</text:p>
          </table:table-cell>
          <table:table-cell office:value-type="float" office:value="114986">
            <text:p>114986</text:p>
          </table:table-cell>
          <table:table-cell office:value-type="float" office:value="5541">
            <text:p>5541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children&gt; <text:s/>?f <text:s/>?f <text:s/>&lt;ns:people.person.place_of_birth&gt; <text:s/>?b <text:s text:c="2"/>=&gt; ?a <text:s/>&lt;ns:people.person.spouse_s..people.marriage.location_of_ceremony&gt; <text:s/>?b</text:p>
          </table:table-cell>
          <table:table-cell office:value-type="float" office:value="0.000031542">
            <text:p>0.000031542</text:p>
          </table:table-cell>
          <table:table-cell office:value-type="float" office:value="0.052812859">
            <text:p>0.052812859</text:p>
          </table:table-cell>
          <table:table-cell office:value-type="percentage" office:value="0.004351888">
            <text:p>0.44%</text:p>
          </table:table-cell>
          <table:table-cell office:value-type="percentage" office:value="0.13362382">
            <text:p>13.36%</text:p>
          </table:table-cell>
          <table:table-cell office:value-type="float" office:value="368">
            <text:p>368</text:p>
          </table:table-cell>
          <table:table-cell office:value-type="float" office:value="84561">
            <text:p>84561</text:p>
          </table:table-cell>
          <table:table-cell office:value-type="float" office:value="2754">
            <text:p>2754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ibling_s..people.sibling_relationship.sibling&gt; <text:s/>?f <text:s/>?f <text:s/>&lt;ns:people.person.place_of_birth&gt; <text:s/>?b <text:s text:c="2"/>=&gt; ?a <text:s/>&lt;ns:people.person.spouse_s..people.marriage.location_of_ceremony&gt; <text:s/>?b</text:p>
          </table:table-cell>
          <table:table-cell office:value-type="float" office:value="0.000008314">
            <text:p>0.000008314</text:p>
          </table:table-cell>
          <table:table-cell office:value-type="float" office:value="0.013920781">
            <text:p>0.013920781</text:p>
          </table:table-cell>
          <table:table-cell office:value-type="percentage" office:value="0.001550288">
            <text:p>0.16%</text:p>
          </table:table-cell>
          <table:table-cell office:value-type="percentage" office:value="0.069285714">
            <text:p>6.93%</text:p>
          </table:table-cell>
          <table:table-cell office:value-type="float" office:value="97">
            <text:p>97</text:p>
          </table:table-cell>
          <table:table-cell office:value-type="float" office:value="62569">
            <text:p>62569</text:p>
          </table:table-cell>
          <table:table-cell office:value-type="float" office:value="1400">
            <text:p>1400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arents&gt; <text:s/>?f <text:s/>?f <text:s/>&lt;ns:people.person.place_of_birth&gt; <text:s/>?b <text:s text:c="2"/>=&gt; ?a <text:s/>&lt;ns:people.person.spouse_s..people.marriage.location_of_ceremony&gt; <text:s/>?b</text:p>
          </table:table-cell>
          <table:table-cell office:value-type="float" office:value="0.000007371">
            <text:p>0.000007371</text:p>
          </table:table-cell>
          <table:table-cell office:value-type="float" office:value="0.012342135">
            <text:p>0.012342135</text:p>
          </table:table-cell>
          <table:table-cell office:value-type="percentage" office:value="0.000832027">
            <text:p>0.08%</text:p>
          </table:table-cell>
          <table:table-cell office:value-type="percentage" office:value="0.042198234">
            <text:p>4.22%</text:p>
          </table:table-cell>
          <table:table-cell office:value-type="float" office:value="86">
            <text:p>86</text:p>
          </table:table-cell>
          <table:table-cell office:value-type="float" office:value="103362">
            <text:p>103362</text:p>
          </table:table-cell>
          <table:table-cell office:value-type="float" office:value="2038">
            <text:p>203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pouse_s..people.marriage.location_of_ceremony&gt; <text:s/>?b <text:s/>?e <text:s/>&lt;ns:people.person.spouse_s..people.marriage.spouse&gt; <text:s/>?a <text:s text:c="2"/>=&gt; ?a <text:s/>&lt;ns:people.person.spouse_s..people.marriage.location_of_ceremony&gt; <text:s/>?b</text:p>
          </table:table-cell>
          <table:table-cell office:value-type="float" office:value="0.000596214">
            <text:p>0.000596214</text:p>
          </table:table-cell>
          <table:table-cell office:value-type="float" office:value="0.998277842">
            <text:p>0.998277842</text:p>
          </table:table-cell>
          <table:table-cell office:value-type="percentage" office:value="0.729599329">
            <text:p>72.96%</text:p>
          </table:table-cell>
          <table:table-cell office:value-type="percentage" office:value="0.911067453">
            <text:p>91.11%</text:p>
          </table:table-cell>
          <table:table-cell office:value-type="float" office:value="6956">
            <text:p>6956</text:p>
          </table:table-cell>
          <table:table-cell office:value-type="float" office:value="9534">
            <text:p>9534</text:p>
          </table:table-cell>
          <table:table-cell office:value-type="float" office:value="7635">
            <text:p>763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children&gt; <text:s/>?a <text:s/>?e <text:s/>&lt;ns:people.person.place_of_birth&gt; <text:s/>?b <text:s text:c="2"/>=&gt; ?a <text:s/>&lt;ns:people.person.spouse_s..people.marriage.location_of_ceremony&gt; <text:s/>?b</text:p>
          </table:table-cell>
          <table:table-cell office:value-type="float" office:value="0.000007371">
            <text:p>0.000007371</text:p>
          </table:table-cell>
          <table:table-cell office:value-type="float" office:value="0.012342135">
            <text:p>0.012342135</text:p>
          </table:table-cell>
          <table:table-cell office:value-type="percentage" office:value="0.000832027">
            <text:p>0.08%</text:p>
          </table:table-cell>
          <table:table-cell office:value-type="percentage" office:value="0.042198234">
            <text:p>4.22%</text:p>
          </table:table-cell>
          <table:table-cell office:value-type="float" office:value="86">
            <text:p>86</text:p>
          </table:table-cell>
          <table:table-cell office:value-type="float" office:value="103362">
            <text:p>103362</text:p>
          </table:table-cell>
          <table:table-cell office:value-type="float" office:value="2038">
            <text:p>203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ibling_s..people.sibling_relationship.sibling&gt; <text:s/>?a <text:s/>?e <text:s/>&lt;ns:people.person.place_of_birth&gt; <text:s/>?b <text:s text:c="2"/>=&gt; ?a <text:s/>&lt;ns:people.person.spouse_s..people.marriage.location_of_ceremony&gt; <text:s/>?b</text:p>
          </table:table-cell>
          <table:table-cell office:value-type="float" office:value="0.000008314">
            <text:p>0.000008314</text:p>
          </table:table-cell>
          <table:table-cell office:value-type="float" office:value="0.013920781">
            <text:p>0.013920781</text:p>
          </table:table-cell>
          <table:table-cell office:value-type="percentage" office:value="0.001550288">
            <text:p>0.16%</text:p>
          </table:table-cell>
          <table:table-cell office:value-type="percentage" office:value="0.069285714">
            <text:p>6.93%</text:p>
          </table:table-cell>
          <table:table-cell office:value-type="float" office:value="97">
            <text:p>97</text:p>
          </table:table-cell>
          <table:table-cell office:value-type="float" office:value="62569">
            <text:p>62569</text:p>
          </table:table-cell>
          <table:table-cell office:value-type="float" office:value="1400">
            <text:p>1400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parents&gt; <text:s/>?a <text:s/>?e <text:s/>&lt;ns:people.person.places_lived..people.place_lived.location&gt; <text:s/>?b <text:s text:c="2"/>=&gt; ?a <text:s/>&lt;ns:people.person.spouse_s..people.marriage.location_of_ceremony&gt; <text:s/>?b</text:p>
          </table:table-cell>
          <table:table-cell office:value-type="float" office:value="0.000010371">
            <text:p>0.000010371</text:p>
          </table:table-cell>
          <table:table-cell office:value-type="float" office:value="0.017365098">
            <text:p>0.017365098</text:p>
          </table:table-cell>
          <table:table-cell office:value-type="percentage" office:value="0.002897648">
            <text:p>0.29%</text:p>
          </table:table-cell>
          <table:table-cell office:value-type="percentage" office:value="0.101340034">
            <text:p>10.13%</text:p>
          </table:table-cell>
          <table:table-cell office:value-type="float" office:value="121">
            <text:p>121</text:p>
          </table:table-cell>
          <table:table-cell office:value-type="float" office:value="41758">
            <text:p>41758</text:p>
          </table:table-cell>
          <table:table-cell office:value-type="float" office:value="1194">
            <text:p>1194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pouse_s..people.marriage.spouse&gt; <text:s/>?a <text:s/>?e <text:s/>&lt;ns:people.person.places_lived..people.place_lived.location&gt; <text:s/>?b <text:s text:c="2"/>=&gt; ?a <text:s/>&lt;ns:people.person.spouse_s..people.marriage.location_of_ceremony&gt; <text:s/>?b</text:p>
          </table:table-cell>
          <table:table-cell office:value-type="float" office:value="0.000022628">
            <text:p>0.000022628</text:p>
          </table:table-cell>
          <table:table-cell office:value-type="float" office:value="0.037887486">
            <text:p>0.037887486</text:p>
          </table:table-cell>
          <table:table-cell office:value-type="percentage" office:value="0.00513339">
            <text:p>0.51%</text:p>
          </table:table-cell>
          <table:table-cell office:value-type="percentage" office:value="0.058575549">
            <text:p>5.86%</text:p>
          </table:table-cell>
          <table:table-cell office:value-type="float" office:value="264">
            <text:p>264</text:p>
          </table:table-cell>
          <table:table-cell office:value-type="float" office:value="51428">
            <text:p>51428</text:p>
          </table:table-cell>
          <table:table-cell office:value-type="float" office:value="4507">
            <text:p>450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parents&gt; <text:s/>?a <text:s/>?e <text:s/>&lt;ns:people.person.place_of_birth&gt; <text:s/>?b <text:s text:c="2"/>=&gt; ?a <text:s/>&lt;ns:people.person.spouse_s..people.marriage.location_of_ceremony&gt; <text:s/>?b</text:p>
          </table:table-cell>
          <table:table-cell office:value-type="float" office:value="0.000031542">
            <text:p>0.000031542</text:p>
          </table:table-cell>
          <table:table-cell office:value-type="float" office:value="0.052812859">
            <text:p>0.052812859</text:p>
          </table:table-cell>
          <table:table-cell office:value-type="percentage" office:value="0.004351888">
            <text:p>0.44%</text:p>
          </table:table-cell>
          <table:table-cell office:value-type="percentage" office:value="0.13362382">
            <text:p>13.36%</text:p>
          </table:table-cell>
          <table:table-cell office:value-type="float" office:value="368">
            <text:p>368</text:p>
          </table:table-cell>
          <table:table-cell office:value-type="float" office:value="84561">
            <text:p>84561</text:p>
          </table:table-cell>
          <table:table-cell office:value-type="float" office:value="2754">
            <text:p>2754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pouse_s..people.marriage.spouse&gt; <text:s/>?a <text:s/>?e <text:s/>&lt;ns:people.person.place_of_birth&gt; <text:s/>?b <text:s text:c="2"/>=&gt; ?a <text:s/>&lt;ns:people.person.spouse_s..people.marriage.location_of_ceremony&gt; <text:s/>?b</text:p>
          </table:table-cell>
          <table:table-cell office:value-type="float" office:value="0.000034628">
            <text:p>0.000034628</text:p>
          </table:table-cell>
          <table:table-cell office:value-type="float" office:value="0.057979334">
            <text:p>0.057979334</text:p>
          </table:table-cell>
          <table:table-cell office:value-type="percentage" office:value="0.003513471">
            <text:p>0.35%</text:p>
          </table:table-cell>
          <table:table-cell office:value-type="percentage" office:value="0.072911027">
            <text:p>7.29%</text:p>
          </table:table-cell>
          <table:table-cell office:value-type="float" office:value="404">
            <text:p>404</text:p>
          </table:table-cell>
          <table:table-cell office:value-type="float" office:value="114986">
            <text:p>114986</text:p>
          </table:table-cell>
          <table:table-cell office:value-type="float" office:value="5541">
            <text:p>5541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children&gt; <text:s/>?f <text:s/>?f <text:s/>&lt;ns:people.person.ethnicity&gt; <text:s/>?b <text:s text:c="2"/>=&gt; ?a <text:s/>&lt;ns:people.person.ethnicity&gt; <text:s/>?b</text:p>
          </table:table-cell>
          <table:table-cell office:value-type="float" office:value="0.000099598">
            <text:p>0.000099598</text:p>
          </table:table-cell>
          <table:table-cell office:value-type="float" office:value="0.025568807">
            <text:p>0.025568807</text:p>
          </table:table-cell>
          <table:table-cell office:value-type="percentage" office:value="0.068164486">
            <text:p>6.82%</text:p>
          </table:table-cell>
          <table:table-cell office:value-type="percentage" office:value="0.58245614">
            <text:p>58.25%</text:p>
          </table:table-cell>
          <table:table-cell office:value-type="float" office:value="1162">
            <text:p>1162</text:p>
          </table:table-cell>
          <table:table-cell office:value-type="float" office:value="17047">
            <text:p>17047</text:p>
          </table:table-cell>
          <table:table-cell office:value-type="float" office:value="1995">
            <text:p>199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spouse&gt; <text:s/>?f <text:s/>?f <text:s/>&lt;ns:people.person.ethnicity&gt; <text:s/>?b <text:s text:c="2"/>=&gt; ?a <text:s/>&lt;ns:people.person.ethnicity&gt; <text:s/>?b</text:p>
          </table:table-cell>
          <table:table-cell office:value-type="float" office:value="0.000077484">
            <text:p>0.000077484</text:p>
          </table:table-cell>
          <table:table-cell office:value-type="float" office:value="0.01989174">
            <text:p>0.01989174</text:p>
          </table:table-cell>
          <table:table-cell office:value-type="percentage" office:value="0.049881366">
            <text:p>4.99%</text:p>
          </table:table-cell>
          <table:table-cell office:value-type="percentage" office:value="0.35632637">
            <text:p>35.63%</text:p>
          </table:table-cell>
          <table:table-cell office:value-type="float" office:value="904">
            <text:p>904</text:p>
          </table:table-cell>
          <table:table-cell office:value-type="float" office:value="18123">
            <text:p>18123</text:p>
          </table:table-cell>
          <table:table-cell office:value-type="float" office:value="2537">
            <text:p>253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arents&gt; <text:s/>?f <text:s/>?f <text:s/>&lt;ns:people.person.ethnicity&gt; <text:s/>?b <text:s text:c="2"/>=&gt; ?a <text:s/>&lt;ns:people.person.ethnicity&gt; <text:s/>?b</text:p>
          </table:table-cell>
          <table:table-cell office:value-type="float" office:value="0.000115369">
            <text:p>0.000115369</text:p>
          </table:table-cell>
          <table:table-cell office:value-type="float" office:value="0.029617568">
            <text:p>0.029617568</text:p>
          </table:table-cell>
          <table:table-cell office:value-type="percentage" office:value="0.066712926">
            <text:p>6.67%</text:p>
          </table:table-cell>
          <table:table-cell office:value-type="percentage" office:value="0.656265236">
            <text:p>65.63%</text:p>
          </table:table-cell>
          <table:table-cell office:value-type="float" office:value="1346">
            <text:p>1346</text:p>
          </table:table-cell>
          <table:table-cell office:value-type="float" office:value="20176">
            <text:p>20176</text:p>
          </table:table-cell>
          <table:table-cell office:value-type="float" office:value="2051">
            <text:p>2051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ibling_s..people.sibling_relationship.sibling&gt; <text:s/>?f <text:s/>?f <text:s/>&lt;ns:people.person.ethnicity&gt; <text:s/>?b <text:s text:c="2"/>=&gt; ?a <text:s/>&lt;ns:people.person.ethnicity&gt; <text:s/>?b</text:p>
          </table:table-cell>
          <table:table-cell office:value-type="float" office:value="0.000139111">
            <text:p>0.000139111</text:p>
          </table:table-cell>
          <table:table-cell office:value-type="float" office:value="0.035712714">
            <text:p>0.035712714</text:p>
          </table:table-cell>
          <table:table-cell office:value-type="percentage" office:value="0.123422053">
            <text:p>12.34%</text:p>
          </table:table-cell>
          <table:table-cell office:value-type="percentage" office:value="0.763764706">
            <text:p>76.38%</text:p>
          </table:table-cell>
          <table:table-cell office:value-type="float" office:value="1623">
            <text:p>1623</text:p>
          </table:table-cell>
          <table:table-cell office:value-type="float" office:value="13150">
            <text:p>13150</text:p>
          </table:table-cell>
          <table:table-cell office:value-type="float" office:value="2125">
            <text:p>212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pouse_s..people.marriage.spouse&gt; <text:s/>?a <text:s/>?e <text:s/>&lt;ns:people.person.ethnicity&gt; <text:s/>?b <text:s text:c="2"/>=&gt; ?a <text:s/>&lt;ns:people.person.ethnicity&gt; <text:s/>?b</text:p>
          </table:table-cell>
          <table:table-cell office:value-type="float" office:value="0.000077484">
            <text:p>0.000077484</text:p>
          </table:table-cell>
          <table:table-cell office:value-type="float" office:value="0.01989174">
            <text:p>0.01989174</text:p>
          </table:table-cell>
          <table:table-cell office:value-type="percentage" office:value="0.049881366">
            <text:p>4.99%</text:p>
          </table:table-cell>
          <table:table-cell office:value-type="percentage" office:value="0.35632637">
            <text:p>35.63%</text:p>
          </table:table-cell>
          <table:table-cell office:value-type="float" office:value="904">
            <text:p>904</text:p>
          </table:table-cell>
          <table:table-cell office:value-type="float" office:value="18123">
            <text:p>18123</text:p>
          </table:table-cell>
          <table:table-cell office:value-type="float" office:value="2537">
            <text:p>253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ibling_s..people.sibling_relationship.sibling&gt; <text:s/>?a <text:s/>?e <text:s/>&lt;ns:people.person.ethnicity&gt; <text:s/>?b <text:s text:c="2"/>=&gt; ?a <text:s/>&lt;ns:people.person.ethnicity&gt; <text:s/>?b</text:p>
          </table:table-cell>
          <table:table-cell office:value-type="float" office:value="0.000139111">
            <text:p>0.000139111</text:p>
          </table:table-cell>
          <table:table-cell office:value-type="float" office:value="0.035712714">
            <text:p>0.035712714</text:p>
          </table:table-cell>
          <table:table-cell office:value-type="percentage" office:value="0.123422053">
            <text:p>12.34%</text:p>
          </table:table-cell>
          <table:table-cell office:value-type="percentage" office:value="0.763764706">
            <text:p>76.38%</text:p>
          </table:table-cell>
          <table:table-cell office:value-type="float" office:value="1623">
            <text:p>1623</text:p>
          </table:table-cell>
          <table:table-cell office:value-type="float" office:value="13150">
            <text:p>13150</text:p>
          </table:table-cell>
          <table:table-cell office:value-type="float" office:value="2125">
            <text:p>212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parents&gt; <text:s/>?a <text:s/>?e <text:s/>&lt;ns:people.person.ethnicity&gt; <text:s/>?b <text:s text:c="2"/>=&gt; ?a <text:s/>&lt;ns:people.person.ethnicity&gt; <text:s/>?b</text:p>
          </table:table-cell>
          <table:table-cell office:value-type="float" office:value="0.000099598">
            <text:p>0.000099598</text:p>
          </table:table-cell>
          <table:table-cell office:value-type="float" office:value="0.025568807">
            <text:p>0.025568807</text:p>
          </table:table-cell>
          <table:table-cell office:value-type="percentage" office:value="0.068164486">
            <text:p>6.82%</text:p>
          </table:table-cell>
          <table:table-cell office:value-type="percentage" office:value="0.58245614">
            <text:p>58.25%</text:p>
          </table:table-cell>
          <table:table-cell office:value-type="float" office:value="1162">
            <text:p>1162</text:p>
          </table:table-cell>
          <table:table-cell office:value-type="float" office:value="17047">
            <text:p>17047</text:p>
          </table:table-cell>
          <table:table-cell office:value-type="float" office:value="1995">
            <text:p>199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children&gt; <text:s/>?a <text:s/>?e <text:s/>&lt;ns:people.person.ethnicity&gt; <text:s/>?b <text:s text:c="2"/>=&gt; ?a <text:s/>&lt;ns:people.person.ethnicity&gt; <text:s/>?b</text:p>
          </table:table-cell>
          <table:table-cell office:value-type="float" office:value="0.000115369">
            <text:p>0.000115369</text:p>
          </table:table-cell>
          <table:table-cell office:value-type="float" office:value="0.029617568">
            <text:p>0.029617568</text:p>
          </table:table-cell>
          <table:table-cell office:value-type="percentage" office:value="0.066712926">
            <text:p>6.67%</text:p>
          </table:table-cell>
          <table:table-cell office:value-type="percentage" office:value="0.656265236">
            <text:p>65.63%</text:p>
          </table:table-cell>
          <table:table-cell office:value-type="float" office:value="1346">
            <text:p>1346</text:p>
          </table:table-cell>
          <table:table-cell office:value-type="float" office:value="20176">
            <text:p>20176</text:p>
          </table:table-cell>
          <table:table-cell office:value-type="float" office:value="2051">
            <text:p>2051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spouse&gt; <text:s/>?f <text:s/>?f <text:s/>&lt;ns:people.person.religion&gt; <text:s/>?b <text:s text:c="2"/>=&gt; ?a <text:s/>&lt;ns:people.person.religion&gt; <text:s/>?b</text:p>
          </table:table-cell>
          <table:table-cell office:value-type="float" office:value="0.000147082">
            <text:p>0.000147082</text:p>
          </table:table-cell>
          <table:table-cell office:value-type="float" office:value="0.036398346">
            <text:p>0.036398346</text:p>
          </table:table-cell>
          <table:table-cell office:value-type="percentage" office:value="0.088298858">
            <text:p>8.83%</text:p>
          </table:table-cell>
          <table:table-cell office:value-type="percentage" office:value="0.612201213">
            <text:p>61.22%</text:p>
          </table:table-cell>
          <table:table-cell office:value-type="float" office:value="1716">
            <text:p>1716</text:p>
          </table:table-cell>
          <table:table-cell office:value-type="float" office:value="19434">
            <text:p>19434</text:p>
          </table:table-cell>
          <table:table-cell office:value-type="float" office:value="2803">
            <text:p>2803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children&gt; <text:s/>?f <text:s/>?f <text:s/>&lt;ns:people.person.religion&gt; <text:s/>?b <text:s text:c="2"/>=&gt; ?a <text:s/>&lt;ns:people.person.religion&gt; <text:s/>?b</text:p>
          </table:table-cell>
          <table:table-cell office:value-type="float" office:value="0.00018231">
            <text:p>0.00018231</text:p>
          </table:table-cell>
          <table:table-cell office:value-type="float" office:value="0.045116131">
            <text:p>0.045116131</text:p>
          </table:table-cell>
          <table:table-cell office:value-type="percentage" office:value="0.157473902">
            <text:p>15.75%</text:p>
          </table:table-cell>
          <table:table-cell office:value-type="percentage" office:value="0.712085705">
            <text:p>71.21%</text:p>
          </table:table-cell>
          <table:table-cell office:value-type="float" office:value="2127">
            <text:p>2127</text:p>
          </table:table-cell>
          <table:table-cell office:value-type="float" office:value="13507">
            <text:p>13507</text:p>
          </table:table-cell>
          <table:table-cell office:value-type="float" office:value="2987">
            <text:p>298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ibling_s..people.sibling_relationship.sibling&gt; <text:s/>?f <text:s/>?f <text:s/>&lt;ns:people.person.religion&gt; <text:s/>?b <text:s text:c="2"/>=&gt; ?a <text:s/>&lt;ns:people.person.religion&gt; <text:s/>?b</text:p>
          </table:table-cell>
          <table:table-cell office:value-type="float" office:value="0.000104569">
            <text:p>0.000104569</text:p>
          </table:table-cell>
          <table:table-cell office:value-type="float" office:value="0.025877612">
            <text:p>0.025877612</text:p>
          </table:table-cell>
          <table:table-cell office:value-type="percentage" office:value="0.135963446">
            <text:p>13.60%</text:p>
          </table:table-cell>
          <table:table-cell office:value-type="percentage" office:value="0.742092457">
            <text:p>74.21%</text:p>
          </table:table-cell>
          <table:table-cell office:value-type="float" office:value="1220">
            <text:p>1220</text:p>
          </table:table-cell>
          <table:table-cell office:value-type="float" office:value="8973">
            <text:p>8973</text:p>
          </table:table-cell>
          <table:table-cell office:value-type="float" office:value="1644">
            <text:p>1644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arents&gt; <text:s/>?f <text:s/>?f <text:s/>&lt;ns:people.person.religion&gt; <text:s/>?b <text:s text:c="2"/>=&gt; ?a <text:s/>&lt;ns:people.person.religion&gt; <text:s/>?b</text:p>
          </table:table-cell>
          <table:table-cell office:value-type="float" office:value="0.000230909">
            <text:p>0.000230909</text:p>
          </table:table-cell>
          <table:table-cell office:value-type="float" office:value="0.057142857">
            <text:p>0.057142857</text:p>
          </table:table-cell>
          <table:table-cell office:value-type="percentage" office:value="0.12443418">
            <text:p>12.44%</text:p>
          </table:table-cell>
          <table:table-cell office:value-type="percentage" office:value="0.691478439">
            <text:p>69.15%</text:p>
          </table:table-cell>
          <table:table-cell office:value-type="float" office:value="2694">
            <text:p>2694</text:p>
          </table:table-cell>
          <table:table-cell office:value-type="float" office:value="21650">
            <text:p>21650</text:p>
          </table:table-cell>
          <table:table-cell office:value-type="float" office:value="3896">
            <text:p>389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pouse_s..people.marriage.spouse&gt; <text:s/>?a <text:s/>?e <text:s/>&lt;ns:people.person.religion&gt; <text:s/>?b <text:s text:c="2"/>=&gt; ?a <text:s/>&lt;ns:people.person.religion&gt; <text:s/>?b</text:p>
          </table:table-cell>
          <table:table-cell office:value-type="float" office:value="0.000147082">
            <text:p>0.000147082</text:p>
          </table:table-cell>
          <table:table-cell office:value-type="float" office:value="0.036398346">
            <text:p>0.036398346</text:p>
          </table:table-cell>
          <table:table-cell office:value-type="percentage" office:value="0.088298858">
            <text:p>8.83%</text:p>
          </table:table-cell>
          <table:table-cell office:value-type="percentage" office:value="0.612201213">
            <text:p>61.22%</text:p>
          </table:table-cell>
          <table:table-cell office:value-type="float" office:value="1716">
            <text:p>1716</text:p>
          </table:table-cell>
          <table:table-cell office:value-type="float" office:value="19434">
            <text:p>19434</text:p>
          </table:table-cell>
          <table:table-cell office:value-type="float" office:value="2803">
            <text:p>2803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parents&gt; <text:s/>?a <text:s/>?e <text:s/>&lt;ns:people.person.religion&gt; <text:s/>?b <text:s text:c="2"/>=&gt; ?a <text:s/>&lt;ns:people.person.religion&gt; <text:s/>?b</text:p>
          </table:table-cell>
          <table:table-cell office:value-type="float" office:value="0.00018231">
            <text:p>0.00018231</text:p>
          </table:table-cell>
          <table:table-cell office:value-type="float" office:value="0.045116131">
            <text:p>0.045116131</text:p>
          </table:table-cell>
          <table:table-cell office:value-type="percentage" office:value="0.157473902">
            <text:p>15.75%</text:p>
          </table:table-cell>
          <table:table-cell office:value-type="percentage" office:value="0.712085705">
            <text:p>71.21%</text:p>
          </table:table-cell>
          <table:table-cell office:value-type="float" office:value="2127">
            <text:p>2127</text:p>
          </table:table-cell>
          <table:table-cell office:value-type="float" office:value="13507">
            <text:p>13507</text:p>
          </table:table-cell>
          <table:table-cell office:value-type="float" office:value="2987">
            <text:p>298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children&gt; <text:s/>?a <text:s/>?e <text:s/>&lt;ns:people.person.religion&gt; <text:s/>?b <text:s text:c="2"/>=&gt; ?a <text:s/>&lt;ns:people.person.religion&gt; <text:s/>?b</text:p>
          </table:table-cell>
          <table:table-cell office:value-type="float" office:value="0.000230909">
            <text:p>0.000230909</text:p>
          </table:table-cell>
          <table:table-cell office:value-type="float" office:value="0.057142857">
            <text:p>0.057142857</text:p>
          </table:table-cell>
          <table:table-cell office:value-type="percentage" office:value="0.12443418">
            <text:p>12.44%</text:p>
          </table:table-cell>
          <table:table-cell office:value-type="percentage" office:value="0.691478439">
            <text:p>69.15%</text:p>
          </table:table-cell>
          <table:table-cell office:value-type="float" office:value="2694">
            <text:p>2694</text:p>
          </table:table-cell>
          <table:table-cell office:value-type="float" office:value="21650">
            <text:p>21650</text:p>
          </table:table-cell>
          <table:table-cell office:value-type="float" office:value="3896">
            <text:p>389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ibling_s..people.sibling_relationship.sibling&gt; <text:s/>?a <text:s/>?e <text:s/>&lt;ns:people.person.religion&gt; <text:s/>?b <text:s text:c="2"/>=&gt; ?a <text:s/>&lt;ns:people.person.religion&gt; <text:s/>?b</text:p>
          </table:table-cell>
          <table:table-cell office:value-type="float" office:value="0.000104569">
            <text:p>0.000104569</text:p>
          </table:table-cell>
          <table:table-cell office:value-type="float" office:value="0.025877612">
            <text:p>0.025877612</text:p>
          </table:table-cell>
          <table:table-cell office:value-type="percentage" office:value="0.135963446">
            <text:p>13.60%</text:p>
          </table:table-cell>
          <table:table-cell office:value-type="percentage" office:value="0.742092457">
            <text:p>74.21%</text:p>
          </table:table-cell>
          <table:table-cell office:value-type="float" office:value="1220">
            <text:p>1220</text:p>
          </table:table-cell>
          <table:table-cell office:value-type="float" office:value="8973">
            <text:p>8973</text:p>
          </table:table-cell>
          <table:table-cell office:value-type="float" office:value="1644">
            <text:p>1644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spouse&gt; <text:s/>?f <text:s/>?f <text:s/>&lt;ns:people.person.spouse_s..people.marriage.from&gt; <text:s/>?b <text:s text:c="2"/>=&gt; ?a <text:s/>&lt;ns:people.person.spouse_s..people.marriage.to&gt; <text:s/>?b</text:p>
          </table:table-cell>
          <table:table-cell office:value-type="float" office:value="0.000151882">
            <text:p>0.000151882</text:p>
          </table:table-cell>
          <table:table-cell office:value-type="float" office:value="0.030029826">
            <text:p>0.030029826</text:p>
          </table:table-cell>
          <table:table-cell office:value-type="percentage" office:value="0.0124194">
            <text:p>1.24%</text:p>
          </table:table-cell>
          <table:table-cell office:value-type="percentage" office:value="0.020089336">
            <text:p>2.01%</text:p>
          </table:table-cell>
          <table:table-cell office:value-type="float" office:value="1772">
            <text:p>1772</text:p>
          </table:table-cell>
          <table:table-cell office:value-type="float" office:value="142680">
            <text:p>142680</text:p>
          </table:table-cell>
          <table:table-cell office:value-type="float" office:value="88206">
            <text:p>8820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spouse&gt; <text:s/>?f <text:s/>?f <text:s/>&lt;ns:people.person.spouse_s..people.marriage.to&gt; <text:s/>?b <text:s text:c="2"/>=&gt; ?a <text:s/>&lt;ns:people.person.spouse_s..people.marriage.to&gt; <text:s/>?b</text:p>
          </table:table-cell>
          <table:table-cell office:value-type="float" office:value="0.00504116">
            <text:p>0.00504116</text:p>
          </table:table-cell>
          <table:table-cell office:value-type="float" office:value="0.996729257">
            <text:p>0.996729257</text:p>
          </table:table-cell>
          <table:table-cell office:value-type="percentage" office:value="0.605335474">
            <text:p>60.53%</text:p>
          </table:table-cell>
          <table:table-cell office:value-type="percentage" office:value="0.680264634">
            <text:p>68.03%</text:p>
          </table:table-cell>
          <table:table-cell office:value-type="float" office:value="58815">
            <text:p>58815</text:p>
          </table:table-cell>
          <table:table-cell office:value-type="float" office:value="97161">
            <text:p>97161</text:p>
          </table:table-cell>
          <table:table-cell office:value-type="float" office:value="86459">
            <text:p>8645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pouse_s..people.marriage.spouse&gt; <text:s/>?a <text:s/>?e <text:s/>&lt;ns:people.person.spouse_s..people.marriage.to&gt; <text:s/>?b <text:s text:c="2"/>=&gt; ?a <text:s/>&lt;ns:people.person.spouse_s..people.marriage.to&gt; <text:s/>?b</text:p>
          </table:table-cell>
          <table:table-cell office:value-type="float" office:value="0.00504116">
            <text:p>0.00504116</text:p>
          </table:table-cell>
          <table:table-cell office:value-type="float" office:value="0.996729257">
            <text:p>0.996729257</text:p>
          </table:table-cell>
          <table:table-cell office:value-type="percentage" office:value="0.605335474">
            <text:p>60.53%</text:p>
          </table:table-cell>
          <table:table-cell office:value-type="percentage" office:value="0.680264634">
            <text:p>68.03%</text:p>
          </table:table-cell>
          <table:table-cell office:value-type="float" office:value="58815">
            <text:p>58815</text:p>
          </table:table-cell>
          <table:table-cell office:value-type="float" office:value="97161">
            <text:p>97161</text:p>
          </table:table-cell>
          <table:table-cell office:value-type="float" office:value="86459">
            <text:p>8645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pouse_s..people.marriage.spouse&gt; <text:s/>?a <text:s/>?e <text:s/>&lt;ns:people.person.spouse_s..people.marriage.from&gt; <text:s/>?b <text:s text:c="2"/>=&gt; ?a <text:s/>&lt;ns:people.person.spouse_s..people.marriage.to&gt; <text:s/>?b</text:p>
          </table:table-cell>
          <table:table-cell office:value-type="float" office:value="0.000151882">
            <text:p>0.000151882</text:p>
          </table:table-cell>
          <table:table-cell office:value-type="float" office:value="0.030029826">
            <text:p>0.030029826</text:p>
          </table:table-cell>
          <table:table-cell office:value-type="percentage" office:value="0.0124194">
            <text:p>1.24%</text:p>
          </table:table-cell>
          <table:table-cell office:value-type="percentage" office:value="0.020089336">
            <text:p>2.01%</text:p>
          </table:table-cell>
          <table:table-cell office:value-type="float" office:value="1772">
            <text:p>1772</text:p>
          </table:table-cell>
          <table:table-cell office:value-type="float" office:value="142680">
            <text:p>142680</text:p>
          </table:table-cell>
          <table:table-cell office:value-type="float" office:value="88206">
            <text:p>8820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ibling_s..people.sibling_relationship.sibling&gt; <text:s/>?f <text:s/>?f <text:s/>&lt;ns:people.person.sibling_s&gt; <text:s/>?b <text:s text:c="2"/>=&gt; ?a <text:s/>&lt;ns:people.person.sibling_s&gt; <text:s/>?b</text:p>
          </table:table-cell>
          <table:table-cell office:value-type="float" office:value="0.014055592">
            <text:p>0.014055592</text:p>
          </table:table-cell>
          <table:table-cell office:value-type="float" office:value="0.999457565">
            <text:p>0.999457565</text:p>
          </table:table-cell>
          <table:table-cell table:number-columns-repeated="2" office:value-type="percentage" office:value="0.473367896">
            <text:p>47.34%</text:p>
          </table:table-cell>
          <table:table-cell office:value-type="float" office:value="163986">
            <text:p>163986</text:p>
          </table:table-cell>
          <table:table-cell table:number-columns-repeated="2" office:value-type="float" office:value="346424">
            <text:p>346424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ibling_s&gt; <text:s/>?b <text:s/>?e <text:s/>&lt;ns:people.person.sibling_s..people.sibling_relationship.sibling&gt; <text:s/>?a <text:s text:c="2"/>=&gt; ?a <text:s/>&lt;ns:people.person.sibling_s&gt; <text:s/>?b</text:p>
          </table:table-cell>
          <table:table-cell office:value-type="float" office:value="0.014055592">
            <text:p>0.014055592</text:p>
          </table:table-cell>
          <table:table-cell office:value-type="float" office:value="0.999457565">
            <text:p>0.999457565</text:p>
          </table:table-cell>
          <table:table-cell table:number-columns-repeated="2" office:value-type="percentage" office:value="0.473367896">
            <text:p>47.34%</text:p>
          </table:table-cell>
          <table:table-cell office:value-type="float" office:value="163986">
            <text:p>163986</text:p>
          </table:table-cell>
          <table:table-cell table:number-columns-repeated="2" office:value-type="float" office:value="346424">
            <text:p>346424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spouse&gt; <text:s/>?f <text:s/>?f <text:s/>&lt;ns:people.person.spouse_s..people.marriage.to&gt; <text:s/>?b <text:s text:c="2"/>=&gt; ?a <text:s/>&lt;ns:people.person.spouse_s..people.marriage.from&gt; <text:s/>?b</text:p>
          </table:table-cell>
          <table:table-cell office:value-type="float" office:value="0.000153253">
            <text:p>0.000153253</text:p>
          </table:table-cell>
          <table:table-cell office:value-type="float" office:value="0.018686314">
            <text:p>0.018686314</text:p>
          </table:table-cell>
          <table:table-cell office:value-type="percentage" office:value="0.018402445">
            <text:p>1.84%</text:p>
          </table:table-cell>
          <table:table-cell office:value-type="percentage" office:value="0.021539833">
            <text:p>2.15%</text:p>
          </table:table-cell>
          <table:table-cell office:value-type="float" office:value="1788">
            <text:p>1788</text:p>
          </table:table-cell>
          <table:table-cell office:value-type="float" office:value="97161">
            <text:p>97161</text:p>
          </table:table-cell>
          <table:table-cell office:value-type="float" office:value="83009">
            <text:p>8300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spouse&gt; <text:s/>?f <text:s/>?f <text:s/>&lt;ns:people.person.spouse_s..people.marriage.from&gt; <text:s/>?b <text:s text:c="2"/>=&gt; ?a <text:s/>&lt;ns:people.person.spouse_s..people.marriage.from&gt; <text:s/>?b</text:p>
          </table:table-cell>
          <table:table-cell office:value-type="float" office:value="0.008175053">
            <text:p>0.008175053</text:p>
          </table:table-cell>
          <table:table-cell office:value-type="float" office:value="0.996791556">
            <text:p>0.996791556</text:p>
          </table:table-cell>
          <table:table-cell office:value-type="percentage" office:value="0.668474909">
            <text:p>66.85%</text:p>
          </table:table-cell>
          <table:table-cell office:value-type="percentage" office:value="0.702072844">
            <text:p>70.21%</text:p>
          </table:table-cell>
          <table:table-cell office:value-type="float" office:value="95378">
            <text:p>95378</text:p>
          </table:table-cell>
          <table:table-cell office:value-type="float" office:value="142680">
            <text:p>142680</text:p>
          </table:table-cell>
          <table:table-cell office:value-type="float" office:value="135852">
            <text:p>135852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pouse_s..people.marriage.spouse&gt; <text:s/>?a <text:s/>?e <text:s/>&lt;ns:people.person.spouse_s..people.marriage.to&gt; <text:s/>?b <text:s text:c="2"/>=&gt; ?a <text:s/>&lt;ns:people.person.spouse_s..people.marriage.from&gt; <text:s/>?b</text:p>
          </table:table-cell>
          <table:table-cell office:value-type="float" office:value="0.000153253">
            <text:p>0.000153253</text:p>
          </table:table-cell>
          <table:table-cell office:value-type="float" office:value="0.018686314">
            <text:p>0.018686314</text:p>
          </table:table-cell>
          <table:table-cell office:value-type="percentage" office:value="0.018402445">
            <text:p>1.84%</text:p>
          </table:table-cell>
          <table:table-cell office:value-type="percentage" office:value="0.021539833">
            <text:p>2.15%</text:p>
          </table:table-cell>
          <table:table-cell office:value-type="float" office:value="1788">
            <text:p>1788</text:p>
          </table:table-cell>
          <table:table-cell office:value-type="float" office:value="97161">
            <text:p>97161</text:p>
          </table:table-cell>
          <table:table-cell office:value-type="float" office:value="83009">
            <text:p>8300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pouse_s..people.marriage.spouse&gt; <text:s/>?a <text:s/>?e <text:s/>&lt;ns:people.person.spouse_s..people.marriage.from&gt; <text:s/>?b <text:s text:c="2"/>=&gt; ?a <text:s/>&lt;ns:people.person.spouse_s..people.marriage.from&gt; <text:s/>?b</text:p>
          </table:table-cell>
          <table:table-cell office:value-type="float" office:value="0.008175053">
            <text:p>0.008175053</text:p>
          </table:table-cell>
          <table:table-cell office:value-type="float" office:value="0.996791556">
            <text:p>0.996791556</text:p>
          </table:table-cell>
          <table:table-cell office:value-type="percentage" office:value="0.668474909">
            <text:p>66.85%</text:p>
          </table:table-cell>
          <table:table-cell office:value-type="percentage" office:value="0.702072844">
            <text:p>70.21%</text:p>
          </table:table-cell>
          <table:table-cell office:value-type="float" office:value="95378">
            <text:p>95378</text:p>
          </table:table-cell>
          <table:table-cell office:value-type="float" office:value="142680">
            <text:p>142680</text:p>
          </table:table-cell>
          <table:table-cell office:value-type="float" office:value="135852">
            <text:p>135852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pouse_s&gt; <text:s/>?b <text:s/>?a <text:s/>&lt;ns:people.person.spouse_s..people.marriage.spouse&gt; <text:s/>?e <text:s text:c="2"/>=&gt; ?a <text:s/>&lt;ns:people.person.spouse_s&gt; <text:s/>?b</text:p>
          </table:table-cell>
          <table:table-cell office:value-type="float" office:value="0.019176207">
            <text:p>0.019176207</text:p>
          </table:table-cell>
          <table:table-cell office:value-type="float" office:value="0.991372549">
            <text:p>0.991372549</text:p>
          </table:table-cell>
          <table:table-cell table:number-columns-repeated="2" office:value-type="percentage" office:value="0.75004023">
            <text:p>75.00%</text:p>
          </table:table-cell>
          <table:table-cell office:value-type="float" office:value="223728">
            <text:p>223728</text:p>
          </table:table-cell>
          <table:table-cell table:number-columns-repeated="2" office:value-type="float" office:value="298288">
            <text:p>29828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pouse_s&gt; <text:s/>?b <text:s/>?e <text:s/>&lt;ns:people.person.spouse_s..people.marriage.spouse&gt; <text:s/>?a <text:s text:c="2"/>=&gt; ?a <text:s/>&lt;ns:people.person.spouse_s&gt; <text:s/>?b</text:p>
          </table:table-cell>
          <table:table-cell office:value-type="float" office:value="0.019176207">
            <text:p>0.019176207</text:p>
          </table:table-cell>
          <table:table-cell office:value-type="float" office:value="0.991372549">
            <text:p>0.991372549</text:p>
          </table:table-cell>
          <table:table-cell table:number-columns-repeated="2" office:value-type="percentage" office:value="0.75004023">
            <text:p>75.00%</text:p>
          </table:table-cell>
          <table:table-cell office:value-type="float" office:value="223728">
            <text:p>223728</text:p>
          </table:table-cell>
          <table:table-cell table:number-columns-repeated="2" office:value-type="float" office:value="298288">
            <text:p>29828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children&gt; <text:s/>?f <text:s/>?b <text:s/>&lt;ns:people.person.sibling_s..people.sibling_relationship.sibling&gt; <text:s/>?f <text:s text:c="2"/>=&gt; ?a <text:s/>&lt;ns:people.person.children&gt; <text:s/>?b</text:p>
          </table:table-cell>
          <table:table-cell office:value-type="float" office:value="0.007527069">
            <text:p>0.007527069</text:p>
          </table:table-cell>
          <table:table-cell office:value-type="float" office:value="0.410011952">
            <text:p>0.410011952</text:p>
          </table:table-cell>
          <table:table-cell office:value-type="percentage" office:value="0.734442298">
            <text:p>73.44%</text:p>
          </table:table-cell>
          <table:table-cell office:value-type="percentage" office:value="0.874289412">
            <text:p>87.43%</text:p>
          </table:table-cell>
          <table:table-cell office:value-type="float" office:value="87818">
            <text:p>87818</text:p>
          </table:table-cell>
          <table:table-cell office:value-type="float" office:value="119571">
            <text:p>119571</text:p>
          </table:table-cell>
          <table:table-cell office:value-type="float" office:value="100445">
            <text:p>100445</text:p>
          </table:table-cell>
          <table:table-cell office:value-type="string">
            <text:p>?b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children&gt; <text:s/>?f <text:s/>?f <text:s/>&lt;ns:people.person.sibling_s..people.sibling_relationship.sibling&gt; <text:s/>?b <text:s text:c="2"/>=&gt; ?a <text:s/>&lt;ns:people.person.children&gt; <text:s/>?b</text:p>
          </table:table-cell>
          <table:table-cell office:value-type="float" office:value="0.007527069">
            <text:p>0.007527069</text:p>
          </table:table-cell>
          <table:table-cell office:value-type="float" office:value="0.410011952">
            <text:p>0.410011952</text:p>
          </table:table-cell>
          <table:table-cell office:value-type="percentage" office:value="0.734442298">
            <text:p>73.44%</text:p>
          </table:table-cell>
          <table:table-cell office:value-type="percentage" office:value="0.874289412">
            <text:p>87.43%</text:p>
          </table:table-cell>
          <table:table-cell office:value-type="float" office:value="87818">
            <text:p>87818</text:p>
          </table:table-cell>
          <table:table-cell office:value-type="float" office:value="119571">
            <text:p>119571</text:p>
          </table:table-cell>
          <table:table-cell office:value-type="float" office:value="100445">
            <text:p>100445</text:p>
          </table:table-cell>
          <table:table-cell office:value-type="string">
            <text:p>?b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spouse&gt; <text:s/>?f <text:s/>?f <text:s/>&lt;ns:people.person.children&gt; <text:s/>?b <text:s text:c="2"/>=&gt; ?a <text:s/>&lt;ns:people.person.children&gt; <text:s/>?b</text:p>
          </table:table-cell>
          <table:table-cell office:value-type="float" office:value="0.010555965">
            <text:p>0.010555965</text:p>
          </table:table-cell>
          <table:table-cell office:value-type="float" office:value="0.575000934">
            <text:p>0.575000934</text:p>
          </table:table-cell>
          <table:table-cell table:number-columns-repeated="2" office:value-type="percentage" office:value="0.624263744">
            <text:p>62.43%</text:p>
          </table:table-cell>
          <table:table-cell office:value-type="float" office:value="123156">
            <text:p>123156</text:p>
          </table:table-cell>
          <table:table-cell office:value-type="float" office:value="197282">
            <text:p>197282</text:p>
          </table:table-cell>
          <table:table-cell office:value-type="float" office:value="0">
            <text:p>0</text:p>
          </table:table-cell>
          <table:table-cell office:value-type="string">
            <text:p>?b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spouse&gt; <text:s/>?f <text:s/>?b <text:s/>&lt;ns:people.person.parents&gt; <text:s/>?f <text:s text:c="2"/>=&gt; ?a <text:s/>&lt;ns:people.person.children&gt; <text:s/>?b</text:p>
          </table:table-cell>
          <table:table-cell office:value-type="float" office:value="0.010555965">
            <text:p>0.010555965</text:p>
          </table:table-cell>
          <table:table-cell office:value-type="float" office:value="0.575000934">
            <text:p>0.575000934</text:p>
          </table:table-cell>
          <table:table-cell table:number-columns-repeated="2" office:value-type="percentage" office:value="0.624263744">
            <text:p>62.43%</text:p>
          </table:table-cell>
          <table:table-cell office:value-type="float" office:value="123156">
            <text:p>123156</text:p>
          </table:table-cell>
          <table:table-cell table:number-columns-repeated="2" office:value-type="float" office:value="197282">
            <text:p>197282</text:p>
          </table:table-cell>
          <table:table-cell office:value-type="string">
            <text:p>?b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children&gt; <text:s/>?b <text:s/>?e <text:s/>&lt;ns:people.person.spouse_s..people.marriage.spouse&gt; <text:s/>?a <text:s text:c="2"/>=&gt; ?a <text:s/>&lt;ns:people.person.children&gt; <text:s/>?b</text:p>
          </table:table-cell>
          <table:table-cell office:value-type="float" office:value="0.010555965">
            <text:p>0.010555965</text:p>
          </table:table-cell>
          <table:table-cell office:value-type="float" office:value="0.575000934">
            <text:p>0.575000934</text:p>
          </table:table-cell>
          <table:table-cell table:number-columns-repeated="2" office:value-type="percentage" office:value="0.624263744">
            <text:p>62.43%</text:p>
          </table:table-cell>
          <table:table-cell office:value-type="float" office:value="123156">
            <text:p>123156</text:p>
          </table:table-cell>
          <table:table-cell office:value-type="float" office:value="197282">
            <text:p>197282</text:p>
          </table:table-cell>
          <table:table-cell office:value-type="float" office:value="0">
            <text:p>0</text:p>
          </table:table-cell>
          <table:table-cell office:value-type="string">
            <text:p>?b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b <text:s/>&lt;ns:people.person.sibling_s..people.sibling_relationship.sibling&gt; <text:s/>?f <text:s/>?f <text:s/>&lt;ns:people.person.parents&gt; <text:s/>?a <text:s text:c="2"/>=&gt; ?a <text:s/>&lt;ns:people.person.children&gt; <text:s/>?b</text:p>
          </table:table-cell>
          <table:table-cell office:value-type="float" office:value="0.007527069">
            <text:p>0.007527069</text:p>
          </table:table-cell>
          <table:table-cell office:value-type="float" office:value="0.410011952">
            <text:p>0.410011952</text:p>
          </table:table-cell>
          <table:table-cell office:value-type="percentage" office:value="0.734442298">
            <text:p>73.44%</text:p>
          </table:table-cell>
          <table:table-cell office:value-type="percentage" office:value="0.874289412">
            <text:p>87.43%</text:p>
          </table:table-cell>
          <table:table-cell office:value-type="float" office:value="87818">
            <text:p>87818</text:p>
          </table:table-cell>
          <table:table-cell office:value-type="float" office:value="119571">
            <text:p>119571</text:p>
          </table:table-cell>
          <table:table-cell office:value-type="float" office:value="100445">
            <text:p>100445</text:p>
          </table:table-cell>
          <table:table-cell office:value-type="string">
            <text:p>?b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ibling_s..people.sibling_relationship.sibling&gt; <text:s/>?b <text:s/>?e <text:s/>&lt;ns:people.person.parents&gt; <text:s/>?a <text:s text:c="2"/>=&gt; ?a <text:s/>&lt;ns:people.person.children&gt; <text:s/>?b</text:p>
          </table:table-cell>
          <table:table-cell office:value-type="float" office:value="0.007527069">
            <text:p>0.007527069</text:p>
          </table:table-cell>
          <table:table-cell office:value-type="float" office:value="0.410011952">
            <text:p>0.410011952</text:p>
          </table:table-cell>
          <table:table-cell office:value-type="percentage" office:value="0.734442298">
            <text:p>73.44%</text:p>
          </table:table-cell>
          <table:table-cell office:value-type="percentage" office:value="0.874289412">
            <text:p>87.43%</text:p>
          </table:table-cell>
          <table:table-cell office:value-type="float" office:value="87818">
            <text:p>87818</text:p>
          </table:table-cell>
          <table:table-cell office:value-type="float" office:value="119571">
            <text:p>119571</text:p>
          </table:table-cell>
          <table:table-cell office:value-type="float" office:value="100445">
            <text:p>100445</text:p>
          </table:table-cell>
          <table:table-cell office:value-type="string">
            <text:p>?b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b <text:s/>&lt;ns:people.person.parents&gt; <text:s/>?f <text:s/>?f <text:s/>&lt;ns:people.person.spouse_s..people.marriage.spouse&gt; <text:s/>?a <text:s text:c="2"/>=&gt; ?a <text:s/>&lt;ns:people.person.children&gt; <text:s/>?b</text:p>
          </table:table-cell>
          <table:table-cell office:value-type="float" office:value="0.010555965">
            <text:p>0.010555965</text:p>
          </table:table-cell>
          <table:table-cell office:value-type="float" office:value="0.575000934">
            <text:p>0.575000934</text:p>
          </table:table-cell>
          <table:table-cell table:number-columns-repeated="2" office:value-type="percentage" office:value="0.624263744">
            <text:p>62.43%</text:p>
          </table:table-cell>
          <table:table-cell office:value-type="float" office:value="123156">
            <text:p>123156</text:p>
          </table:table-cell>
          <table:table-cell table:number-columns-repeated="2" office:value-type="float" office:value="197282">
            <text:p>197282</text:p>
          </table:table-cell>
          <table:table-cell office:value-type="string">
            <text:p>?b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arents&gt; <text:s/>?f <text:s/>?b <text:s/>&lt;ns:people.person.spouse_s..people.marriage.spouse&gt; <text:s/>?f <text:s text:c="2"/>=&gt; ?a <text:s/>&lt;ns:people.person.parents&gt; <text:s/>?b</text:p>
          </table:table-cell>
          <table:table-cell office:value-type="float" office:value="0.010555965">
            <text:p>0.010555965</text:p>
          </table:table-cell>
          <table:table-cell office:value-type="float" office:value="0.575000934">
            <text:p>0.575000934</text:p>
          </table:table-cell>
          <table:table-cell table:number-columns-repeated="2" office:value-type="percentage" office:value="0.624263744">
            <text:p>62.43%</text:p>
          </table:table-cell>
          <table:table-cell office:value-type="float" office:value="123156">
            <text:p>123156</text:p>
          </table:table-cell>
          <table:table-cell office:value-type="float" office:value="197282">
            <text:p>197282</text:p>
          </table:table-cell>
          <table:table-cell office:value-type="float" office:value="0">
            <text:p>0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arents&gt; <text:s/>?f <text:s/>?f <text:s/>&lt;ns:people.person.spouse_s..people.marriage.spouse&gt; <text:s/>?b <text:s text:c="2"/>=&gt; ?a <text:s/>&lt;ns:people.person.parents&gt; <text:s/>?b</text:p>
          </table:table-cell>
          <table:table-cell office:value-type="float" office:value="0.010555965">
            <text:p>0.010555965</text:p>
          </table:table-cell>
          <table:table-cell office:value-type="float" office:value="0.575000934">
            <text:p>0.575000934</text:p>
          </table:table-cell>
          <table:table-cell table:number-columns-repeated="2" office:value-type="percentage" office:value="0.624263744">
            <text:p>62.43%</text:p>
          </table:table-cell>
          <table:table-cell office:value-type="float" office:value="123156">
            <text:p>123156</text:p>
          </table:table-cell>
          <table:table-cell office:value-type="float" office:value="197282">
            <text:p>197282</text:p>
          </table:table-cell>
          <table:table-cell office:value-type="float" office:value="0">
            <text:p>0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ibling_s..people.sibling_relationship.sibling&gt; <text:s/>?f <text:s/>?b <text:s/>&lt;ns:people.person.children&gt; <text:s/>?f <text:s text:c="2"/>=&gt; ?a <text:s/>&lt;ns:people.person.parents&gt; <text:s/>?b</text:p>
          </table:table-cell>
          <table:table-cell office:value-type="float" office:value="0.007527069">
            <text:p>0.007527069</text:p>
          </table:table-cell>
          <table:table-cell office:value-type="float" office:value="0.410011952">
            <text:p>0.410011952</text:p>
          </table:table-cell>
          <table:table-cell office:value-type="percentage" office:value="0.734442298">
            <text:p>73.44%</text:p>
          </table:table-cell>
          <table:table-cell office:value-type="percentage" office:value="0.874289412">
            <text:p>87.43%</text:p>
          </table:table-cell>
          <table:table-cell office:value-type="float" office:value="87818">
            <text:p>87818</text:p>
          </table:table-cell>
          <table:table-cell office:value-type="float" office:value="119571">
            <text:p>119571</text:p>
          </table:table-cell>
          <table:table-cell office:value-type="float" office:value="100445">
            <text:p>10044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ibling_s..people.sibling_relationship.sibling&gt; <text:s/>?f <text:s/>?f <text:s/>&lt;ns:people.person.parents&gt; <text:s/>?b <text:s text:c="2"/>=&gt; ?a <text:s/>&lt;ns:people.person.parents&gt; <text:s/>?b</text:p>
          </table:table-cell>
          <table:table-cell office:value-type="float" office:value="0.007527069">
            <text:p>0.007527069</text:p>
          </table:table-cell>
          <table:table-cell office:value-type="float" office:value="0.410011952">
            <text:p>0.410011952</text:p>
          </table:table-cell>
          <table:table-cell office:value-type="percentage" office:value="0.734442298">
            <text:p>73.44%</text:p>
          </table:table-cell>
          <table:table-cell office:value-type="percentage" office:value="0.874289412">
            <text:p>87.43%</text:p>
          </table:table-cell>
          <table:table-cell office:value-type="float" office:value="87818">
            <text:p>87818</text:p>
          </table:table-cell>
          <table:table-cell office:value-type="float" office:value="119571">
            <text:p>119571</text:p>
          </table:table-cell>
          <table:table-cell office:value-type="float" office:value="100445">
            <text:p>10044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parents&gt; <text:s/>?b <text:s/>?e <text:s/>&lt;ns:people.person.sibling_s..people.sibling_relationship.sibling&gt; <text:s/>?a <text:s text:c="2"/>=&gt; ?a <text:s/>&lt;ns:people.person.parents&gt; <text:s/>?b</text:p>
          </table:table-cell>
          <table:table-cell office:value-type="float" office:value="0.007527069">
            <text:p>0.007527069</text:p>
          </table:table-cell>
          <table:table-cell office:value-type="float" office:value="0.410011952">
            <text:p>0.410011952</text:p>
          </table:table-cell>
          <table:table-cell office:value-type="percentage" office:value="0.734442298">
            <text:p>73.44%</text:p>
          </table:table-cell>
          <table:table-cell office:value-type="percentage" office:value="0.874289412">
            <text:p>87.43%</text:p>
          </table:table-cell>
          <table:table-cell office:value-type="float" office:value="87818">
            <text:p>87818</text:p>
          </table:table-cell>
          <table:table-cell office:value-type="float" office:value="119571">
            <text:p>119571</text:p>
          </table:table-cell>
          <table:table-cell office:value-type="float" office:value="100445">
            <text:p>10044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b <text:s/>&lt;ns:people.person.spouse_s..people.marriage.spouse&gt; <text:s/>?f <text:s/>?f <text:s/>&lt;ns:people.person.children&gt; <text:s/>?a <text:s text:c="2"/>=&gt; ?a <text:s/>&lt;ns:people.person.parents&gt; <text:s/>?b</text:p>
          </table:table-cell>
          <table:table-cell office:value-type="float" office:value="0.010555965">
            <text:p>0.010555965</text:p>
          </table:table-cell>
          <table:table-cell office:value-type="float" office:value="0.575000934">
            <text:p>0.575000934</text:p>
          </table:table-cell>
          <table:table-cell table:number-columns-repeated="2" office:value-type="percentage" office:value="0.624263744">
            <text:p>62.43%</text:p>
          </table:table-cell>
          <table:table-cell office:value-type="float" office:value="123156">
            <text:p>123156</text:p>
          </table:table-cell>
          <table:table-cell table:number-columns-repeated="2" office:value-type="float" office:value="197282">
            <text:p>197282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b <text:s/>&lt;ns:people.person.children&gt; <text:s/>?f <text:s/>?f <text:s/>&lt;ns:people.person.sibling_s..people.sibling_relationship.sibling&gt; <text:s/>?a <text:s text:c="2"/>=&gt; ?a <text:s/>&lt;ns:people.person.parents&gt; <text:s/>?b</text:p>
          </table:table-cell>
          <table:table-cell office:value-type="float" office:value="0.007527069">
            <text:p>0.007527069</text:p>
          </table:table-cell>
          <table:table-cell office:value-type="float" office:value="0.410011952">
            <text:p>0.410011952</text:p>
          </table:table-cell>
          <table:table-cell office:value-type="percentage" office:value="0.734442298">
            <text:p>73.44%</text:p>
          </table:table-cell>
          <table:table-cell office:value-type="percentage" office:value="0.874289412">
            <text:p>87.43%</text:p>
          </table:table-cell>
          <table:table-cell office:value-type="float" office:value="87818">
            <text:p>87818</text:p>
          </table:table-cell>
          <table:table-cell office:value-type="float" office:value="119571">
            <text:p>119571</text:p>
          </table:table-cell>
          <table:table-cell office:value-type="float" office:value="100445">
            <text:p>10044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pouse_s..people.marriage.spouse&gt; <text:s/>?b <text:s/>?e <text:s/>&lt;ns:people.person.children&gt; <text:s/>?a <text:s text:c="2"/>=&gt; ?a <text:s/>&lt;ns:people.person.parents&gt; <text:s/>?b</text:p>
          </table:table-cell>
          <table:table-cell office:value-type="float" office:value="0.010555965">
            <text:p>0.010555965</text:p>
          </table:table-cell>
          <table:table-cell office:value-type="float" office:value="0.575000934">
            <text:p>0.575000934</text:p>
          </table:table-cell>
          <table:table-cell table:number-columns-repeated="2" office:value-type="percentage" office:value="0.624263744">
            <text:p>62.43%</text:p>
          </table:table-cell>
          <table:table-cell office:value-type="float" office:value="123156">
            <text:p>123156</text:p>
          </table:table-cell>
          <table:table-cell table:number-columns-repeated="2" office:value-type="float" office:value="197282">
            <text:p>197282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laces_lived..people.place_lived.location&gt; <text:s/>?f <text:s/>?b <text:s/>&lt;ns:people.person.place_of_birth&gt; <text:s/>?f <text:s text:c="2"/>=&gt; ?a <text:s/>&lt;ns:people.person.children&gt; <text:s/>?b</text:p>
          </table:table-cell>
          <table:table-cell office:value-type="float" office:value="0.000240423">
            <text:p>0.000240423</text:p>
          </table:table-cell>
          <table:table-cell office:value-type="float" office:value="0.013096216">
            <text:p>0.013096216</text:p>
          </table:table-cell>
          <table:table-cell office:value-type="percentage" office:value="0.000010437">
            <text:p>0.00%</text:p>
          </table:table-cell>
          <table:table-cell office:value-type="percentage" office:value="0.000081465">
            <text:p>0.01%</text:p>
          </table:table-cell>
          <table:table-cell office:value-type="float" office:value="2805">
            <text:p>2805</text:p>
          </table:table-cell>
          <table:table-cell office:value-type="float" office:value="268764478">
            <text:p>268764478</text:p>
          </table:table-cell>
          <table:table-cell office:value-type="float" office:value="34432053">
            <text:p>34432053</text:p>
          </table:table-cell>
          <table:table-cell office:value-type="string">
            <text:p>?b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lace_of_birth&gt; <text:s/>?f <text:s/>?b <text:s/>&lt;ns:people.person.places_lived..people.place_lived.location&gt; <text:s/>?f <text:s text:c="2"/>=&gt; ?a <text:s/>&lt;ns:people.person.sibling_s..people.sibling_relationship.sibling&gt; <text:s/>?b</text:p>
          </table:table-cell>
          <table:table-cell office:value-type="float" office:value="0.000348163">
            <text:p>0.000348163</text:p>
          </table:table-cell>
          <table:table-cell office:value-type="float" office:value="0.023396192">
            <text:p>0.023396192</text:p>
          </table:table-cell>
          <table:table-cell office:value-type="percentage" office:value="0.000015114">
            <text:p>0.00%</text:p>
          </table:table-cell>
          <table:table-cell office:value-type="percentage" office:value="0.000173087">
            <text:p>0.02%</text:p>
          </table:table-cell>
          <table:table-cell office:value-type="float" office:value="4062">
            <text:p>4062</text:p>
          </table:table-cell>
          <table:table-cell office:value-type="float" office:value="268764478">
            <text:p>268764478</text:p>
          </table:table-cell>
          <table:table-cell office:value-type="float" office:value="23467942">
            <text:p>23467942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lace_of_birth&gt; <text:s/>?f <text:s/>?b <text:s/>&lt;ns:people.person.places_lived..people.place_lived.location&gt; <text:s/>?f <text:s text:c="2"/>=&gt; ?a <text:s/>&lt;ns:people.person.parents&gt; <text:s/>?b</text:p>
          </table:table-cell>
          <table:table-cell office:value-type="float" office:value="0.000240423">
            <text:p>0.000240423</text:p>
          </table:table-cell>
          <table:table-cell office:value-type="float" office:value="0.013096216">
            <text:p>0.013096216</text:p>
          </table:table-cell>
          <table:table-cell office:value-type="percentage" office:value="0.000010437">
            <text:p>0.00%</text:p>
          </table:table-cell>
          <table:table-cell office:value-type="percentage" office:value="0.000081465">
            <text:p>0.01%</text:p>
          </table:table-cell>
          <table:table-cell office:value-type="float" office:value="2805">
            <text:p>2805</text:p>
          </table:table-cell>
          <table:table-cell office:value-type="float" office:value="268764478">
            <text:p>268764478</text:p>
          </table:table-cell>
          <table:table-cell office:value-type="float" office:value="34432053">
            <text:p>34432053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ibling_s..people.sibling_relationship.sibling&gt; <text:s/>?f <text:s/>?f <text:s/>&lt;ns:people.person.sibling_s..people.sibling_relationship.sibling&gt; <text:s/>?b <text:s text:c="2"/>=&gt; ?a <text:s/>&lt;ns:people.person.sibling_s..people.sibling_relationship.sibling&gt; <text:s/>?b</text:p>
          </table:table-cell>
          <table:table-cell office:value-type="float" office:value="0.009333367">
            <text:p>0.009333367</text:p>
          </table:table-cell>
          <table:table-cell office:value-type="float" office:value="0.627193033">
            <text:p>0.627193033</text:p>
          </table:table-cell>
          <table:table-cell table:number-columns-repeated="2" office:value-type="percentage" office:value="0.467488087">
            <text:p>46.75%</text:p>
          </table:table-cell>
          <table:table-cell office:value-type="float" office:value="108892">
            <text:p>108892</text:p>
          </table:table-cell>
          <table:table-cell office:value-type="float" office:value="232930">
            <text:p>232930</text:p>
          </table:table-cell>
          <table:table-cell office:value-type="float" office:value="0">
            <text:p>0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arents&gt; <text:s/>?f <text:s/>?f <text:s/>&lt;ns:people.person.children&gt; <text:s/>?b <text:s text:c="2"/>=&gt; ?a <text:s/>&lt;ns:people.person.sibling_s..people.sibling_relationship.sibling&gt; <text:s/>?b</text:p>
          </table:table-cell>
          <table:table-cell office:value-type="float" office:value="0.009912952">
            <text:p>0.009912952</text:p>
          </table:table-cell>
          <table:table-cell office:value-type="float" office:value="0.666140608">
            <text:p>0.666140608</text:p>
          </table:table-cell>
          <table:table-cell office:value-type="percentage" office:value="0.300357872">
            <text:p>30.04%</text:p>
          </table:table-cell>
          <table:table-cell office:value-type="percentage" office:value="0.609150905">
            <text:p>60.92%</text:p>
          </table:table-cell>
          <table:table-cell office:value-type="float" office:value="115654">
            <text:p>115654</text:p>
          </table:table-cell>
          <table:table-cell office:value-type="float" office:value="385054">
            <text:p>385054</text:p>
          </table:table-cell>
          <table:table-cell office:value-type="float" office:value="189861">
            <text:p>189861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laces_lived..people.place_lived.location&gt; <text:s/>?f <text:s/>?b <text:s/>&lt;ns:people.person.place_of_birth&gt; <text:s/>?f <text:s text:c="2"/>=&gt; ?a <text:s/>&lt;ns:people.person.sibling_s..people.sibling_relationship.sibling&gt; <text:s/>?b</text:p>
          </table:table-cell>
          <table:table-cell office:value-type="float" office:value="0.000348163">
            <text:p>0.000348163</text:p>
          </table:table-cell>
          <table:table-cell office:value-type="float" office:value="0.023396192">
            <text:p>0.023396192</text:p>
          </table:table-cell>
          <table:table-cell office:value-type="percentage" office:value="0.000015114">
            <text:p>0.00%</text:p>
          </table:table-cell>
          <table:table-cell office:value-type="percentage" office:value="0.00013268">
            <text:p>0.01%</text:p>
          </table:table-cell>
          <table:table-cell office:value-type="float" office:value="4062">
            <text:p>4062</text:p>
          </table:table-cell>
          <table:table-cell office:value-type="float" office:value="268764478">
            <text:p>268764478</text:p>
          </table:table-cell>
          <table:table-cell office:value-type="float" office:value="30615048">
            <text:p>3061504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b <text:s/>&lt;ns:people.person.parents&gt; <text:s/>?f <text:s/>?f <text:s/>&lt;ns:people.person.children&gt; <text:s/>?a <text:s text:c="2"/>=&gt; ?a <text:s/>&lt;ns:people.person.sibling_s..people.sibling_relationship.sibling&gt; <text:s/>?b</text:p>
          </table:table-cell>
          <table:table-cell office:value-type="float" office:value="0.009912952">
            <text:p>0.009912952</text:p>
          </table:table-cell>
          <table:table-cell office:value-type="float" office:value="0.666140608">
            <text:p>0.666140608</text:p>
          </table:table-cell>
          <table:table-cell office:value-type="percentage" office:value="0.300357872">
            <text:p>30.04%</text:p>
          </table:table-cell>
          <table:table-cell office:value-type="percentage" office:value="0.609150905">
            <text:p>60.92%</text:p>
          </table:table-cell>
          <table:table-cell office:value-type="float" office:value="115654">
            <text:p>115654</text:p>
          </table:table-cell>
          <table:table-cell office:value-type="float" office:value="385054">
            <text:p>385054</text:p>
          </table:table-cell>
          <table:table-cell office:value-type="float" office:value="189861">
            <text:p>189861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children&gt; <text:s/>?f <text:s/>?f <text:s/>&lt;ns:people.person.places_lived..people.place_lived.location&gt; <text:s/>?b <text:s text:c="2"/>=&gt; ?a <text:s/>&lt;ns:people.person.places_lived..people.place_lived.location&gt; <text:s/>?b</text:p>
          </table:table-cell>
          <table:table-cell office:value-type="float" office:value="0.000161996">
            <text:p>0.000161996</text:p>
          </table:table-cell>
          <table:table-cell office:value-type="float" office:value="0.010110088">
            <text:p>0.010110088</text:p>
          </table:table-cell>
          <table:table-cell office:value-type="percentage" office:value="0.045260788">
            <text:p>4.53%</text:p>
          </table:table-cell>
          <table:table-cell office:value-type="percentage" office:value="0.372928177">
            <text:p>37.29%</text:p>
          </table:table-cell>
          <table:table-cell office:value-type="float" office:value="1890">
            <text:p>1890</text:p>
          </table:table-cell>
          <table:table-cell office:value-type="float" office:value="41758">
            <text:p>41758</text:p>
          </table:table-cell>
          <table:table-cell office:value-type="float" office:value="5068">
            <text:p>506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children&gt; <text:s/>?f <text:s/>?f <text:s/>&lt;ns:people.person.place_of_birth&gt; <text:s/>?b <text:s text:c="2"/>=&gt; ?a <text:s/>&lt;ns:people.person.places_lived..people.place_lived.location&gt; <text:s/>?b</text:p>
          </table:table-cell>
          <table:table-cell office:value-type="float" office:value="0.000178367">
            <text:p>0.000178367</text:p>
          </table:table-cell>
          <table:table-cell office:value-type="float" office:value="0.011131795">
            <text:p>0.011131795</text:p>
          </table:table-cell>
          <table:table-cell office:value-type="percentage" office:value="0.024609454">
            <text:p>2.46%</text:p>
          </table:table-cell>
          <table:table-cell office:value-type="percentage" office:value="0.22553376">
            <text:p>22.55%</text:p>
          </table:table-cell>
          <table:table-cell office:value-type="float" office:value="2081">
            <text:p>2081</text:p>
          </table:table-cell>
          <table:table-cell office:value-type="float" office:value="84561">
            <text:p>84561</text:p>
          </table:table-cell>
          <table:table-cell office:value-type="float" office:value="9227">
            <text:p>922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b <text:s/>&lt;ns:people.person.sibling_s..people.sibling_relationship.sibling&gt; <text:s/>?f <text:s/>?f <text:s/>&lt;ns:people.person.sibling_s..people.sibling_relationship.sibling&gt; <text:s/>?a <text:s text:c="2"/>=&gt; ?a <text:s/>&lt;ns:people.person.sibling_s..people.sibling_relationship.sibling&gt; <text:s/>?b</text:p>
          </table:table-cell>
          <table:table-cell office:value-type="float" office:value="0.009333367">
            <text:p>0.009333367</text:p>
          </table:table-cell>
          <table:table-cell office:value-type="float" office:value="0.627193033">
            <text:p>0.627193033</text:p>
          </table:table-cell>
          <table:table-cell table:number-columns-repeated="2" office:value-type="percentage" office:value="0.467488087">
            <text:p>46.75%</text:p>
          </table:table-cell>
          <table:table-cell office:value-type="float" office:value="108892">
            <text:p>108892</text:p>
          </table:table-cell>
          <table:table-cell table:number-columns-repeated="2" office:value-type="float" office:value="232930">
            <text:p>232930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arents&gt; <text:s/>?f <text:s/>?f <text:s/>&lt;ns:people.person.places_lived..people.place_lived.location&gt; <text:s/>?b <text:s text:c="2"/>=&gt; ?a <text:s/>&lt;ns:people.person.places_lived..people.place_lived.location&gt; <text:s/>?b</text:p>
          </table:table-cell>
          <table:table-cell office:value-type="float" office:value="0.000186081">
            <text:p>0.000186081</text:p>
          </table:table-cell>
          <table:table-cell office:value-type="float" office:value="0.011613228">
            <text:p>0.011613228</text:p>
          </table:table-cell>
          <table:table-cell office:value-type="percentage" office:value="0.04233867">
            <text:p>4.23%</text:p>
          </table:table-cell>
          <table:table-cell office:value-type="percentage" office:value="0.373280605">
            <text:p>37.33%</text:p>
          </table:table-cell>
          <table:table-cell office:value-type="float" office:value="2171">
            <text:p>2171</text:p>
          </table:table-cell>
          <table:table-cell office:value-type="float" office:value="51277">
            <text:p>51277</text:p>
          </table:table-cell>
          <table:table-cell office:value-type="float" office:value="5816">
            <text:p>581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ibling_s..people.sibling_relationship.sibling&gt; <text:s/>?f <text:s/>?f <text:s/>&lt;ns:people.person.places_lived..people.place_lived.location&gt; <text:s/>?b <text:s text:c="2"/>=&gt; ?a <text:s/>&lt;ns:people.person.places_lived..people.place_lived.location&gt; <text:s/>?b</text:p>
          </table:table-cell>
          <table:table-cell office:value-type="float" office:value="0.000269993">
            <text:p>0.000269993</text:p>
          </table:table-cell>
          <table:table-cell office:value-type="float" office:value="0.016850146">
            <text:p>0.016850146</text:p>
          </table:table-cell>
          <table:table-cell office:value-type="percentage" office:value="0.099908021">
            <text:p>9.99%</text:p>
          </table:table-cell>
          <table:table-cell office:value-type="percentage" office:value="0.548780488">
            <text:p>54.88%</text:p>
          </table:table-cell>
          <table:table-cell office:value-type="float" office:value="3150">
            <text:p>3150</text:p>
          </table:table-cell>
          <table:table-cell office:value-type="float" office:value="31529">
            <text:p>31529</text:p>
          </table:table-cell>
          <table:table-cell office:value-type="float" office:value="5740">
            <text:p>5740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ibling_s..people.sibling_relationship.sibling&gt; <text:s/>?f <text:s/>?f <text:s/>&lt;ns:people.person.place_of_birth&gt; <text:s/>?b <text:s text:c="2"/>=&gt; ?a <text:s/>&lt;ns:people.person.places_lived..people.place_lived.location&gt; <text:s/>?b</text:p>
          </table:table-cell>
          <table:table-cell office:value-type="float" office:value="0.00026665">
            <text:p>0.00026665</text:p>
          </table:table-cell>
          <table:table-cell office:value-type="float" office:value="0.016641525">
            <text:p>0.016641525</text:p>
          </table:table-cell>
          <table:table-cell office:value-type="percentage" office:value="0.049721108">
            <text:p>4.97%</text:p>
          </table:table-cell>
          <table:table-cell office:value-type="percentage" office:value="0.398386477">
            <text:p>39.84%</text:p>
          </table:table-cell>
          <table:table-cell office:value-type="float" office:value="3111">
            <text:p>3111</text:p>
          </table:table-cell>
          <table:table-cell office:value-type="float" office:value="62569">
            <text:p>62569</text:p>
          </table:table-cell>
          <table:table-cell office:value-type="float" office:value="7809">
            <text:p>780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children&gt; <text:s/>?a <text:s/>?e <text:s/>&lt;ns:people.person.places_lived..people.place_lived.location&gt; <text:s/>?b <text:s text:c="2"/>=&gt; ?a <text:s/>&lt;ns:people.person.places_lived..people.place_lived.location&gt; <text:s/>?b</text:p>
          </table:table-cell>
          <table:table-cell office:value-type="float" office:value="0.000186081">
            <text:p>0.000186081</text:p>
          </table:table-cell>
          <table:table-cell office:value-type="float" office:value="0.011613228">
            <text:p>0.011613228</text:p>
          </table:table-cell>
          <table:table-cell office:value-type="percentage" office:value="0.04233867">
            <text:p>4.23%</text:p>
          </table:table-cell>
          <table:table-cell office:value-type="percentage" office:value="0.373280605">
            <text:p>37.33%</text:p>
          </table:table-cell>
          <table:table-cell office:value-type="float" office:value="2171">
            <text:p>2171</text:p>
          </table:table-cell>
          <table:table-cell office:value-type="float" office:value="51277">
            <text:p>51277</text:p>
          </table:table-cell>
          <table:table-cell office:value-type="float" office:value="5816">
            <text:p>581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parents&gt; <text:s/>?a <text:s/>?e <text:s/>&lt;ns:people.person.places_lived..people.place_lived.location&gt; <text:s/>?b <text:s text:c="2"/>=&gt; ?a <text:s/>&lt;ns:people.person.places_lived..people.place_lived.location&gt; <text:s/>?b</text:p>
          </table:table-cell>
          <table:table-cell office:value-type="float" office:value="0.000161996">
            <text:p>0.000161996</text:p>
          </table:table-cell>
          <table:table-cell office:value-type="float" office:value="0.010110088">
            <text:p>0.010110088</text:p>
          </table:table-cell>
          <table:table-cell office:value-type="percentage" office:value="0.045260788">
            <text:p>4.53%</text:p>
          </table:table-cell>
          <table:table-cell office:value-type="percentage" office:value="0.372928177">
            <text:p>37.29%</text:p>
          </table:table-cell>
          <table:table-cell office:value-type="float" office:value="1890">
            <text:p>1890</text:p>
          </table:table-cell>
          <table:table-cell office:value-type="float" office:value="41758">
            <text:p>41758</text:p>
          </table:table-cell>
          <table:table-cell office:value-type="float" office:value="5068">
            <text:p>506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parents&gt; <text:s/>?a <text:s/>?e <text:s/>&lt;ns:people.person.place_of_birth&gt; <text:s/>?b <text:s text:c="2"/>=&gt; ?a <text:s/>&lt;ns:people.person.places_lived..people.place_lived.location&gt; <text:s/>?b</text:p>
          </table:table-cell>
          <table:table-cell office:value-type="float" office:value="0.000178367">
            <text:p>0.000178367</text:p>
          </table:table-cell>
          <table:table-cell office:value-type="float" office:value="0.011131795">
            <text:p>0.011131795</text:p>
          </table:table-cell>
          <table:table-cell office:value-type="percentage" office:value="0.024609454">
            <text:p>2.46%</text:p>
          </table:table-cell>
          <table:table-cell office:value-type="percentage" office:value="0.22553376">
            <text:p>22.55%</text:p>
          </table:table-cell>
          <table:table-cell office:value-type="float" office:value="2081">
            <text:p>2081</text:p>
          </table:table-cell>
          <table:table-cell office:value-type="float" office:value="84561">
            <text:p>84561</text:p>
          </table:table-cell>
          <table:table-cell office:value-type="float" office:value="9227">
            <text:p>922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ibling_s..people.sibling_relationship.sibling&gt; <text:s/>?a <text:s/>?e <text:s/>&lt;ns:people.person.places_lived..people.place_lived.location&gt; <text:s/>?b <text:s text:c="2"/>=&gt; ?a <text:s/>&lt;ns:people.person.places_lived..people.place_lived.location&gt; <text:s/>?b</text:p>
          </table:table-cell>
          <table:table-cell office:value-type="float" office:value="0.000269993">
            <text:p>0.000269993</text:p>
          </table:table-cell>
          <table:table-cell office:value-type="float" office:value="0.016850146">
            <text:p>0.016850146</text:p>
          </table:table-cell>
          <table:table-cell office:value-type="percentage" office:value="0.099908021">
            <text:p>9.99%</text:p>
          </table:table-cell>
          <table:table-cell office:value-type="percentage" office:value="0.548780488">
            <text:p>54.88%</text:p>
          </table:table-cell>
          <table:table-cell office:value-type="float" office:value="3150">
            <text:p>3150</text:p>
          </table:table-cell>
          <table:table-cell office:value-type="float" office:value="31529">
            <text:p>31529</text:p>
          </table:table-cell>
          <table:table-cell office:value-type="float" office:value="5740">
            <text:p>5740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ibling_s..people.sibling_relationship.sibling&gt; <text:s/>?a <text:s/>?e <text:s/>&lt;ns:people.person.place_of_birth&gt; <text:s/>?b <text:s text:c="2"/>=&gt; ?a <text:s/>&lt;ns:people.person.places_lived..people.place_lived.location&gt; <text:s/>?b</text:p>
          </table:table-cell>
          <table:table-cell office:value-type="float" office:value="0.00026665">
            <text:p>0.00026665</text:p>
          </table:table-cell>
          <table:table-cell office:value-type="float" office:value="0.016641525">
            <text:p>0.016641525</text:p>
          </table:table-cell>
          <table:table-cell office:value-type="percentage" office:value="0.049721108">
            <text:p>4.97%</text:p>
          </table:table-cell>
          <table:table-cell office:value-type="percentage" office:value="0.398386477">
            <text:p>39.84%</text:p>
          </table:table-cell>
          <table:table-cell office:value-type="float" office:value="3111">
            <text:p>3111</text:p>
          </table:table-cell>
          <table:table-cell office:value-type="float" office:value="62569">
            <text:p>62569</text:p>
          </table:table-cell>
          <table:table-cell office:value-type="float" office:value="7809">
            <text:p>780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children&gt; <text:s/>?f <text:s/>?f <text:s/>&lt;ns:people.person.spouse_s..people.marriage.type_of_union&gt; <text:s/>?b <text:s text:c="2"/>=&gt; ?a <text:s/>&lt;ns:people.person.spouse_s..people.marriage.type_of_union&gt; <text:s/>?b</text:p>
          </table:table-cell>
          <table:table-cell office:value-type="float" office:value="0.002160203">
            <text:p>0.002160203</text:p>
          </table:table-cell>
          <table:table-cell office:value-type="float" office:value="0.131427171">
            <text:p>0.131427171</text:p>
          </table:table-cell>
          <table:table-cell office:value-type="percentage" office:value="0.528553153">
            <text:p>52.86%</text:p>
          </table:table-cell>
          <table:table-cell office:value-type="percentage" office:value="0.929040106">
            <text:p>92.90%</text:p>
          </table:table-cell>
          <table:table-cell office:value-type="float" office:value="25203">
            <text:p>25203</text:p>
          </table:table-cell>
          <table:table-cell office:value-type="float" office:value="47683">
            <text:p>47683</text:p>
          </table:table-cell>
          <table:table-cell office:value-type="float" office:value="27128">
            <text:p>2712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ibling_s..people.sibling_relationship.sibling&gt; <text:s/>?f <text:s/>?f <text:s/>&lt;ns:people.person.spouse_s..people.marriage.type_of_union&gt; <text:s/>?b <text:s text:c="2"/>=&gt; ?a <text:s/>&lt;ns:people.person.spouse_s..people.marriage.type_of_union&gt; <text:s/>?b</text:p>
          </table:table-cell>
          <table:table-cell office:value-type="float" office:value="0.000580357">
            <text:p>0.000580357</text:p>
          </table:table-cell>
          <table:table-cell office:value-type="float" office:value="0.035309026">
            <text:p>0.035309026</text:p>
          </table:table-cell>
          <table:table-cell office:value-type="percentage" office:value="0.225354457">
            <text:p>22.54%</text:p>
          </table:table-cell>
          <table:table-cell office:value-type="percentage" office:value="0.940155512">
            <text:p>94.02%</text:p>
          </table:table-cell>
          <table:table-cell office:value-type="float" office:value="6771">
            <text:p>6771</text:p>
          </table:table-cell>
          <table:table-cell office:value-type="float" office:value="30046">
            <text:p>30046</text:p>
          </table:table-cell>
          <table:table-cell office:value-type="float" office:value="7202">
            <text:p>7202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arents&gt; <text:s/>?f <text:s/>?f <text:s/>&lt;ns:people.person.spouse_s..people.marriage.type_of_union&gt; <text:s/>?b <text:s text:c="2"/>=&gt; ?a <text:s/>&lt;ns:people.person.spouse_s..people.marriage.type_of_union&gt; <text:s/>?b</text:p>
          </table:table-cell>
          <table:table-cell office:value-type="float" office:value="0.001525848">
            <text:p>0.001525848</text:p>
          </table:table-cell>
          <table:table-cell office:value-type="float" office:value="0.092832857">
            <text:p>0.092832857</text:p>
          </table:table-cell>
          <table:table-cell office:value-type="percentage" office:value="0.201541962">
            <text:p>20.15%</text:p>
          </table:table-cell>
          <table:table-cell office:value-type="percentage" office:value="0.960608677">
            <text:p>96.06%</text:p>
          </table:table-cell>
          <table:table-cell office:value-type="float" office:value="17802">
            <text:p>17802</text:p>
          </table:table-cell>
          <table:table-cell office:value-type="float" office:value="88329">
            <text:p>88329</text:p>
          </table:table-cell>
          <table:table-cell office:value-type="float" office:value="18532">
            <text:p>18532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spouse&gt; <text:s/>?f <text:s/>?f <text:s/>&lt;ns:people.person.spouse_s..people.marriage.type_of_union&gt; <text:s/>?b <text:s text:c="2"/>=&gt; ?a <text:s/>&lt;ns:people.person.spouse_s..people.marriage.type_of_union&gt; <text:s/>?b</text:p>
          </table:table-cell>
          <table:table-cell office:value-type="float" office:value="0.016375477">
            <text:p>0.016375477</text:p>
          </table:table-cell>
          <table:table-cell office:value-type="float" office:value="0.996287103">
            <text:p>0.996287103</text:p>
          </table:table-cell>
          <table:table-cell office:value-type="percentage" office:value="0.984119298">
            <text:p>98.41%</text:p>
          </table:table-cell>
          <table:table-cell office:value-type="percentage" office:value="0.987103974">
            <text:p>98.71%</text:p>
          </table:table-cell>
          <table:table-cell office:value-type="float" office:value="191052">
            <text:p>191052</text:p>
          </table:table-cell>
          <table:table-cell office:value-type="float" office:value="194135">
            <text:p>194135</text:p>
          </table:table-cell>
          <table:table-cell office:value-type="float" office:value="193548">
            <text:p>19354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children&gt; <text:s/>?a <text:s/>?e <text:s/>&lt;ns:people.person.spouse_s..people.marriage.type_of_union&gt; <text:s/>?b <text:s text:c="2"/>=&gt; ?a <text:s/>&lt;ns:people.person.spouse_s..people.marriage.type_of_union&gt; <text:s/>?b</text:p>
          </table:table-cell>
          <table:table-cell office:value-type="float" office:value="0.001525848">
            <text:p>0.001525848</text:p>
          </table:table-cell>
          <table:table-cell office:value-type="float" office:value="0.092832857">
            <text:p>0.092832857</text:p>
          </table:table-cell>
          <table:table-cell office:value-type="percentage" office:value="0.201541962">
            <text:p>20.15%</text:p>
          </table:table-cell>
          <table:table-cell office:value-type="percentage" office:value="0.960608677">
            <text:p>96.06%</text:p>
          </table:table-cell>
          <table:table-cell office:value-type="float" office:value="17802">
            <text:p>17802</text:p>
          </table:table-cell>
          <table:table-cell office:value-type="float" office:value="88329">
            <text:p>88329</text:p>
          </table:table-cell>
          <table:table-cell office:value-type="float" office:value="18532">
            <text:p>18532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ibling_s..people.sibling_relationship.sibling&gt; <text:s/>?a <text:s/>?e <text:s/>&lt;ns:people.person.spouse_s..people.marriage.type_of_union&gt; <text:s/>?b <text:s text:c="2"/>=&gt; ?a <text:s/>&lt;ns:people.person.spouse_s..people.marriage.type_of_union&gt; <text:s/>?b</text:p>
          </table:table-cell>
          <table:table-cell office:value-type="float" office:value="0.000580357">
            <text:p>0.000580357</text:p>
          </table:table-cell>
          <table:table-cell office:value-type="float" office:value="0.035309026">
            <text:p>0.035309026</text:p>
          </table:table-cell>
          <table:table-cell office:value-type="percentage" office:value="0.225354457">
            <text:p>22.54%</text:p>
          </table:table-cell>
          <table:table-cell office:value-type="percentage" office:value="0.940155512">
            <text:p>94.02%</text:p>
          </table:table-cell>
          <table:table-cell office:value-type="float" office:value="6771">
            <text:p>6771</text:p>
          </table:table-cell>
          <table:table-cell office:value-type="float" office:value="30046">
            <text:p>30046</text:p>
          </table:table-cell>
          <table:table-cell office:value-type="float" office:value="7202">
            <text:p>7202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parents&gt; <text:s/>?a <text:s/>?e <text:s/>&lt;ns:people.person.spouse_s..people.marriage.type_of_union&gt; <text:s/>?b <text:s text:c="2"/>=&gt; ?a <text:s/>&lt;ns:people.person.spouse_s..people.marriage.type_of_union&gt; <text:s/>?b</text:p>
          </table:table-cell>
          <table:table-cell office:value-type="float" office:value="0.002160203">
            <text:p>0.002160203</text:p>
          </table:table-cell>
          <table:table-cell office:value-type="float" office:value="0.131427171">
            <text:p>0.131427171</text:p>
          </table:table-cell>
          <table:table-cell office:value-type="percentage" office:value="0.528553153">
            <text:p>52.86%</text:p>
          </table:table-cell>
          <table:table-cell office:value-type="percentage" office:value="0.929040106">
            <text:p>92.90%</text:p>
          </table:table-cell>
          <table:table-cell office:value-type="float" office:value="25203">
            <text:p>25203</text:p>
          </table:table-cell>
          <table:table-cell office:value-type="float" office:value="47683">
            <text:p>47683</text:p>
          </table:table-cell>
          <table:table-cell office:value-type="float" office:value="27128">
            <text:p>2712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pouse_s..people.marriage.spouse&gt; <text:s/>?a <text:s/>?e <text:s/>&lt;ns:people.person.spouse_s..people.marriage.type_of_union&gt; <text:s/>?b <text:s text:c="2"/>=&gt; ?a <text:s/>&lt;ns:people.person.spouse_s..people.marriage.type_of_union&gt; <text:s/>?b</text:p>
          </table:table-cell>
          <table:table-cell office:value-type="float" office:value="0.016375477">
            <text:p>0.016375477</text:p>
          </table:table-cell>
          <table:table-cell office:value-type="float" office:value="0.996287103">
            <text:p>0.996287103</text:p>
          </table:table-cell>
          <table:table-cell office:value-type="percentage" office:value="0.984119298">
            <text:p>98.41%</text:p>
          </table:table-cell>
          <table:table-cell office:value-type="percentage" office:value="0.987103974">
            <text:p>98.71%</text:p>
          </table:table-cell>
          <table:table-cell office:value-type="float" office:value="191052">
            <text:p>191052</text:p>
          </table:table-cell>
          <table:table-cell office:value-type="float" office:value="194135">
            <text:p>194135</text:p>
          </table:table-cell>
          <table:table-cell office:value-type="float" office:value="193548">
            <text:p>19354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children&gt; <text:s/>?f <text:s/>?f <text:s/>&lt;ns:people.person.parents&gt; <text:s/>?b <text:s text:c="2"/>=&gt; ?a <text:s/>&lt;ns:people.person.spouse_s..people.marriage.spouse&gt; <text:s/>?b</text:p>
          </table:table-cell>
          <table:table-cell office:value-type="float" office:value="0.005694544">
            <text:p>0.005694544</text:p>
          </table:table-cell>
          <table:table-cell office:value-type="float" office:value="0.297456056">
            <text:p>0.297456056</text:p>
          </table:table-cell>
          <table:table-cell office:value-type="percentage" office:value="0.300835428">
            <text:p>30.08%</text:p>
          </table:table-cell>
          <table:table-cell office:value-type="percentage" office:value="0.462640837">
            <text:p>46.26%</text:p>
          </table:table-cell>
          <table:table-cell office:value-type="float" office:value="66438">
            <text:p>66438</text:p>
          </table:table-cell>
          <table:table-cell office:value-type="float" office:value="220845">
            <text:p>220845</text:p>
          </table:table-cell>
          <table:table-cell office:value-type="float" office:value="143606">
            <text:p>14360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b <text:s/>&lt;ns:people.person.children&gt; <text:s/>?f <text:s/>?f <text:s/>&lt;ns:people.person.parents&gt; <text:s/>?a <text:s text:c="2"/>=&gt; ?a <text:s/>&lt;ns:people.person.spouse_s..people.marriage.spouse&gt; <text:s/>?b</text:p>
          </table:table-cell>
          <table:table-cell office:value-type="float" office:value="0.005694544">
            <text:p>0.005694544</text:p>
          </table:table-cell>
          <table:table-cell office:value-type="float" office:value="0.297456056">
            <text:p>0.297456056</text:p>
          </table:table-cell>
          <table:table-cell office:value-type="percentage" office:value="0.300835428">
            <text:p>30.08%</text:p>
          </table:table-cell>
          <table:table-cell office:value-type="percentage" office:value="0.462640837">
            <text:p>46.26%</text:p>
          </table:table-cell>
          <table:table-cell office:value-type="float" office:value="66438">
            <text:p>66438</text:p>
          </table:table-cell>
          <table:table-cell office:value-type="float" office:value="220845">
            <text:p>220845</text:p>
          </table:table-cell>
          <table:table-cell office:value-type="float" office:value="143606">
            <text:p>14360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ibling_s..people.sibling_relationship.sibling&gt; <text:s/>?f <text:s/>?f <text:s/>&lt;ns:people.person.profession&gt; <text:s/>?b <text:s text:c="2"/>=&gt; ?a <text:s/>&lt;ns:people.person.profession&gt; <text:s/>?b</text:p>
          </table:table-cell>
          <table:table-cell office:value-type="float" office:value="0.002163032">
            <text:p>0.002163032</text:p>
          </table:table-cell>
          <table:table-cell office:value-type="float" office:value="0.022096371">
            <text:p>0.022096371</text:p>
          </table:table-cell>
          <table:table-cell office:value-type="percentage" office:value="0.19642732">
            <text:p>19.64%</text:p>
          </table:table-cell>
          <table:table-cell office:value-type="percentage" office:value="0.378322465">
            <text:p>37.83%</text:p>
          </table:table-cell>
          <table:table-cell office:value-type="float" office:value="25236">
            <text:p>25236</text:p>
          </table:table-cell>
          <table:table-cell office:value-type="float" office:value="128475">
            <text:p>128475</text:p>
          </table:table-cell>
          <table:table-cell office:value-type="float" office:value="66705">
            <text:p>6670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children&gt; <text:s/>?f <text:s/>?f <text:s/>&lt;ns:people.person.profession&gt; <text:s/>?b <text:s text:c="2"/>=&gt; ?a <text:s/>&lt;ns:people.person.profession&gt; <text:s/>?b</text:p>
          </table:table-cell>
          <table:table-cell office:value-type="float" office:value="0.001534847">
            <text:p>0.001534847</text:p>
          </table:table-cell>
          <table:table-cell office:value-type="float" office:value="0.015679177">
            <text:p>0.015679177</text:p>
          </table:table-cell>
          <table:table-cell office:value-type="percentage" office:value="0.111200119">
            <text:p>11.12%</text:p>
          </table:table-cell>
          <table:table-cell office:value-type="percentage" office:value="0.22829787">
            <text:p>22.83%</text:p>
          </table:table-cell>
          <table:table-cell office:value-type="float" office:value="17907">
            <text:p>17907</text:p>
          </table:table-cell>
          <table:table-cell office:value-type="float" office:value="161034">
            <text:p>161034</text:p>
          </table:table-cell>
          <table:table-cell office:value-type="float" office:value="78437">
            <text:p>7843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arents&gt; <text:s/>?f <text:s/>?f <text:s/>&lt;ns:people.person.profession&gt; <text:s/>?b <text:s text:c="2"/>=&gt; ?a <text:s/>&lt;ns:people.person.profession&gt; <text:s/>?b</text:p>
          </table:table-cell>
          <table:table-cell office:value-type="float" office:value="0.001624674">
            <text:p>0.001624674</text:p>
          </table:table-cell>
          <table:table-cell office:value-type="float" office:value="0.016596795">
            <text:p>0.016596795</text:p>
          </table:table-cell>
          <table:table-cell office:value-type="percentage" office:value="0.094773578">
            <text:p>9.48%</text:p>
          </table:table-cell>
          <table:table-cell office:value-type="percentage" office:value="0.254068037">
            <text:p>25.41%</text:p>
          </table:table-cell>
          <table:table-cell office:value-type="float" office:value="18955">
            <text:p>18955</text:p>
          </table:table-cell>
          <table:table-cell office:value-type="float" office:value="200003">
            <text:p>200003</text:p>
          </table:table-cell>
          <table:table-cell office:value-type="float" office:value="74606">
            <text:p>7460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ibling_s..people.sibling_relationship.sibling&gt; <text:s/>?a <text:s/>?e <text:s/>&lt;ns:people.person.profession&gt; <text:s/>?b <text:s text:c="2"/>=&gt; ?a <text:s/>&lt;ns:people.person.profession&gt; <text:s/>?b</text:p>
          </table:table-cell>
          <table:table-cell office:value-type="float" office:value="0.002163032">
            <text:p>0.002163032</text:p>
          </table:table-cell>
          <table:table-cell office:value-type="float" office:value="0.022096371">
            <text:p>0.022096371</text:p>
          </table:table-cell>
          <table:table-cell office:value-type="percentage" office:value="0.19642732">
            <text:p>19.64%</text:p>
          </table:table-cell>
          <table:table-cell office:value-type="percentage" office:value="0.378322465">
            <text:p>37.83%</text:p>
          </table:table-cell>
          <table:table-cell office:value-type="float" office:value="25236">
            <text:p>25236</text:p>
          </table:table-cell>
          <table:table-cell office:value-type="float" office:value="128475">
            <text:p>128475</text:p>
          </table:table-cell>
          <table:table-cell office:value-type="float" office:value="66705">
            <text:p>6670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children&gt; <text:s/>?a <text:s/>?e <text:s/>&lt;ns:people.person.profession&gt; <text:s/>?b <text:s text:c="2"/>=&gt; ?a <text:s/>&lt;ns:people.person.profession&gt; <text:s/>?b</text:p>
          </table:table-cell>
          <table:table-cell office:value-type="float" office:value="0.001624674">
            <text:p>0.001624674</text:p>
          </table:table-cell>
          <table:table-cell office:value-type="float" office:value="0.016596795">
            <text:p>0.016596795</text:p>
          </table:table-cell>
          <table:table-cell office:value-type="percentage" office:value="0.094773578">
            <text:p>9.48%</text:p>
          </table:table-cell>
          <table:table-cell office:value-type="percentage" office:value="0.254068037">
            <text:p>25.41%</text:p>
          </table:table-cell>
          <table:table-cell office:value-type="float" office:value="18955">
            <text:p>18955</text:p>
          </table:table-cell>
          <table:table-cell office:value-type="float" office:value="200003">
            <text:p>200003</text:p>
          </table:table-cell>
          <table:table-cell office:value-type="float" office:value="74606">
            <text:p>7460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spouse&gt; <text:s/>?f <text:s/>?f <text:s/>&lt;ns:people.person.profession&gt; <text:s/>?b <text:s text:c="2"/>=&gt; ?a <text:s/>&lt;ns:people.person.profession&gt; <text:s/>?b</text:p>
          </table:table-cell>
          <table:table-cell office:value-type="float" office:value="0.003072352">
            <text:p>0.003072352</text:p>
          </table:table-cell>
          <table:table-cell office:value-type="float" office:value="0.031385497">
            <text:p>0.031385497</text:p>
          </table:table-cell>
          <table:table-cell office:value-type="percentage" office:value="0.160475809">
            <text:p>16.05%</text:p>
          </table:table-cell>
          <table:table-cell office:value-type="percentage" office:value="0.314330562">
            <text:p>31.43%</text:p>
          </table:table-cell>
          <table:table-cell office:value-type="float" office:value="35845">
            <text:p>35845</text:p>
          </table:table-cell>
          <table:table-cell office:value-type="float" office:value="223367">
            <text:p>223367</text:p>
          </table:table-cell>
          <table:table-cell office:value-type="float" office:value="114036">
            <text:p>11403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parents&gt; <text:s/>?a <text:s/>?e <text:s/>&lt;ns:people.person.profession&gt; <text:s/>?b <text:s text:c="2"/>=&gt; ?a <text:s/>&lt;ns:people.person.profession&gt; <text:s/>?b</text:p>
          </table:table-cell>
          <table:table-cell office:value-type="float" office:value="0.001534847">
            <text:p>0.001534847</text:p>
          </table:table-cell>
          <table:table-cell office:value-type="float" office:value="0.015679177">
            <text:p>0.015679177</text:p>
          </table:table-cell>
          <table:table-cell office:value-type="percentage" office:value="0.111200119">
            <text:p>11.12%</text:p>
          </table:table-cell>
          <table:table-cell office:value-type="percentage" office:value="0.22829787">
            <text:p>22.83%</text:p>
          </table:table-cell>
          <table:table-cell office:value-type="float" office:value="17907">
            <text:p>17907</text:p>
          </table:table-cell>
          <table:table-cell office:value-type="float" office:value="161034">
            <text:p>161034</text:p>
          </table:table-cell>
          <table:table-cell office:value-type="float" office:value="78437">
            <text:p>7843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pouse_s..people.marriage.spouse&gt; <text:s/>?a <text:s/>?e <text:s/>&lt;ns:people.person.profession&gt; <text:s/>?b <text:s text:c="2"/>=&gt; ?a <text:s/>&lt;ns:people.person.profession&gt; <text:s/>?b</text:p>
          </table:table-cell>
          <table:table-cell office:value-type="float" office:value="0.003072352">
            <text:p>0.003072352</text:p>
          </table:table-cell>
          <table:table-cell office:value-type="float" office:value="0.031385497">
            <text:p>0.031385497</text:p>
          </table:table-cell>
          <table:table-cell office:value-type="percentage" office:value="0.160475809">
            <text:p>16.05%</text:p>
          </table:table-cell>
          <table:table-cell office:value-type="percentage" office:value="0.314330562">
            <text:p>31.43%</text:p>
          </table:table-cell>
          <table:table-cell office:value-type="float" office:value="35845">
            <text:p>35845</text:p>
          </table:table-cell>
          <table:table-cell office:value-type="float" office:value="223367">
            <text:p>223367</text:p>
          </table:table-cell>
          <table:table-cell office:value-type="float" office:value="114036">
            <text:p>114036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ibling_s..people.sibling_relationship.sibling&gt; <text:s/>?f <text:s/>?f <text:s/>&lt;ns:people.person.place_of_birth&gt; <text:s/>?b <text:s text:c="2"/>=&gt; ?a <text:s/>&lt;ns:people.person.place_of_birth&gt; <text:s/>?b</text:p>
          </table:table-cell>
          <table:table-cell office:value-type="float" office:value="0.001274968">
            <text:p>0.001274968</text:p>
          </table:table-cell>
          <table:table-cell office:value-type="float" office:value="0.019578242">
            <text:p>0.019578242</text:p>
          </table:table-cell>
          <table:table-cell office:value-type="percentage" office:value="0.237737538">
            <text:p>23.77%</text:p>
          </table:table-cell>
          <table:table-cell office:value-type="percentage" office:value="0.498976888">
            <text:p>49.90%</text:p>
          </table:table-cell>
          <table:table-cell office:value-type="float" office:value="14875">
            <text:p>14875</text:p>
          </table:table-cell>
          <table:table-cell office:value-type="float" office:value="62569">
            <text:p>62569</text:p>
          </table:table-cell>
          <table:table-cell office:value-type="float" office:value="29811">
            <text:p>29811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ibling_s..people.sibling_relationship.sibling&gt; <text:s/>?a <text:s/>?e <text:s/>&lt;ns:people.person.place_of_birth&gt; <text:s/>?b <text:s text:c="2"/>=&gt; ?a <text:s/>&lt;ns:people.person.place_of_birth&gt; <text:s/>?b</text:p>
          </table:table-cell>
          <table:table-cell office:value-type="float" office:value="0.001274968">
            <text:p>0.001274968</text:p>
          </table:table-cell>
          <table:table-cell office:value-type="float" office:value="0.019578242">
            <text:p>0.019578242</text:p>
          </table:table-cell>
          <table:table-cell office:value-type="percentage" office:value="0.237737538">
            <text:p>23.77%</text:p>
          </table:table-cell>
          <table:table-cell office:value-type="percentage" office:value="0.498976888">
            <text:p>49.90%</text:p>
          </table:table-cell>
          <table:table-cell office:value-type="float" office:value="14875">
            <text:p>14875</text:p>
          </table:table-cell>
          <table:table-cell office:value-type="float" office:value="62569">
            <text:p>62569</text:p>
          </table:table-cell>
          <table:table-cell office:value-type="float" office:value="29811">
            <text:p>29811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children&gt; <text:s/>?f <text:s/>?f <text:s/>&lt;ns:people.person.nationality&gt; <text:s/>?b <text:s text:c="2"/>=&gt; ?a <text:s/>&lt;ns:people.person.nationality&gt; <text:s/>?b</text:p>
          </table:table-cell>
          <table:table-cell office:value-type="float" office:value="0.002175717">
            <text:p>0.002175717</text:p>
          </table:table-cell>
          <table:table-cell office:value-type="float" office:value="0.036060301">
            <text:p>0.036060301</text:p>
          </table:table-cell>
          <table:table-cell office:value-type="percentage" office:value="0.29290132">
            <text:p>29.29%</text:p>
          </table:table-cell>
          <table:table-cell office:value-type="percentage" office:value="0.752564483">
            <text:p>75.26%</text:p>
          </table:table-cell>
          <table:table-cell office:value-type="float" office:value="25384">
            <text:p>25384</text:p>
          </table:table-cell>
          <table:table-cell office:value-type="float" office:value="86664">
            <text:p>86664</text:p>
          </table:table-cell>
          <table:table-cell office:value-type="float" office:value="33730">
            <text:p>33730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pouse_s..people.marriage.spouse&gt; <text:s/>?f <text:s/>?f <text:s/>&lt;ns:people.person.nationality&gt; <text:s/>?b <text:s text:c="2"/>=&gt; ?a <text:s/>&lt;ns:people.person.nationality&gt; <text:s/>?b</text:p>
          </table:table-cell>
          <table:table-cell office:value-type="float" office:value="0.002835358">
            <text:p>0.002835358</text:p>
          </table:table-cell>
          <table:table-cell office:value-type="float" office:value="0.046993175">
            <text:p>0.046993175</text:p>
          </table:table-cell>
          <table:table-cell office:value-type="percentage" office:value="0.281802925">
            <text:p>28.18%</text:p>
          </table:table-cell>
          <table:table-cell office:value-type="percentage" office:value="0.702962302">
            <text:p>70.30%</text:p>
          </table:table-cell>
          <table:table-cell office:value-type="float" office:value="33080">
            <text:p>33080</text:p>
          </table:table-cell>
          <table:table-cell office:value-type="float" office:value="117387">
            <text:p>117387</text:p>
          </table:table-cell>
          <table:table-cell office:value-type="float" office:value="47058">
            <text:p>4705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ibling_s..people.sibling_relationship.sibling&gt; <text:s/>?f <text:s/>?f <text:s/>&lt;ns:people.person.nationality&gt; <text:s/>?b <text:s text:c="2"/>=&gt; ?a <text:s/>&lt;ns:people.person.nationality&gt; <text:s/>?b</text:p>
          </table:table-cell>
          <table:table-cell office:value-type="float" office:value="0.002443739">
            <text:p>0.002443739</text:p>
          </table:table-cell>
          <table:table-cell office:value-type="float" office:value="0.040502492">
            <text:p>0.040502492</text:p>
          </table:table-cell>
          <table:table-cell office:value-type="percentage" office:value="0.437694776">
            <text:p>43.77%</text:p>
          </table:table-cell>
          <table:table-cell office:value-type="percentage" office:value="0.864467421">
            <text:p>86.45%</text:p>
          </table:table-cell>
          <table:table-cell office:value-type="float" office:value="28511">
            <text:p>28511</text:p>
          </table:table-cell>
          <table:table-cell office:value-type="float" office:value="65139">
            <text:p>65139</text:p>
          </table:table-cell>
          <table:table-cell office:value-type="float" office:value="32981">
            <text:p>32981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arents&gt; <text:s/>?f <text:s/>?f <text:s/>&lt;ns:people.person.nationality&gt; <text:s/>?b <text:s text:c="2"/>=&gt; ?a <text:s/>&lt;ns:people.person.nationality&gt; <text:s/>?b</text:p>
          </table:table-cell>
          <table:table-cell office:value-type="float" office:value="0.002518823">
            <text:p>0.002518823</text:p>
          </table:table-cell>
          <table:table-cell office:value-type="float" office:value="0.04174693">
            <text:p>0.04174693</text:p>
          </table:table-cell>
          <table:table-cell office:value-type="percentage" office:value="0.291381601">
            <text:p>29.14%</text:p>
          </table:table-cell>
          <table:table-cell office:value-type="percentage" office:value="0.748637082">
            <text:p>74.86%</text:p>
          </table:table-cell>
          <table:table-cell office:value-type="float" office:value="29387">
            <text:p>29387</text:p>
          </table:table-cell>
          <table:table-cell office:value-type="float" office:value="100854">
            <text:p>100854</text:p>
          </table:table-cell>
          <table:table-cell office:value-type="float" office:value="39254">
            <text:p>39254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ibling_s..people.sibling_relationship.sibling&gt; <text:s/>?a <text:s/>?e <text:s/>&lt;ns:people.person.nationality&gt; <text:s/>?b <text:s text:c="2"/>=&gt; ?a <text:s/>&lt;ns:people.person.nationality&gt; <text:s/>?b</text:p>
          </table:table-cell>
          <table:table-cell office:value-type="float" office:value="0.002443739">
            <text:p>0.002443739</text:p>
          </table:table-cell>
          <table:table-cell office:value-type="float" office:value="0.040502492">
            <text:p>0.040502492</text:p>
          </table:table-cell>
          <table:table-cell office:value-type="percentage" office:value="0.437694776">
            <text:p>43.77%</text:p>
          </table:table-cell>
          <table:table-cell office:value-type="percentage" office:value="0.864467421">
            <text:p>86.45%</text:p>
          </table:table-cell>
          <table:table-cell office:value-type="float" office:value="28511">
            <text:p>28511</text:p>
          </table:table-cell>
          <table:table-cell office:value-type="float" office:value="65139">
            <text:p>65139</text:p>
          </table:table-cell>
          <table:table-cell office:value-type="float" office:value="32981">
            <text:p>32981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children&gt; <text:s/>?a <text:s/>?e <text:s/>&lt;ns:people.person.nationality&gt; <text:s/>?b <text:s text:c="2"/>=&gt; ?a <text:s/>&lt;ns:people.person.nationality&gt; <text:s/>?b</text:p>
          </table:table-cell>
          <table:table-cell office:value-type="float" office:value="0.002518823">
            <text:p>0.002518823</text:p>
          </table:table-cell>
          <table:table-cell office:value-type="float" office:value="0.04174693">
            <text:p>0.04174693</text:p>
          </table:table-cell>
          <table:table-cell office:value-type="percentage" office:value="0.291381601">
            <text:p>29.14%</text:p>
          </table:table-cell>
          <table:table-cell office:value-type="percentage" office:value="0.748637082">
            <text:p>74.86%</text:p>
          </table:table-cell>
          <table:table-cell office:value-type="float" office:value="29387">
            <text:p>29387</text:p>
          </table:table-cell>
          <table:table-cell office:value-type="float" office:value="100854">
            <text:p>100854</text:p>
          </table:table-cell>
          <table:table-cell office:value-type="float" office:value="39254">
            <text:p>39254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parents&gt; <text:s/>?a <text:s/>?e <text:s/>&lt;ns:people.person.nationality&gt; <text:s/>?b <text:s text:c="2"/>=&gt; ?a <text:s/>&lt;ns:people.person.nationality&gt; <text:s/>?b</text:p>
          </table:table-cell>
          <table:table-cell office:value-type="float" office:value="0.002175717">
            <text:p>0.002175717</text:p>
          </table:table-cell>
          <table:table-cell office:value-type="float" office:value="0.036060301">
            <text:p>0.036060301</text:p>
          </table:table-cell>
          <table:table-cell office:value-type="percentage" office:value="0.29290132">
            <text:p>29.29%</text:p>
          </table:table-cell>
          <table:table-cell office:value-type="percentage" office:value="0.752564483">
            <text:p>75.26%</text:p>
          </table:table-cell>
          <table:table-cell office:value-type="float" office:value="25384">
            <text:p>25384</text:p>
          </table:table-cell>
          <table:table-cell office:value-type="float" office:value="86664">
            <text:p>86664</text:p>
          </table:table-cell>
          <table:table-cell office:value-type="float" office:value="33730">
            <text:p>33730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pouse_s..people.marriage.spouse&gt; <text:s/>?a <text:s/>?e <text:s/>&lt;ns:people.person.nationality&gt; <text:s/>?b <text:s text:c="2"/>=&gt; ?a <text:s/>&lt;ns:people.person.nationality&gt; <text:s/>?b</text:p>
          </table:table-cell>
          <table:table-cell office:value-type="float" office:value="0.002835358">
            <text:p>0.002835358</text:p>
          </table:table-cell>
          <table:table-cell office:value-type="float" office:value="0.046993175">
            <text:p>0.046993175</text:p>
          </table:table-cell>
          <table:table-cell office:value-type="percentage" office:value="0.281802925">
            <text:p>28.18%</text:p>
          </table:table-cell>
          <table:table-cell office:value-type="percentage" office:value="0.702962302">
            <text:p>70.30%</text:p>
          </table:table-cell>
          <table:table-cell office:value-type="float" office:value="33080">
            <text:p>33080</text:p>
          </table:table-cell>
          <table:table-cell office:value-type="float" office:value="117387">
            <text:p>117387</text:p>
          </table:table-cell>
          <table:table-cell office:value-type="float" office:value="47058">
            <text:p>47058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b <text:s/>&lt;ns:people.person.children&gt; <text:s/>?f <text:s/>?a <text:s/>&lt;ns:type.type.instance&gt; <text:s/>?f <text:s text:c="2"/>=&gt; ?a <text:s/>&lt;ns:type.type.instance&gt; <text:s/>?b</text:p>
          </table:table-cell>
          <table:table-cell office:value-type="float" office:value="0.010904899">
            <text:p>0.010904899</text:p>
          </table:table-cell>
          <table:table-cell office:value-type="float" office:value="0.046477858">
            <text:p>0.046477858</text:p>
          </table:table-cell>
          <table:table-cell office:value-type="percentage" office:value="0.999937124">
            <text:p>99.99%</text:p>
          </table:table-cell>
          <table:table-cell office:value-type="percentage" office:value="1">
            <text:p>100.00%</text:p>
          </table:table-cell>
          <table:table-cell office:value-type="float" office:value="127227">
            <text:p>127227</text:p>
          </table:table-cell>
          <table:table-cell office:value-type="float" office:value="127235">
            <text:p>127235</text:p>
          </table:table-cell>
          <table:table-cell office:value-type="float" office:value="127227">
            <text:p>127227</text:p>
          </table:table-cell>
          <table:table-cell office:value-type="string">
            <text:p>?b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b <text:s/>&lt;ns:people.person.spouse_s..people.marriage.spouse&gt; <text:s/>?f <text:s/>?a <text:s/>&lt;ns:type.type.instance&gt; <text:s/>?f <text:s text:c="2"/>=&gt; ?a <text:s/>&lt;ns:type.type.instance&gt; <text:s/>?b</text:p>
          </table:table-cell>
          <table:table-cell office:value-type="float" office:value="0.017030489">
            <text:p>0.017030489</text:p>
          </table:table-cell>
          <table:table-cell office:value-type="float" office:value="0.072585783">
            <text:p>0.072585783</text:p>
          </table:table-cell>
          <table:table-cell office:value-type="percentage" office:value="0.999939609">
            <text:p>99.99%</text:p>
          </table:table-cell>
          <table:table-cell office:value-type="percentage" office:value="1">
            <text:p>100.00%</text:p>
          </table:table-cell>
          <table:table-cell office:value-type="float" office:value="198694">
            <text:p>198694</text:p>
          </table:table-cell>
          <table:table-cell office:value-type="float" office:value="198706">
            <text:p>198706</text:p>
          </table:table-cell>
          <table:table-cell office:value-type="float" office:value="198694">
            <text:p>198694</text:p>
          </table:table-cell>
          <table:table-cell office:value-type="string">
            <text:p>?b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b <text:s/>&lt;ns:people.person.sibling_s..people.sibling_relationship.sibling&gt; <text:s/>?f <text:s/>?a <text:s/>&lt;ns:type.type.instance&gt; <text:s/>?f <text:s text:c="2"/>=&gt; ?a <text:s/>&lt;ns:type.type.instance&gt; <text:s/>?b</text:p>
          </table:table-cell>
          <table:table-cell office:value-type="float" office:value="0.007887832">
            <text:p>0.007887832</text:p>
          </table:table-cell>
          <table:table-cell office:value-type="float" office:value="0.03361879">
            <text:p>0.03361879</text:p>
          </table:table-cell>
          <table:table-cell office:value-type="percentage" office:value="0.999978268">
            <text:p>100.00%</text:p>
          </table:table-cell>
          <table:table-cell office:value-type="percentage" office:value="1">
            <text:p>100.00%</text:p>
          </table:table-cell>
          <table:table-cell office:value-type="float" office:value="92027">
            <text:p>92027</text:p>
          </table:table-cell>
          <table:table-cell office:value-type="float" office:value="92029">
            <text:p>92029</text:p>
          </table:table-cell>
          <table:table-cell office:value-type="float" office:value="92027">
            <text:p>92027</text:p>
          </table:table-cell>
          <table:table-cell office:value-type="string">
            <text:p>?b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b <text:s/>&lt;ns:people.person.parents&gt; <text:s/>?f <text:s/>?a <text:s/>&lt;ns:type.type.instance&gt; <text:s/>?f <text:s text:c="2"/>=&gt; ?a <text:s/>&lt;ns:type.type.instance&gt; <text:s/>?b</text:p>
          </table:table-cell>
          <table:table-cell office:value-type="float" office:value="0.011847561">
            <text:p>0.011847561</text:p>
          </table:table-cell>
          <table:table-cell office:value-type="float" office:value="0.050495586">
            <text:p>0.050495586</text:p>
          </table:table-cell>
          <table:table-cell office:value-type="percentage" office:value="0.999942127">
            <text:p>99.99%</text:p>
          </table:table-cell>
          <table:table-cell office:value-type="percentage" office:value="1">
            <text:p>100.00%</text:p>
          </table:table-cell>
          <table:table-cell office:value-type="float" office:value="138225">
            <text:p>138225</text:p>
          </table:table-cell>
          <table:table-cell office:value-type="float" office:value="138233">
            <text:p>138233</text:p>
          </table:table-cell>
          <table:table-cell office:value-type="float" office:value="138225">
            <text:p>138225</text:p>
          </table:table-cell>
          <table:table-cell office:value-type="string">
            <text:p>?b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ibling_s..people.sibling_relationship.sibling&gt; <text:s/>?b <text:s/>?a <text:s/>&lt;ns:type.type.instance&gt; <text:s/>?e <text:s text:c="2"/>=&gt; ?a <text:s/>&lt;ns:type.type.instance&gt; <text:s/>?b</text:p>
          </table:table-cell>
          <table:table-cell office:value-type="float" office:value="0.007887832">
            <text:p>0.007887832</text:p>
          </table:table-cell>
          <table:table-cell office:value-type="float" office:value="0.03361879">
            <text:p>0.03361879</text:p>
          </table:table-cell>
          <table:table-cell office:value-type="percentage" office:value="0.999978268">
            <text:p>100.00%</text:p>
          </table:table-cell>
          <table:table-cell office:value-type="percentage" office:value="1">
            <text:p>100.00%</text:p>
          </table:table-cell>
          <table:table-cell office:value-type="float" office:value="92027">
            <text:p>92027</text:p>
          </table:table-cell>
          <table:table-cell office:value-type="float" office:value="92029">
            <text:p>92029</text:p>
          </table:table-cell>
          <table:table-cell office:value-type="float" office:value="92027">
            <text:p>92027</text:p>
          </table:table-cell>
          <table:table-cell office:value-type="string">
            <text:p>?b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parents&gt; <text:s/>?b <text:s/>?a <text:s/>&lt;ns:type.type.instance&gt; <text:s/>?e <text:s text:c="2"/>=&gt; ?a <text:s/>&lt;ns:type.type.instance&gt; <text:s/>?b</text:p>
          </table:table-cell>
          <table:table-cell office:value-type="float" office:value="0.010904899">
            <text:p>0.010904899</text:p>
          </table:table-cell>
          <table:table-cell office:value-type="float" office:value="0.046477858">
            <text:p>0.046477858</text:p>
          </table:table-cell>
          <table:table-cell office:value-type="percentage" office:value="0.999937124">
            <text:p>99.99%</text:p>
          </table:table-cell>
          <table:table-cell office:value-type="percentage" office:value="1">
            <text:p>100.00%</text:p>
          </table:table-cell>
          <table:table-cell office:value-type="float" office:value="127227">
            <text:p>127227</text:p>
          </table:table-cell>
          <table:table-cell office:value-type="float" office:value="127235">
            <text:p>127235</text:p>
          </table:table-cell>
          <table:table-cell office:value-type="float" office:value="127227">
            <text:p>127227</text:p>
          </table:table-cell>
          <table:table-cell office:value-type="string">
            <text:p>?b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children&gt; <text:s/>?b <text:s/>?a <text:s/>&lt;ns:type.type.instance&gt; <text:s/>?e <text:s text:c="2"/>=&gt; ?a <text:s/>&lt;ns:type.type.instance&gt; <text:s/>?b</text:p>
          </table:table-cell>
          <table:table-cell office:value-type="float" office:value="0.011847561">
            <text:p>0.011847561</text:p>
          </table:table-cell>
          <table:table-cell office:value-type="float" office:value="0.050495586">
            <text:p>0.050495586</text:p>
          </table:table-cell>
          <table:table-cell office:value-type="percentage" office:value="0.999942127">
            <text:p>99.99%</text:p>
          </table:table-cell>
          <table:table-cell office:value-type="percentage" office:value="1">
            <text:p>100.00%</text:p>
          </table:table-cell>
          <table:table-cell office:value-type="float" office:value="138225">
            <text:p>138225</text:p>
          </table:table-cell>
          <table:table-cell office:value-type="float" office:value="138233">
            <text:p>138233</text:p>
          </table:table-cell>
          <table:table-cell office:value-type="float" office:value="138225">
            <text:p>138225</text:p>
          </table:table-cell>
          <table:table-cell office:value-type="string">
            <text:p>?b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pouse_s..people.marriage.spouse&gt; <text:s/>?b <text:s/>?a <text:s/>&lt;ns:type.type.instance&gt; <text:s/>?e <text:s text:c="2"/>=&gt; ?a <text:s/>&lt;ns:type.type.instance&gt; <text:s/>?b</text:p>
          </table:table-cell>
          <table:table-cell office:value-type="float" office:value="0.017030489">
            <text:p>0.017030489</text:p>
          </table:table-cell>
          <table:table-cell office:value-type="float" office:value="0.072585783">
            <text:p>0.072585783</text:p>
          </table:table-cell>
          <table:table-cell office:value-type="percentage" office:value="0.999939609">
            <text:p>99.99%</text:p>
          </table:table-cell>
          <table:table-cell office:value-type="percentage" office:value="1">
            <text:p>100.00%</text:p>
          </table:table-cell>
          <table:table-cell office:value-type="float" office:value="198694">
            <text:p>198694</text:p>
          </table:table-cell>
          <table:table-cell office:value-type="float" office:value="198706">
            <text:p>198706</text:p>
          </table:table-cell>
          <table:table-cell office:value-type="float" office:value="198694">
            <text:p>198694</text:p>
          </table:table-cell>
          <table:table-cell office:value-type="string">
            <text:p>?b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children&gt; <text:s/>?f <text:s/>?f <text:s/>&lt;ns:people.person.gender&gt; <text:s/>?b <text:s text:c="2"/>=&gt; ?a <text:s/>&lt;ns:people.person.gender&gt; <text:s/>?b</text:p>
          </table:table-cell>
          <table:table-cell office:value-type="float" office:value="0.00691157">
            <text:p>0.00691157</text:p>
          </table:table-cell>
          <table:table-cell office:value-type="float" office:value="0.045400163">
            <text:p>0.045400163</text:p>
          </table:table-cell>
          <table:table-cell office:value-type="percentage" office:value="0.530126422">
            <text:p>53.01%</text:p>
          </table:table-cell>
          <table:table-cell office:value-type="percentage" office:value="0.5476011">
            <text:p>54.76%</text:p>
          </table:table-cell>
          <table:table-cell office:value-type="float" office:value="80637">
            <text:p>80637</text:p>
          </table:table-cell>
          <table:table-cell office:value-type="float" office:value="152109">
            <text:p>152109</text:p>
          </table:table-cell>
          <table:table-cell office:value-type="float" office:value="147255">
            <text:p>14725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sibling_s..people.sibling_relationship.sibling&gt; <text:s/>?f <text:s/>?f <text:s/>&lt;ns:people.person.gender&gt; <text:s/>?b <text:s text:c="2"/>=&gt; ?a <text:s/>&lt;ns:people.person.gender&gt; <text:s/>?b</text:p>
          </table:table-cell>
          <table:table-cell office:value-type="float" office:value="0.005566575">
            <text:p>0.005566575</text:p>
          </table:table-cell>
          <table:table-cell office:value-type="float" office:value="0.036565269">
            <text:p>0.036565269</text:p>
          </table:table-cell>
          <table:table-cell office:value-type="percentage" office:value="0.572081674">
            <text:p>57.21%</text:p>
          </table:table-cell>
          <table:table-cell office:value-type="percentage" office:value="0.585295735">
            <text:p>58.53%</text:p>
          </table:table-cell>
          <table:table-cell office:value-type="float" office:value="64945">
            <text:p>64945</text:p>
          </table:table-cell>
          <table:table-cell office:value-type="float" office:value="113524">
            <text:p>113524</text:p>
          </table:table-cell>
          <table:table-cell office:value-type="float" office:value="110961">
            <text:p>110961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a <text:s/>&lt;ns:people.person.parents&gt; <text:s/>?f <text:s/>?f <text:s/>&lt;ns:people.person.gender&gt; <text:s/>?b <text:s text:c="2"/>=&gt; ?a <text:s/>&lt;ns:people.person.gender&gt; <text:s/>?b</text:p>
          </table:table-cell>
          <table:table-cell office:value-type="float" office:value="0.009437336">
            <text:p>0.009437336</text:p>
          </table:table-cell>
          <table:table-cell office:value-type="float" office:value="0.061991207">
            <text:p>0.061991207</text:p>
          </table:table-cell>
          <table:table-cell office:value-type="percentage" office:value="0.530424561">
            <text:p>53.04%</text:p>
          </table:table-cell>
          <table:table-cell office:value-type="percentage" office:value="0.545047275">
            <text:p>54.50%</text:p>
          </table:table-cell>
          <table:table-cell office:value-type="float" office:value="110105">
            <text:p>110105</text:p>
          </table:table-cell>
          <table:table-cell office:value-type="float" office:value="207579">
            <text:p>207579</text:p>
          </table:table-cell>
          <table:table-cell office:value-type="float" office:value="202010">
            <text:p>202010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?e <text:s/>&lt;ns:people.person.sibling_s..people.sibling_relationship.sibling&gt; <text:s/>?a <text:s/>?e <text:s/>&lt;ns:people.person.gender&gt; <text:s/>?b <text:s text:c="2"/>=&gt; ?a <text:s/>&lt;ns:people.person.gender&gt; <text:s/>?b</text:p>
          </table:table-cell>
          <table:table-cell office:value-type="float" office:value="0.005566575">
            <text:p>0.005566575</text:p>
          </table:table-cell>
          <table:table-cell office:value-type="float" office:value="0.036565269">
            <text:p>0.036565269</text:p>
          </table:table-cell>
          <table:table-cell office:value-type="percentage" office:value="0.572081674">
            <text:p>57.21%</text:p>
          </table:table-cell>
          <table:table-cell office:value-type="percentage" office:value="0.585295735">
            <text:p>58.53%</text:p>
          </table:table-cell>
          <table:table-cell office:value-type="float" office:value="64945">
            <text:p>64945</text:p>
          </table:table-cell>
          <table:table-cell office:value-type="float" office:value="113524">
            <text:p>113524</text:p>
          </table:table-cell>
          <table:table-cell office:value-type="float" office:value="110961">
            <text:p>110961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1.6890569938501435E-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594110671198596">
            <text:p>0.5941106712</text:p>
          </table:table-cell>
          <table:table-cell table:style-name="ce10" table:formula="of:=1/[.L220]" office:value-type="float" office:value="1">
            <text:p>1.00</text:p>
          </table:table-cell>
          <table:table-cell table:style-name="ce10" table:formula="of:=1/[.M220]" office:value-type="float" office:value="592046.333333333">
            <text:p>592046.33</text:p>
          </table:table-cell>
          <table:table-cell table:style-name="ce10" table:formula="of:=1/[.N220]" office:value-type="float" office:value="1">
            <text:p>1.00</text:p>
          </table:table-cell>
          <table:table-cell table:style-name="ce10" table:formula="of:=1/[.O220]" office:value-type="float" office:value="1.6831880800635">
            <text:p>1.68</text:p>
          </table:table-cell>
          <table:table-cell table:number-columns-repeated="1005"/>
        </table:table-row>
        <table:table-row table:style-name="ro1">
          <table:table-cell office:value-type="string">
            <text:p>?e <text:s/>&lt;ns:people.person.parents&gt; <text:s/>?a <text:s/>?e <text:s/>&lt;ns:people.person.gender&gt; <text:s/>?b <text:s text:c="2"/>=&gt; ?a <text:s/>&lt;ns:people.person.gender&gt; <text:s/>?b</text:p>
          </table:table-cell>
          <table:table-cell office:value-type="float" office:value="0.00691157">
            <text:p>0.00691157</text:p>
          </table:table-cell>
          <table:table-cell office:value-type="float" office:value="0.045400163">
            <text:p>0.045400163</text:p>
          </table:table-cell>
          <table:table-cell office:value-type="percentage" office:value="0.530126422">
            <text:p>53.01%</text:p>
          </table:table-cell>
          <table:table-cell office:value-type="percentage" office:value="0.5476011">
            <text:p>54.76%</text:p>
          </table:table-cell>
          <table:table-cell office:value-type="float" office:value="80637">
            <text:p>80637</text:p>
          </table:table-cell>
          <table:table-cell office:value-type="float" office:value="152109">
            <text:p>152109</text:p>
          </table:table-cell>
          <table:table-cell office:value-type="float" office:value="147255">
            <text:p>147255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1.6890569938501435E-6</text:p>
          </table:table-cell>
          <table:table-cell table:style-name="ce5" table:formula="of:=[.L221]" office:value-type="float" office:value="1">
            <text:p>1</text:p>
          </table:table-cell>
          <table:table-cell table:style-name="ce5" office:value-type="float" office:value="0.64542636238001">
            <text:p>0.6454263624</text:p>
          </table:table-cell>
          <table:table-cell table:style-name="ce10" table:formula="of:=1/[.L221]" office:value-type="float" office:value="1">
            <text:p>1.00</text:p>
          </table:table-cell>
          <table:table-cell table:style-name="ce10" table:formula="of:=1/[.M221]" office:value-type="float" office:value="592046.333333333">
            <text:p>592046.33</text:p>
          </table:table-cell>
          <table:table-cell table:style-name="ce10" table:formula="of:=1/[.N221]" office:value-type="float" office:value="1">
            <text:p>1.00</text:p>
          </table:table-cell>
          <table:table-cell table:style-name="ce10" table:formula="of:=1/[.O221]" office:value-type="float" office:value="1.54936342592593">
            <text:p>1.55</text:p>
          </table:table-cell>
          <table:table-cell table:number-columns-repeated="1005"/>
        </table:table-row>
        <table:table-row table:style-name="ro1">
          <table:table-cell office:value-type="string">
            <text:p>?e <text:s/>&lt;ns:people.person.children&gt; <text:s/>?a <text:s/>?e <text:s/>&lt;ns:people.person.gender&gt; <text:s/>?b <text:s text:c="2"/>=&gt; ?a <text:s/>&lt;ns:people.person.gender&gt; <text:s/>?b</text:p>
          </table:table-cell>
          <table:table-cell office:value-type="float" office:value="0.009437336">
            <text:p>0.009437336</text:p>
          </table:table-cell>
          <table:table-cell office:value-type="float" office:value="0.061991207">
            <text:p>0.061991207</text:p>
          </table:table-cell>
          <table:table-cell office:value-type="percentage" office:value="0.530424561">
            <text:p>53.04%</text:p>
          </table:table-cell>
          <table:table-cell office:value-type="percentage" office:value="0.545047275">
            <text:p>54.50%</text:p>
          </table:table-cell>
          <table:table-cell office:value-type="float" office:value="110105">
            <text:p>110105</text:p>
          </table:table-cell>
          <table:table-cell office:value-type="float" office:value="207579">
            <text:p>207579</text:p>
          </table:table-cell>
          <table:table-cell office:value-type="float" office:value="202010">
            <text:p>202010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table:style-name="ce10" table:number-columns-repeated="4"/>
          <table:table-cell table:number-columns-repeated="1005"/>
        </table:table-row>
        <table:table-row table:style-name="ro1">
          <table:table-cell office:value-type="string">
            <text:p>?e <text:s/>&lt;ns:people.person.place_of_birth&gt; <text:s/>?b <text:s/>?a <text:s/>&lt;ns:people.person.sibling_s..people.sibling_relationship.sibling&gt; <text:s/>?e <text:s text:c="2"/>=&gt; ?a <text:s/>&lt;ns:people.person.places_lived..people.place_lived.location&gt; <text:s/>?b</text:p>
          </table:table-cell>
          <table:table-cell office:value-type="float" office:value="0.00026665">
            <text:p>0.00026665</text:p>
          </table:table-cell>
          <table:table-cell office:value-type="float" office:value="0.016641525">
            <text:p>0.016641525</text:p>
          </table:table-cell>
          <table:table-cell office:value-type="percentage" office:value="0.049721108">
            <text:p>4.97%</text:p>
          </table:table-cell>
          <table:table-cell office:value-type="percentage" office:value="0.398386477">
            <text:p>39.84%</text:p>
          </table:table-cell>
          <table:table-cell office:value-type="float" office:value="3111">
            <text:p>3111</text:p>
          </table:table-cell>
          <table:table-cell office:value-type="float" office:value="62569">
            <text:p>62569</text:p>
          </table:table-cell>
          <table:table-cell office:value-type="float" office:value="7809">
            <text:p>780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table:style-name="ce10" table:number-columns-repeated="4"/>
          <table:table-cell table:number-columns-repeated="1005"/>
        </table:table-row>
        <table:table-row table:style-name="ro1">
          <table:table-cell office:value-type="string">
            <text:p>?e <text:s/>&lt;ns:people.person.place_of_birth&gt; <text:s/>?b <text:s/>?a <text:s/>&lt;ns:people.person.children&gt; <text:s/>?e <text:s text:c="2"/>=&gt; ?a <text:s/>&lt;ns:people.person.places_lived..people.place_lived.location&gt; <text:s/>?b</text:p>
          </table:table-cell>
          <table:table-cell office:value-type="float" office:value="0.000178367">
            <text:p>0.000178367</text:p>
          </table:table-cell>
          <table:table-cell office:value-type="float" office:value="0.011131795">
            <text:p>0.011131795</text:p>
          </table:table-cell>
          <table:table-cell office:value-type="percentage" office:value="0.024609454">
            <text:p>2.46%</text:p>
          </table:table-cell>
          <table:table-cell office:value-type="percentage" office:value="0.22553376">
            <text:p>22.55%</text:p>
          </table:table-cell>
          <table:table-cell office:value-type="float" office:value="2081">
            <text:p>2081</text:p>
          </table:table-cell>
          <table:table-cell office:value-type="float" office:value="84561">
            <text:p>84561</text:p>
          </table:table-cell>
          <table:table-cell office:value-type="float" office:value="9227">
            <text:p>922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table:style-name="ce10" table:number-columns-repeated="4"/>
          <table:table-cell table:number-columns-repeated="1005"/>
        </table:table-row>
        <table:table-row table:style-name="ro1">
          <table:table-cell office:value-type="string">
            <text:p>?e <text:s/>&lt;ns:people.person.place_of_birth&gt; <text:s/>?b <text:s/>?e <text:s/>&lt;ns:people.person.parents&gt; <text:s/>?a <text:s text:c="2"/>=&gt; ?a <text:s/>&lt;ns:people.person.places_lived..people.place_lived.location&gt; <text:s/>?b</text:p>
          </table:table-cell>
          <table:table-cell office:value-type="float" office:value="0.000178367">
            <text:p>0.000178367</text:p>
          </table:table-cell>
          <table:table-cell office:value-type="float" office:value="0.011131795">
            <text:p>0.011131795</text:p>
          </table:table-cell>
          <table:table-cell office:value-type="percentage" office:value="0.024609454">
            <text:p>2.46%</text:p>
          </table:table-cell>
          <table:table-cell office:value-type="percentage" office:value="0.22553376">
            <text:p>22.55%</text:p>
          </table:table-cell>
          <table:table-cell office:value-type="float" office:value="2081">
            <text:p>2081</text:p>
          </table:table-cell>
          <table:table-cell office:value-type="float" office:value="84561">
            <text:p>84561</text:p>
          </table:table-cell>
          <table:table-cell office:value-type="float" office:value="9227">
            <text:p>9227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table:style-name="ce10" table:number-columns-repeated="4"/>
          <table:table-cell table:number-columns-repeated="1005"/>
        </table:table-row>
        <table:table-row table:style-name="ro1">
          <table:table-cell office:value-type="string">
            <text:p>?e <text:s/>&lt;ns:people.person.place_of_birth&gt; <text:s/>?b <text:s/>?e <text:s/>&lt;ns:people.person.sibling_s..people.sibling_relationship.sibling&gt; <text:s/>?a <text:s text:c="2"/>=&gt; ?a <text:s/>&lt;ns:people.person.places_lived..people.place_lived.location&gt; <text:s/>?b</text:p>
          </table:table-cell>
          <table:table-cell office:value-type="float" office:value="0.00026665">
            <text:p>0.00026665</text:p>
          </table:table-cell>
          <table:table-cell office:value-type="float" office:value="0.016641525">
            <text:p>0.016641525</text:p>
          </table:table-cell>
          <table:table-cell office:value-type="percentage" office:value="0.049721108">
            <text:p>4.97%</text:p>
          </table:table-cell>
          <table:table-cell office:value-type="percentage" office:value="0.398386477">
            <text:p>39.84%</text:p>
          </table:table-cell>
          <table:table-cell office:value-type="float" office:value="3111">
            <text:p>3111</text:p>
          </table:table-cell>
          <table:table-cell office:value-type="float" office:value="62569">
            <text:p>62569</text:p>
          </table:table-cell>
          <table:table-cell office:value-type="float" office:value="7809">
            <text:p>7809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table:style-name="ce10" table:number-columns-repeated="4"/>
          <table:table-cell table:number-columns-repeated="1005"/>
        </table:table-row>
        <table:table-row table:style-name="ro1">
          <table:table-cell office:value-type="string">
            <text:p>?a <text:s/>&lt;ns:people.person.nationality&gt; <text:s/>?f <text:s/>?b <text:s/>&lt;ns:people.person.place_of_birth&gt; <text:s/>?f <text:s text:c="2"/>=&gt; ?a <text:s/>&lt;ns:people.person.sibling_s..people.sibling_relationship.sibling&gt; <text:s/>?b</text:p>
          </table:table-cell>
          <table:table-cell office:value-type="float" office:value="0.000166367">
            <text:p>0.000166367</text:p>
          </table:table-cell>
          <table:table-cell office:value-type="float" office:value="0.011179716">
            <text:p>0.011179716</text:p>
          </table:table-cell>
          <table:table-cell office:value-type="percentage" office:value="0.000000372">
            <text:p>0.00%</text:p>
          </table:table-cell>
          <table:table-cell office:value-type="percentage" office:value="0.00000424">
            <text:p>0.00%</text:p>
          </table:table-cell>
          <table:table-cell office:value-type="float" office:value="1941">
            <text:p>1941</text:p>
          </table:table-cell>
          <table:table-cell office:value-type="float" office:value="5222468365">
            <text:p>5222468365</text:p>
          </table:table-cell>
          <table:table-cell office:value-type="float" office:value="457825393">
            <text:p>457825393</text:p>
          </table:table-cell>
          <table:table-cell office:value-type="string">
            <text:p>?a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0.530071766752295">
            <text:p>0.5300717668</text:p>
          </table:table-cell>
          <table:table-cell table:style-name="ce5" office:value-type="float" office:value="0.530071766752295">
            <text:p>0.5300717668</text:p>
          </table:table-cell>
          <table:table-cell table:style-name="ce5" office:value-type="float" office:value="0.0950732588197512">
            <text:p>0.0950732588</text:p>
          </table:table-cell>
          <table:table-cell table:style-name="ce6" office:value-type="string">
            <text:p>6.307427421966894E-4</text:p>
          </table:table-cell>
          <table:table-cell table:style-name="ce10" table:formula="of:=1/[.L227]" office:value-type="float" office:value="1.88653699880474">
            <text:p>1.89</text:p>
          </table:table-cell>
          <table:table-cell table:style-name="ce10" table:formula="of:=1/[.M227]" office:value-type="float" office:value="1.88653699880474">
            <text:p>1.89</text:p>
          </table:table-cell>
          <table:table-cell table:style-name="ce10" table:formula="of:=1/[.N227]" office:value-type="float" office:value="10.5182047235374">
            <text:p>10.52</text:p>
          </table:table-cell>
          <table:table-cell table:style-name="ce10" table:formula="of:=1/[.O227]" office:value-type="float" office:value="1585.43243243243">
            <text:p>1585.43</text:p>
          </table:table-cell>
          <table:table-cell office:value-type="string">
            <text:p>Functionality heuristic</text:p>
          </table:table-cell>
          <table:table-cell table:number-columns-repeated="1004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rules.A1:rules.K233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7" number:min-integer-digits="1"/>
    </number:number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10/26/2013</text:date>, <text:time>20:1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Galárraga</meta:initial-creator>
    <meta:creation-date>2013-08-19T19:39:25</meta:creation-date>
    <dc:date>2013-10-26T20:13:06</dc:date>
    <dc:creator>Luis Galárraga</dc:creator>
    <meta:editing-duration>PT487H15M56S</meta:editing-duration>
    <meta:editing-cycles>10</meta:editing-cycles>
    <meta:generator>OpenOffice.org/3.2$Unix OpenOffice.org_project/320m19$Build-9505</meta:generator>
    <meta:document-statistic meta:table-count="3" meta:cell-count="2891" meta:object-count="0"/>
  </office:meta>
</office:document-meta>
</file>